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0400000002F7D83E8F64929390.png" manifest:media-type="image/png"/>
  <manifest:file-entry manifest:full-path="Pictures/100000000000000200000006970F9C8A6EDD542D.png" manifest:media-type="image/png"/>
  <manifest:file-entry manifest:full-path="Pictures/100000000000059B00000002E028C558D624A06F.png" manifest:media-type="image/png"/>
  <manifest:file-entry manifest:full-path="Pictures/10000200000000E8000000D83998396CCCF8B17D.png" manifest:media-type="image/png"/>
  <manifest:file-entry manifest:full-path="Pictures/100000000000000600000002970F9C8A6EDD542D.png" manifest:media-type="image/png"/>
  <manifest:file-entry manifest:full-path="Pictures/10000200000000B1000000A65ECB3F2BDA2BFA8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Gautami" svg:font-family="Gautam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Gautami1" svg:font-family="Gautam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a1" style:family="table">
      <style:table-properties style:width="15.452cm" fo:margin-left="0.018cm" fo:margin-top="0cm" fo:margin-bottom="0cm" table:align="left" style:writing-mode="lr-tb"/>
    </style:style>
    <style:style style:name="Tabla1.A" style:family="table-column">
      <style:table-column-properties style:column-width="5.008cm"/>
    </style:style>
    <style:style style:name="Tabla1.B" style:family="table-column">
      <style:table-column-properties style:column-width="0.141cm"/>
    </style:style>
    <style:style style:name="Tabla1.C" style:family="table-column">
      <style:table-column-properties style:column-width="4.27cm"/>
    </style:style>
    <style:style style:name="Tabla1.D" style:family="table-column">
      <style:table-column-properties style:column-width="6.031cm"/>
    </style:style>
    <style:style style:name="Tabla1.1" style:family="table-row">
      <style:table-row-properties style:min-row-height="0.609cm" fo:keep-together="auto"/>
    </style:style>
    <style:style style:name="Tabla1.A1" style:family="table-cell">
      <style:table-cell-properties style:vertical-align="bottom" fo:padding="0cm" fo:border-left="1pt solid #000000" fo:border-right="none" fo:border-top="1pt solid #000000" fo:border-bottom="none"/>
    </style:style>
    <style:style style:name="Tabla1.B1" style:family="table-cell">
      <style:table-cell-properties style:vertical-align="bottom" fo:padding="0cm" fo:border-left="none" fo:border-right="none" fo:border-top="1pt solid #000000" fo:border-bottom="none"/>
    </style:style>
    <style:style style:name="Tabla1.D1" style:family="table-cell">
      <style:table-cell-properties style:vertical-align="bottom" fo:padding="0cm" fo:border-left="none" fo:border-right="1pt solid #000000" fo:border-top="1pt solid #000000" fo:border-bottom="none"/>
    </style:style>
    <style:style style:name="Tabla1.2" style:family="table-row">
      <style:table-row-properties style:min-row-height="0.547cm" fo:keep-together="auto"/>
    </style:style>
    <style:style style:name="Tabla1.A2" style:family="table-cell">
      <style:table-cell-properties style:vertical-align="bottom" fo:padding="0cm" fo:border-left="1pt solid #000000" fo:border-right="none" fo:border-top="none" fo:border-bottom="1pt solid #000000"/>
    </style:style>
    <style:style style:name="Tabla1.B2" style:family="table-cell">
      <style:table-cell-properties style:vertical-align="bottom" fo:padding="0cm" fo:border-left="none" fo:border-right="none" fo:border-top="none" fo:border-bottom="1pt solid #000000"/>
    </style:style>
    <style:style style:name="Tabla1.C2" style:family="table-cell">
      <style:table-cell-properties style:vertical-align="bottom" fo:padding="0cm" fo:border-left="none" fo:border-right="1pt solid #000000" fo:border-top="none" fo:border-bottom="1pt solid #000000"/>
    </style:style>
    <style:style style:name="Tabla1.3" style:family="table-row">
      <style:table-row-properties style:min-row-height="0.503cm" fo:keep-together="auto"/>
    </style:style>
    <style:style style:name="Tabla1.A3" style:family="table-cell">
      <style:table-cell-properties style:vertical-align="bottom" fo:padding="0cm" fo:border-left="1pt solid #000000" fo:border-right="1pt solid #000000" fo:border-top="none" fo:border-bottom="1pt solid #000000"/>
    </style:style>
    <style:style style:name="Tabla1.4" style:family="table-row">
      <style:table-row-properties style:min-row-height="0.441cm" fo:keep-together="auto"/>
    </style:style>
    <style:style style:name="Tabla1.A4" style:family="table-cell">
      <style:table-cell-properties style:vertical-align="bottom" fo:padding="0cm" fo:border-left="1pt solid #000000" fo:border-right="1pt solid #000000" fo:border-top="none" fo:border-bottom="none"/>
    </style:style>
    <style:style style:name="Tabla1.B4" style:family="table-cell">
      <style:table-cell-properties style:vertical-align="bottom" fo:padding="0cm" fo:border="none"/>
    </style:style>
    <style:style style:name="Tabla1.C4" style:family="table-cell">
      <style:table-cell-properties style:vertical-align="bottom" fo:padding="0cm" fo:border-left="none" fo:border-right="1pt solid #000000" fo:border-top="none" fo:border-bottom="none"/>
    </style:style>
    <style:style style:name="Tabla1.5" style:family="table-row">
      <style:table-row-properties style:min-row-height="0.035cm" fo:keep-together="auto"/>
    </style:style>
    <style:style style:name="Tabla1.C5" style:family="table-cell">
      <style:table-cell-properties style:vertical-align="bottom" fo:padding="0cm" fo:border-left="none" fo:border-right="none" fo:border-top="1pt solid #1155cc" fo:border-bottom="1pt solid #000000"/>
    </style:style>
    <style:style style:name="Tabla1.6" style:family="table-row">
      <style:table-row-properties style:min-row-height="0.476cm" fo:keep-together="auto"/>
    </style:style>
    <style:style style:name="Tabla1.7" style:family="table-row">
      <style:table-row-properties style:min-row-height="0.494cm" fo:keep-together="auto"/>
    </style:style>
    <style:style style:name="Tabla1.8" style:family="table-row">
      <style:table-row-properties style:min-row-height="0.512cm" fo:keep-together="auto"/>
    </style:style>
    <style:style style:name="Tabla2" style:family="table">
      <style:table-properties style:width="16.193cm" fo:margin-left="-0.199cm" fo:margin-top="0cm" fo:margin-bottom="0cm" table:align="left" style:writing-mode="lr-tb"/>
    </style:style>
    <style:style style:name="Tabla2.A" style:family="table-column">
      <style:table-column-properties style:column-width="16.193cm"/>
    </style:style>
    <style:style style:name="Tabla2.1" style:family="table-row">
      <style:table-row-properties fo:keep-together="auto"/>
    </style:style>
    <style:style style:name="Tabla2.A1" style:family="table-cell">
      <style:table-cell-properties fo:background-color="#bfbfbf" fo:padding-left="0.199cm" fo:padding-right="0.191cm" fo:padding-top="0cm" fo:padding-bottom="0cm" fo:border="0.5pt solid #000000">
        <style:background-image/>
      </style:table-cell-properties>
    </style:style>
    <style:style style:name="Tabla2.A2" style:family="table-cell">
      <style:table-cell-properties fo:padding-left="0.199cm" fo:padding-right="0.191cm" fo:padding-top="0cm" fo:padding-bottom="0cm" fo:border="0.5pt solid #000000"/>
    </style:style>
    <style:style style:name="Tabla3" style:family="table">
      <style:table-properties style:width="16.193cm" fo:margin-left="-0.199cm" fo:margin-top="0cm" fo:margin-bottom="0cm" table:align="left" style:writing-mode="lr-tb"/>
    </style:style>
    <style:style style:name="Tabla3.A" style:family="table-column">
      <style:table-column-properties style:column-width="12.19cm"/>
    </style:style>
    <style:style style:name="Tabla3.B" style:family="table-column">
      <style:table-column-properties style:column-width="4.001cm"/>
    </style:style>
    <style:style style:name="Tabla3.1" style:family="table-row">
      <style:table-row-properties fo:keep-together="auto"/>
    </style:style>
    <style:style style:name="Tabla3.A1" style:family="table-cell">
      <style:table-cell-properties fo:background-color="#bfbfbf" fo:padding-left="0.199cm" fo:padding-right="0.191cm" fo:padding-top="0cm" fo:padding-bottom="0cm" fo:border="0.5pt solid #000000">
        <style:background-image/>
      </style:table-cell-properties>
    </style:style>
    <style:style style:name="Tabla3.A2" style:family="table-cell">
      <style:table-cell-properties fo:padding-left="0.199cm" fo:padding-right="0.191cm" fo:padding-top="0cm" fo:padding-bottom="0cm" fo:border="0.5pt solid #000000"/>
    </style:style>
    <style:style style:name="Tabla3.B2" style:family="table-cell">
      <style:table-cell-properties fo:padding-left="0.199cm" fo:padding-right="0.191cm" fo:padding-top="0cm" fo:padding-bottom="0cm" fo:border="0.5pt solid #000000"/>
    </style:style>
    <style:style style:name="Tabla3.A3" style:family="table-cell">
      <style:table-cell-properties fo:padding-left="0.199cm" fo:padding-right="0.191cm" fo:padding-top="0cm" fo:padding-bottom="0cm" fo:border="0.5pt solid #000000"/>
    </style:style>
    <style:style style:name="Tabla3.B3" style:family="table-cell">
      <style:table-cell-properties fo:padding-left="0.199cm" fo:padding-right="0.191cm" fo:padding-top="0cm" fo:padding-bottom="0cm" fo:border="0.5pt solid #000000"/>
    </style:style>
    <style:style style:name="Tabla4" style:family="table">
      <style:table-properties style:width="16.193cm" fo:margin-left="-0.199cm" fo:margin-top="0cm" fo:margin-bottom="0cm" table:align="left" style:writing-mode="lr-tb"/>
    </style:style>
    <style:style style:name="Tabla4.A" style:family="table-column">
      <style:table-column-properties style:column-width="12.19cm"/>
    </style:style>
    <style:style style:name="Tabla4.B" style:family="table-column">
      <style:table-column-properties style:column-width="4.001cm"/>
    </style:style>
    <style:style style:name="Tabla4.1" style:family="table-row">
      <style:table-row-properties fo:keep-together="auto"/>
    </style:style>
    <style:style style:name="Tabla4.A1" style:family="table-cell">
      <style:table-cell-properties fo:background-color="#bfbfbf" fo:padding-left="0.199cm" fo:padding-right="0.191cm" fo:padding-top="0cm" fo:padding-bottom="0cm" fo:border="0.5pt solid #000000">
        <style:background-image/>
      </style:table-cell-properties>
    </style:style>
    <style:style style:name="Tabla4.A2" style:family="table-cell">
      <style:table-cell-properties fo:padding-left="0.199cm" fo:padding-right="0.191cm" fo:padding-top="0cm" fo:padding-bottom="0cm" fo:border="0.5pt solid #000000"/>
    </style:style>
    <style:style style:name="Tabla4.B2" style:family="table-cell">
      <style:table-cell-properties fo:padding-left="0.199cm" fo:padding-right="0.191cm" fo:padding-top="0cm" fo:padding-bottom="0cm" fo:border="0.5pt solid #000000"/>
    </style:style>
    <style:style style:name="Tabla4.A3" style:family="table-cell">
      <style:table-cell-properties fo:padding-left="0.199cm" fo:padding-right="0.191cm" fo:padding-top="0cm" fo:padding-bottom="0cm" fo:border="0.5pt solid #000000"/>
    </style:style>
    <style:style style:name="Tabla4.B3" style:family="table-cell">
      <style:table-cell-properties fo:padding-left="0.199cm" fo:padding-right="0.191cm" fo:padding-top="0cm" fo:padding-bottom="0cm" fo:border="0.5pt solid #000000"/>
    </style:style>
    <style:style style:name="Tabla4.A4" style:family="table-cell">
      <style:table-cell-properties fo:padding-left="0.199cm" fo:padding-right="0.191cm" fo:padding-top="0cm" fo:padding-bottom="0cm" fo:border="0.5pt solid #000000"/>
    </style:style>
    <style:style style:name="Tabla4.B4" style:family="table-cell">
      <style:table-cell-properties fo:padding-left="0.199cm" fo:padding-right="0.191cm" fo:padding-top="0cm" fo:padding-bottom="0cm" fo:border="0.5pt solid #000000"/>
    </style:style>
    <style:style style:name="Tabla4.A5" style:family="table-cell">
      <style:table-cell-properties fo:padding-left="0.199cm" fo:padding-right="0.191cm" fo:padding-top="0cm" fo:padding-bottom="0cm" fo:border="0.5pt solid #000000"/>
    </style:style>
    <style:style style:name="Tabla4.B5" style:family="table-cell">
      <style:table-cell-properties fo:padding-left="0.199cm" fo:padding-right="0.191cm" fo:padding-top="0cm" fo:padding-bottom="0cm" fo:border="0.5pt solid #000000"/>
    </style:style>
    <style:style style:name="Tabla4.A6" style:family="table-cell">
      <style:table-cell-properties fo:padding-left="0.199cm" fo:padding-right="0.191cm" fo:padding-top="0cm" fo:padding-bottom="0cm" fo:border="0.5pt solid #000000"/>
    </style:style>
    <style:style style:name="Tabla4.B6" style:family="table-cell">
      <style:table-cell-properties fo:padding-left="0.199cm" fo:padding-right="0.191cm" fo:padding-top="0cm" fo:padding-bottom="0cm" fo:border="0.5pt solid #000000"/>
    </style:style>
    <style:style style:name="Tabla5" style:family="table">
      <style:table-properties style:width="16.193cm" fo:margin-left="-0.199cm" fo:margin-top="0cm" fo:margin-bottom="0cm" table:align="left" style:writing-mode="lr-tb"/>
    </style:style>
    <style:style style:name="Tabla5.A" style:family="table-column">
      <style:table-column-properties style:column-width="12.19cm"/>
    </style:style>
    <style:style style:name="Tabla5.B" style:family="table-column">
      <style:table-column-properties style:column-width="4.001cm"/>
    </style:style>
    <style:style style:name="Tabla5.1" style:family="table-row">
      <style:table-row-properties style:min-row-height="0.672cm" fo:keep-together="auto"/>
    </style:style>
    <style:style style:name="Tabla5.A1" style:family="table-cell">
      <style:table-cell-properties style:vertical-align="bottom" fo:background-color="#bfbfbf" fo:padding-left="0.199cm" fo:padding-right="0.191cm" fo:padding-top="0cm" fo:padding-bottom="0cm" fo:border="0.5pt solid #000000">
        <style:background-image/>
      </style:table-cell-properties>
    </style:style>
    <style:style style:name="Tabla5.2" style:family="table-row">
      <style:table-row-properties fo:keep-together="auto"/>
    </style:style>
    <style:style style:name="Tabla5.A2" style:family="table-cell">
      <style:table-cell-properties fo:padding-left="0.199cm" fo:padding-right="0.191cm" fo:padding-top="0cm" fo:padding-bottom="0cm" fo:border="0.5pt solid #000000"/>
    </style:style>
    <style:style style:name="Tabla5.B2" style:family="table-cell">
      <style:table-cell-properties fo:padding-left="0.199cm" fo:padding-right="0.191cm" fo:padding-top="0cm" fo:padding-bottom="0cm" fo:border="0.5pt solid #000000"/>
    </style:style>
    <style:style style:name="Tabla5.3" style:family="table-row">
      <style:table-row-properties fo:keep-together="auto"/>
    </style:style>
    <style:style style:name="Tabla5.A3" style:family="table-cell">
      <style:table-cell-properties fo:padding-left="0.199cm" fo:padding-right="0.191cm" fo:padding-top="0cm" fo:padding-bottom="0cm" fo:border="0.5pt solid #000000"/>
    </style:style>
    <style:style style:name="Tabla5.B3" style:family="table-cell">
      <style:table-cell-properties fo:padding-left="0.199cm" fo:padding-right="0.191cm" fo:padding-top="0cm" fo:padding-bottom="0cm" fo:border="0.5pt solid #000000"/>
    </style:style>
    <style:style style:name="Tabla5.4" style:family="table-row">
      <style:table-row-properties fo:keep-together="auto"/>
    </style:style>
    <style:style style:name="Tabla5.A4" style:family="table-cell">
      <style:table-cell-properties fo:padding-left="0.199cm" fo:padding-right="0.191cm" fo:padding-top="0cm" fo:padding-bottom="0cm" fo:border="0.5pt solid #000000"/>
    </style:style>
    <style:style style:name="Tabla5.B4" style:family="table-cell">
      <style:table-cell-properties fo:padding-left="0.199cm" fo:padding-right="0.191cm" fo:padding-top="0cm" fo:padding-bottom="0cm" fo:border="0.5pt solid #000000"/>
    </style:style>
    <style:style style:name="Tabla5.5" style:family="table-row">
      <style:table-row-properties fo:keep-together="auto"/>
    </style:style>
    <style:style style:name="Tabla5.A5" style:family="table-cell">
      <style:table-cell-properties fo:padding-left="0.199cm" fo:padding-right="0.191cm" fo:padding-top="0cm" fo:padding-bottom="0cm" fo:border="0.5pt solid #000000"/>
    </style:style>
    <style:style style:name="Tabla5.B5" style:family="table-cell">
      <style:table-cell-properties fo:padding-left="0.199cm" fo:padding-right="0.191cm" fo:padding-top="0cm" fo:padding-bottom="0cm" fo:border="0.5pt solid #000000"/>
    </style:style>
    <style:style style:name="Tabla5.6" style:family="table-row">
      <style:table-row-properties fo:keep-together="auto"/>
    </style:style>
    <style:style style:name="Tabla5.A6" style:family="table-cell">
      <style:table-cell-properties fo:padding-left="0.199cm" fo:padding-right="0.191cm" fo:padding-top="0cm" fo:padding-bottom="0cm" fo:border="0.5pt solid #000000"/>
    </style:style>
    <style:style style:name="Tabla5.B6" style:family="table-cell">
      <style:table-cell-properties fo:padding-left="0.199cm" fo:padding-right="0.191cm" fo:padding-top="0cm" fo:padding-bottom="0cm" fo:border="0.5pt solid #000000"/>
    </style:style>
    <style:style style:name="Tabla5.7" style:family="table-row">
      <style:table-row-properties fo:keep-together="auto"/>
    </style:style>
    <style:style style:name="Tabla5.A7" style:family="table-cell">
      <style:table-cell-properties fo:padding-left="0.199cm" fo:padding-right="0.191cm" fo:padding-top="0cm" fo:padding-bottom="0cm" fo:border="0.5pt solid #000000"/>
    </style:style>
    <style:style style:name="Tabla5.B7" style:family="table-cell">
      <style:table-cell-properties fo:padding-left="0.199cm" fo:padding-right="0.191cm" fo:padding-top="0cm" fo:padding-bottom="0cm" fo:border="0.5pt solid #000000"/>
    </style:style>
    <style:style style:name="Tabla5.8" style:family="table-row">
      <style:table-row-properties fo:keep-together="auto"/>
    </style:style>
    <style:style style:name="Tabla5.A8" style:family="table-cell">
      <style:table-cell-properties fo:padding-left="0.199cm" fo:padding-right="0.191cm" fo:padding-top="0cm" fo:padding-bottom="0cm" fo:border="0.5pt solid #000000"/>
    </style:style>
    <style:style style:name="Tabla5.B8" style:family="table-cell">
      <style:table-cell-properties fo:padding-left="0.199cm" fo:padding-right="0.191cm" fo:padding-top="0cm" fo:padding-bottom="0cm" fo:border="0.5pt solid #000000"/>
    </style:style>
    <style:style style:name="Tabla6" style:family="table">
      <style:table-properties style:width="15.046cm" fo:margin-left="0.3cm" fo:margin-top="0cm" fo:margin-bottom="0cm" table:align="left" style:writing-mode="lr-tb"/>
    </style:style>
    <style:style style:name="Tabla6.A" style:family="table-column">
      <style:table-column-properties style:column-width="7.655cm"/>
    </style:style>
    <style:style style:name="Tabla6.B" style:family="table-column">
      <style:table-column-properties style:column-width="7.338cm"/>
    </style:style>
    <style:style style:name="Tabla6.C" style:family="table-column">
      <style:table-column-properties style:column-width="0.053cm"/>
    </style:style>
    <style:style style:name="Tabla6.1" style:family="table-row">
      <style:table-row-properties style:min-row-height="0.529cm" fo:keep-together="auto"/>
    </style:style>
    <style:style style:name="Tabla6.A1" style:family="table-cell">
      <style:table-cell-properties style:vertical-align="bottom" fo:background-color="#d9d9d9" fo:padding="0cm" fo:border="1pt solid #000000">
        <style:background-image/>
      </style:table-cell-properties>
    </style:style>
    <style:style style:name="Tabla6.B1" style:family="table-cell">
      <style:table-cell-properties style:vertical-align="bottom" fo:background-color="#d9d9d9" fo:padding="0cm" fo:border-left="none" fo:border-right="1pt solid #000000" fo:border-top="1pt solid #000000" fo:border-bottom="1pt solid #000000">
        <style:background-image/>
      </style:table-cell-properties>
    </style:style>
    <style:style style:name="Tabla6.C1" style:family="table-cell">
      <style:table-cell-properties style:vertical-align="bottom" fo:padding="0cm" fo:border="none"/>
    </style:style>
    <style:style style:name="Tabla6.2" style:family="table-row">
      <style:table-row-properties style:min-row-height="0.52cm" fo:keep-together="auto"/>
    </style:style>
    <style:style style:name="Tabla6.A2" style:family="table-cell">
      <style:table-cell-properties style:vertical-align="bottom" fo:padding="0cm" fo:border-left="1pt solid #000000" fo:border-right="1pt solid #000000" fo:border-top="none" fo:border-bottom="none"/>
    </style:style>
    <style:style style:name="Tabla6.B2" style:family="table-cell">
      <style:table-cell-properties style:vertical-align="bottom" fo:padding="0cm" fo:border-left="none" fo:border-right="1pt solid #000000" fo:border-top="none" fo:border-bottom="none"/>
    </style:style>
    <style:style style:name="Tabla6.C2" style:family="table-cell">
      <style:table-cell-properties style:vertical-align="bottom" fo:padding="0cm" fo:border="none"/>
    </style:style>
    <style:style style:name="Tabla6.3" style:family="table-row">
      <style:table-row-properties style:min-row-height="0.238cm" fo:keep-together="auto"/>
    </style:style>
    <style:style style:name="Tabla6.A3" style:family="table-cell">
      <style:table-cell-properties style:vertical-align="bottom" fo:padding="0cm" fo:border-left="1pt solid #000000" fo:border-right="1pt solid #000000" fo:border-top="none" fo:border-bottom="none"/>
    </style:style>
    <style:style style:name="Tabla6.B3" style:family="table-cell">
      <style:table-cell-properties style:vertical-align="bottom" fo:padding="0cm" fo:border-left="none" fo:border-right="1pt solid #000000" fo:border-top="none" fo:border-bottom="none"/>
    </style:style>
    <style:style style:name="Tabla6.C3" style:family="table-cell">
      <style:table-cell-properties style:vertical-align="bottom" fo:padding="0cm" fo:border="none"/>
    </style:style>
    <style:style style:name="Tabla6.A4" style:family="table-cell">
      <style:table-cell-properties style:vertical-align="bottom" fo:padding="0cm" fo:border-left="1pt solid #000000" fo:border-right="1pt solid #000000" fo:border-top="none" fo:border-bottom="1pt solid #000000"/>
    </style:style>
    <style:style style:name="Tabla6.B4" style:family="table-cell">
      <style:table-cell-properties style:vertical-align="bottom" fo:padding="0cm" fo:border-left="none" fo:border-right="1pt solid #000000" fo:border-top="none" fo:border-bottom="1pt solid #000000"/>
    </style:style>
    <style:style style:name="Tabla6.C4" style:family="table-cell">
      <style:table-cell-properties style:vertical-align="bottom" fo:padding="0cm" fo:border="none"/>
    </style:style>
    <style:style style:name="Tabla6.A5" style:family="table-cell">
      <style:table-cell-properties style:vertical-align="bottom" fo:padding="0cm" fo:border-left="1pt solid #000000" fo:border-right="1pt solid #000000" fo:border-top="none" fo:border-bottom="none"/>
    </style:style>
    <style:style style:name="Tabla6.B5" style:family="table-cell">
      <style:table-cell-properties style:vertical-align="bottom" fo:padding="0cm" fo:border-left="none" fo:border-right="1pt solid #000000" fo:border-top="none" fo:border-bottom="none"/>
    </style:style>
    <style:style style:name="Tabla6.C5" style:family="table-cell">
      <style:table-cell-properties style:vertical-align="bottom" fo:padding="0cm" fo:border="none"/>
    </style:style>
    <style:style style:name="Tabla6.A6" style:family="table-cell">
      <style:table-cell-properties style:vertical-align="bottom" fo:padding="0cm" fo:border-left="1pt solid #000000" fo:border-right="1pt solid #000000" fo:border-top="none" fo:border-bottom="none"/>
    </style:style>
    <style:style style:name="Tabla6.B6" style:family="table-cell">
      <style:table-cell-properties style:vertical-align="bottom" fo:padding="0cm" fo:border-left="none" fo:border-right="1pt solid #000000" fo:border-top="none" fo:border-bottom="none"/>
    </style:style>
    <style:style style:name="Tabla6.C6" style:family="table-cell">
      <style:table-cell-properties style:vertical-align="bottom" fo:padding="0cm" fo:border="none"/>
    </style:style>
    <style:style style:name="Tabla6.A7" style:family="table-cell">
      <style:table-cell-properties style:vertical-align="bottom" fo:padding="0cm" fo:border-left="1pt solid #000000" fo:border-right="1pt solid #000000" fo:border-top="none" fo:border-bottom="1pt solid #000000"/>
    </style:style>
    <style:style style:name="Tabla6.B7" style:family="table-cell">
      <style:table-cell-properties style:vertical-align="bottom" fo:padding="0cm" fo:border-left="none" fo:border-right="1pt solid #000000" fo:border-top="none" fo:border-bottom="1pt solid #000000"/>
    </style:style>
    <style:style style:name="Tabla6.C7" style:family="table-cell">
      <style:table-cell-properties style:vertical-align="bottom" fo:padding="0cm" fo:border="none"/>
    </style:style>
    <style:style style:name="Tabla6.A8" style:family="table-cell">
      <style:table-cell-properties style:vertical-align="bottom" fo:padding="0cm" fo:border-left="1pt solid #000000" fo:border-right="1pt solid #000000" fo:border-top="none" fo:border-bottom="none"/>
    </style:style>
    <style:style style:name="Tabla6.B8" style:family="table-cell">
      <style:table-cell-properties style:vertical-align="bottom" fo:padding="0cm" fo:border-left="none" fo:border-right="1pt solid #000000" fo:border-top="none" fo:border-bottom="none"/>
    </style:style>
    <style:style style:name="Tabla6.C8" style:family="table-cell">
      <style:table-cell-properties style:vertical-align="bottom" fo:padding="0cm" fo:border="none"/>
    </style:style>
    <style:style style:name="Tabla6.A9" style:family="table-cell">
      <style:table-cell-properties style:vertical-align="bottom" fo:padding="0cm" fo:border-left="1pt solid #000000" fo:border-right="1pt solid #000000" fo:border-top="none" fo:border-bottom="none"/>
    </style:style>
    <style:style style:name="Tabla6.B9" style:family="table-cell">
      <style:table-cell-properties style:vertical-align="bottom" fo:padding="0cm" fo:border-left="none" fo:border-right="1pt solid #000000" fo:border-top="none" fo:border-bottom="none"/>
    </style:style>
    <style:style style:name="Tabla6.C9" style:family="table-cell">
      <style:table-cell-properties style:vertical-align="bottom" fo:padding="0cm" fo:border="none"/>
    </style:style>
    <style:style style:name="Tabla6.A10" style:family="table-cell">
      <style:table-cell-properties style:vertical-align="bottom" fo:padding="0cm" fo:border-left="1pt solid #000000" fo:border-right="1pt solid #000000" fo:border-top="none" fo:border-bottom="1pt solid #000000"/>
    </style:style>
    <style:style style:name="Tabla6.B10" style:family="table-cell">
      <style:table-cell-properties style:vertical-align="bottom" fo:padding="0cm" fo:border-left="none" fo:border-right="1pt solid #000000" fo:border-top="none" fo:border-bottom="1pt solid #000000"/>
    </style:style>
    <style:style style:name="Tabla6.C10" style:family="table-cell">
      <style:table-cell-properties style:vertical-align="bottom" fo:padding="0cm" fo:border="none"/>
    </style:style>
    <style:style style:name="Tabla6.A11" style:family="table-cell">
      <style:table-cell-properties style:vertical-align="bottom" fo:padding="0cm" fo:border-left="1pt solid #000000" fo:border-right="1pt solid #000000" fo:border-top="none" fo:border-bottom="none"/>
    </style:style>
    <style:style style:name="Tabla6.B11" style:family="table-cell">
      <style:table-cell-properties style:vertical-align="bottom" fo:padding="0cm" fo:border-left="none" fo:border-right="1pt solid #000000" fo:border-top="none" fo:border-bottom="none"/>
    </style:style>
    <style:style style:name="Tabla6.C11" style:family="table-cell">
      <style:table-cell-properties style:vertical-align="bottom" fo:padding="0cm" fo:border="none"/>
    </style:style>
    <style:style style:name="Tabla6.A12" style:family="table-cell">
      <style:table-cell-properties style:vertical-align="bottom" fo:padding="0cm" fo:border-left="1pt solid #000000" fo:border-right="1pt solid #000000" fo:border-top="none" fo:border-bottom="none"/>
    </style:style>
    <style:style style:name="Tabla6.B12" style:family="table-cell">
      <style:table-cell-properties style:vertical-align="bottom" fo:padding="0cm" fo:border-left="none" fo:border-right="1pt solid #000000" fo:border-top="none" fo:border-bottom="none"/>
    </style:style>
    <style:style style:name="Tabla6.C12" style:family="table-cell">
      <style:table-cell-properties style:vertical-align="bottom" fo:padding="0cm" fo:border="none"/>
    </style:style>
    <style:style style:name="Tabla6.A13" style:family="table-cell">
      <style:table-cell-properties style:vertical-align="bottom" fo:padding="0cm" fo:border-left="1pt solid #000000" fo:border-right="1pt solid #000000" fo:border-top="none" fo:border-bottom="1pt solid #000000"/>
    </style:style>
    <style:style style:name="Tabla6.B13" style:family="table-cell">
      <style:table-cell-properties style:vertical-align="bottom" fo:padding="0cm" fo:border-left="none" fo:border-right="1pt solid #000000" fo:border-top="none" fo:border-bottom="1pt solid #000000"/>
    </style:style>
    <style:style style:name="Tabla6.C13" style:family="table-cell">
      <style:table-cell-properties style:vertical-align="bottom" fo:padding="0cm" fo:border="none"/>
    </style:style>
    <style:style style:name="Tabla6.A14" style:family="table-cell">
      <style:table-cell-properties style:vertical-align="bottom" fo:padding="0cm" fo:border-left="1pt solid #000000" fo:border-right="1pt solid #000000" fo:border-top="none" fo:border-bottom="none"/>
    </style:style>
    <style:style style:name="Tabla6.B14" style:family="table-cell">
      <style:table-cell-properties style:vertical-align="bottom" fo:padding="0cm" fo:border-left="none" fo:border-right="1pt solid #000000" fo:border-top="none" fo:border-bottom="none"/>
    </style:style>
    <style:style style:name="Tabla6.C14" style:family="table-cell">
      <style:table-cell-properties style:vertical-align="bottom" fo:padding="0cm" fo:border="none"/>
    </style:style>
    <style:style style:name="Tabla6.A15" style:family="table-cell">
      <style:table-cell-properties style:vertical-align="bottom" fo:padding="0cm" fo:border-left="1pt solid #000000" fo:border-right="1pt solid #000000" fo:border-top="none" fo:border-bottom="none"/>
    </style:style>
    <style:style style:name="Tabla6.B15" style:family="table-cell">
      <style:table-cell-properties style:vertical-align="bottom" fo:padding="0cm" fo:border-left="none" fo:border-right="1pt solid #000000" fo:border-top="none" fo:border-bottom="none"/>
    </style:style>
    <style:style style:name="Tabla6.C15" style:family="table-cell">
      <style:table-cell-properties style:vertical-align="bottom" fo:padding="0cm" fo:border="none"/>
    </style:style>
    <style:style style:name="Tabla6.A16" style:family="table-cell">
      <style:table-cell-properties style:vertical-align="bottom" fo:padding="0cm" fo:border-left="1pt solid #000000" fo:border-right="1pt solid #000000" fo:border-top="none" fo:border-bottom="1pt solid #000000"/>
    </style:style>
    <style:style style:name="Tabla6.B16" style:family="table-cell">
      <style:table-cell-properties style:vertical-align="bottom" fo:padding="0cm" fo:border-left="none" fo:border-right="1pt solid #000000" fo:border-top="none" fo:border-bottom="1pt solid #000000"/>
    </style:style>
    <style:style style:name="Tabla6.C16" style:family="table-cell">
      <style:table-cell-properties style:vertical-align="bottom" fo:padding="0cm" fo:border="none"/>
    </style:style>
    <style:style style:name="Tabla6.A17" style:family="table-cell">
      <style:table-cell-properties style:vertical-align="bottom" fo:padding="0cm" fo:border-left="1pt solid #000000" fo:border-right="1pt solid #000000" fo:border-top="none" fo:border-bottom="none"/>
    </style:style>
    <style:style style:name="Tabla6.B17" style:family="table-cell">
      <style:table-cell-properties style:vertical-align="bottom" fo:padding="0cm" fo:border-left="none" fo:border-right="1pt solid #000000" fo:border-top="none" fo:border-bottom="none"/>
    </style:style>
    <style:style style:name="Tabla6.C17" style:family="table-cell">
      <style:table-cell-properties style:vertical-align="bottom" fo:padding="0cm" fo:border="none"/>
    </style:style>
    <style:style style:name="Tabla6.A18" style:family="table-cell">
      <style:table-cell-properties style:vertical-align="bottom" fo:padding="0cm" fo:border-left="1pt solid #000000" fo:border-right="1pt solid #000000" fo:border-top="none" fo:border-bottom="none"/>
    </style:style>
    <style:style style:name="Tabla6.B18" style:family="table-cell">
      <style:table-cell-properties style:vertical-align="bottom" fo:padding="0cm" fo:border-left="none" fo:border-right="1pt solid #000000" fo:border-top="none" fo:border-bottom="none"/>
    </style:style>
    <style:style style:name="Tabla6.C18" style:family="table-cell">
      <style:table-cell-properties style:vertical-align="bottom" fo:padding="0cm" fo:border="none"/>
    </style:style>
    <style:style style:name="Tabla6.A19" style:family="table-cell">
      <style:table-cell-properties style:vertical-align="bottom" fo:padding="0cm" fo:border-left="1pt solid #000000" fo:border-right="1pt solid #000000" fo:border-top="none" fo:border-bottom="1pt solid #000000"/>
    </style:style>
    <style:style style:name="Tabla6.B19" style:family="table-cell">
      <style:table-cell-properties style:vertical-align="bottom" fo:padding="0cm" fo:border-left="none" fo:border-right="1pt solid #000000" fo:border-top="none" fo:border-bottom="1pt solid #000000"/>
    </style:style>
    <style:style style:name="Tabla6.C19" style:family="table-cell">
      <style:table-cell-properties style:vertical-align="bottom" fo:padding="0cm" fo:border="none"/>
    </style:style>
    <style:style style:name="Tabla7" style:family="table">
      <style:table-properties style:width="16.327cm" fo:margin-left="-0.199cm" fo:margin-top="0cm" fo:margin-bottom="0cm" table:align="left" style:writing-mode="lr-tb"/>
    </style:style>
    <style:style style:name="Tabla7.A" style:family="table-column">
      <style:table-column-properties style:column-width="0.579cm"/>
    </style:style>
    <style:style style:name="Tabla7.B" style:family="table-column">
      <style:table-column-properties style:column-width="7.382cm"/>
    </style:style>
    <style:style style:name="Tabla7.C" style:family="table-column">
      <style:table-column-properties style:column-width="1.695cm"/>
    </style:style>
    <style:style style:name="Tabla7.D" style:family="table-column">
      <style:table-column-properties style:column-width="6.669cm"/>
    </style:style>
    <style:style style:name="Tabla7.1" style:family="table-row">
      <style:table-row-properties fo:keep-together="auto"/>
    </style:style>
    <style:style style:name="Tabla7.A1" style:family="table-cell">
      <style:table-cell-properties fo:background-color="#a6a6a6" fo:padding-left="0.199cm" fo:padding-right="0.191cm" fo:padding-top="0cm" fo:padding-bottom="0cm" fo:border="0.5pt solid #000000">
        <style:background-image/>
      </style:table-cell-properties>
    </style:style>
    <style:style style:name="Tabla7.A4" style:family="table-cell">
      <style:table-cell-properties fo:padding-left="0.199cm" fo:padding-right="0.191cm" fo:padding-top="0cm" fo:padding-bottom="0cm" fo:border="0.5pt solid #000000"/>
    </style:style>
    <style:style style:name="Tabla7.B4" style:family="table-cell">
      <style:table-cell-properties fo:padding-left="0.199cm" fo:padding-right="0.191cm" fo:padding-top="0cm" fo:padding-bottom="0cm" fo:border="0.5pt solid #000000"/>
    </style:style>
    <style:style style:name="Tabla7.C4" style:family="table-cell">
      <style:table-cell-properties fo:padding-left="0.199cm" fo:padding-right="0.191cm" fo:padding-top="0cm" fo:padding-bottom="0cm" fo:border="0.5pt solid #000000"/>
    </style:style>
    <style:style style:name="Tabla7.D4" style:family="table-cell">
      <style:table-cell-properties fo:padding-left="0.199cm" fo:padding-right="0.191cm" fo:padding-top="0cm" fo:padding-bottom="0cm" fo:border="0.5pt solid #000000"/>
    </style:style>
    <style:style style:name="Tabla7.A5" style:family="table-cell">
      <style:table-cell-properties fo:padding-left="0.199cm" fo:padding-right="0.191cm" fo:padding-top="0cm" fo:padding-bottom="0cm" fo:border="0.5pt solid #000000"/>
    </style:style>
    <style:style style:name="Tabla7.B5" style:family="table-cell">
      <style:table-cell-properties fo:padding-left="0.199cm" fo:padding-right="0.191cm" fo:padding-top="0cm" fo:padding-bottom="0cm" fo:border="0.5pt solid #000000"/>
    </style:style>
    <style:style style:name="Tabla7.C5" style:family="table-cell">
      <style:table-cell-properties fo:padding-left="0.199cm" fo:padding-right="0.191cm" fo:padding-top="0cm" fo:padding-bottom="0cm" fo:border="0.5pt solid #000000"/>
    </style:style>
    <style:style style:name="Tabla7.D5" style:family="table-cell">
      <style:table-cell-properties fo:padding-left="0.199cm" fo:padding-right="0.191cm" fo:padding-top="0cm" fo:padding-bottom="0cm" fo:border="0.5pt solid #000000"/>
    </style:style>
    <style:style style:name="Tabla7.A6" style:family="table-cell">
      <style:table-cell-properties fo:padding-left="0.199cm" fo:padding-right="0.191cm" fo:padding-top="0cm" fo:padding-bottom="0cm" fo:border="0.5pt solid #000000"/>
    </style:style>
    <style:style style:name="Tabla7.B6" style:family="table-cell">
      <style:table-cell-properties fo:padding-left="0.199cm" fo:padding-right="0.191cm" fo:padding-top="0cm" fo:padding-bottom="0cm" fo:border="0.5pt solid #000000"/>
    </style:style>
    <style:style style:name="Tabla7.C6" style:family="table-cell">
      <style:table-cell-properties fo:padding-left="0.199cm" fo:padding-right="0.191cm" fo:padding-top="0cm" fo:padding-bottom="0cm" fo:border="0.5pt solid #000000"/>
    </style:style>
    <style:style style:name="Tabla7.D6" style:family="table-cell">
      <style:table-cell-properties fo:padding-left="0.199cm" fo:padding-right="0.191cm" fo:padding-top="0cm" fo:padding-bottom="0cm" fo:border="0.5pt solid #000000"/>
    </style:style>
    <style:style style:name="Tabla7.A7" style:family="table-cell">
      <style:table-cell-properties fo:padding-left="0.199cm" fo:padding-right="0.191cm" fo:padding-top="0cm" fo:padding-bottom="0cm" fo:border="0.5pt solid #000000"/>
    </style:style>
    <style:style style:name="Tabla7.B7" style:family="table-cell">
      <style:table-cell-properties fo:padding-left="0.199cm" fo:padding-right="0.191cm" fo:padding-top="0cm" fo:padding-bottom="0cm" fo:border="0.5pt solid #000000"/>
    </style:style>
    <style:style style:name="Tabla7.C7" style:family="table-cell">
      <style:table-cell-properties fo:padding-left="0.199cm" fo:padding-right="0.191cm" fo:padding-top="0cm" fo:padding-bottom="0cm" fo:border="0.5pt solid #000000"/>
    </style:style>
    <style:style style:name="Tabla7.D7" style:family="table-cell">
      <style:table-cell-properties fo:padding-left="0.199cm" fo:padding-right="0.191cm" fo:padding-top="0cm" fo:padding-bottom="0cm" fo:border="0.5pt solid #000000"/>
    </style:style>
    <style:style style:name="Tabla7.A8" style:family="table-cell">
      <style:table-cell-properties fo:padding-left="0.199cm" fo:padding-right="0.191cm" fo:padding-top="0cm" fo:padding-bottom="0cm" fo:border="0.5pt solid #000000"/>
    </style:style>
    <style:style style:name="Tabla7.B8" style:family="table-cell">
      <style:table-cell-properties fo:padding-left="0.199cm" fo:padding-right="0.191cm" fo:padding-top="0cm" fo:padding-bottom="0cm" fo:border="0.5pt solid #000000"/>
    </style:style>
    <style:style style:name="Tabla7.C8" style:family="table-cell">
      <style:table-cell-properties fo:padding-left="0.199cm" fo:padding-right="0.191cm" fo:padding-top="0cm" fo:padding-bottom="0cm" fo:border="0.5pt solid #000000"/>
    </style:style>
    <style:style style:name="Tabla7.D8" style:family="table-cell">
      <style:table-cell-properties fo:padding-left="0.199cm" fo:padding-right="0.191cm" fo:padding-top="0cm" fo:padding-bottom="0cm" fo:border="0.5pt solid #000000"/>
    </style:style>
    <style:style style:name="Tabla8" style:family="table">
      <style:table-properties style:width="16.327cm" fo:margin-left="-0.199cm" fo:margin-top="0cm" fo:margin-bottom="0cm" table:align="left" style:writing-mode="lr-tb"/>
    </style:style>
    <style:style style:name="Tabla8.A" style:family="table-column">
      <style:table-column-properties style:column-width="0.686cm"/>
    </style:style>
    <style:style style:name="Tabla8.B" style:family="table-column">
      <style:table-column-properties style:column-width="7.687cm"/>
    </style:style>
    <style:style style:name="Tabla8.C" style:family="table-column">
      <style:table-column-properties style:column-width="1.716cm"/>
    </style:style>
    <style:style style:name="Tabla8.D" style:family="table-column">
      <style:table-column-properties style:column-width="6.235cm"/>
    </style:style>
    <style:style style:name="Tabla8.1" style:family="table-row">
      <style:table-row-properties fo:keep-together="auto"/>
    </style:style>
    <style:style style:name="Tabla8.A1" style:family="table-cell">
      <style:table-cell-properties fo:background-color="#a6a6a6" fo:padding-left="0.199cm" fo:padding-right="0.191cm" fo:padding-top="0cm" fo:padding-bottom="0cm" fo:border="0.5pt solid #000000">
        <style:background-image/>
      </style:table-cell-properties>
    </style:style>
    <style:style style:name="Tabla8.A4" style:family="table-cell">
      <style:table-cell-properties fo:padding-left="0.199cm" fo:padding-right="0.191cm" fo:padding-top="0cm" fo:padding-bottom="0cm" fo:border="0.5pt solid #000000"/>
    </style:style>
    <style:style style:name="Tabla8.B4" style:family="table-cell">
      <style:table-cell-properties fo:padding-left="0.199cm" fo:padding-right="0.191cm" fo:padding-top="0cm" fo:padding-bottom="0cm" fo:border="0.5pt solid #000000"/>
    </style:style>
    <style:style style:name="Tabla8.C4" style:family="table-cell">
      <style:table-cell-properties fo:padding-left="0.199cm" fo:padding-right="0.191cm" fo:padding-top="0cm" fo:padding-bottom="0cm" fo:border="0.5pt solid #000000"/>
    </style:style>
    <style:style style:name="Tabla8.D4" style:family="table-cell">
      <style:table-cell-properties fo:padding-left="0.199cm" fo:padding-right="0.191cm" fo:padding-top="0cm" fo:padding-bottom="0cm" fo:border="0.5pt solid #000000"/>
    </style:style>
    <style:style style:name="Tabla8.A5" style:family="table-cell">
      <style:table-cell-properties fo:padding-left="0.199cm" fo:padding-right="0.191cm" fo:padding-top="0cm" fo:padding-bottom="0cm" fo:border="0.5pt solid #000000"/>
    </style:style>
    <style:style style:name="Tabla8.B5" style:family="table-cell">
      <style:table-cell-properties fo:padding-left="0.199cm" fo:padding-right="0.191cm" fo:padding-top="0cm" fo:padding-bottom="0cm" fo:border="0.5pt solid #000000"/>
    </style:style>
    <style:style style:name="Tabla8.C5" style:family="table-cell">
      <style:table-cell-properties fo:padding-left="0.199cm" fo:padding-right="0.191cm" fo:padding-top="0cm" fo:padding-bottom="0cm" fo:border="0.5pt solid #000000"/>
    </style:style>
    <style:style style:name="Tabla8.D5" style:family="table-cell">
      <style:table-cell-properties fo:padding-left="0.199cm" fo:padding-right="0.191cm" fo:padding-top="0cm" fo:padding-bottom="0cm" fo:border="0.5pt solid #000000"/>
    </style:style>
    <style:style style:name="Tabla8.A6" style:family="table-cell">
      <style:table-cell-properties fo:padding-left="0.199cm" fo:padding-right="0.191cm" fo:padding-top="0cm" fo:padding-bottom="0cm" fo:border="0.5pt solid #000000"/>
    </style:style>
    <style:style style:name="Tabla8.B6" style:family="table-cell">
      <style:table-cell-properties fo:padding-left="0.199cm" fo:padding-right="0.191cm" fo:padding-top="0cm" fo:padding-bottom="0cm" fo:border="0.5pt solid #000000"/>
    </style:style>
    <style:style style:name="Tabla8.C6" style:family="table-cell">
      <style:table-cell-properties fo:padding-left="0.199cm" fo:padding-right="0.191cm" fo:padding-top="0cm" fo:padding-bottom="0cm" fo:border="0.5pt solid #000000"/>
    </style:style>
    <style:style style:name="Tabla8.D6" style:family="table-cell">
      <style:table-cell-properties fo:padding-left="0.199cm" fo:padding-right="0.191cm" fo:padding-top="0cm" fo:padding-bottom="0cm" fo:border="0.5pt solid #000000"/>
    </style:style>
    <style:style style:name="Tabla8.A7" style:family="table-cell">
      <style:table-cell-properties fo:padding-left="0.199cm" fo:padding-right="0.191cm" fo:padding-top="0cm" fo:padding-bottom="0cm" fo:border="0.5pt solid #000000"/>
    </style:style>
    <style:style style:name="Tabla8.B7" style:family="table-cell">
      <style:table-cell-properties fo:padding-left="0.199cm" fo:padding-right="0.191cm" fo:padding-top="0cm" fo:padding-bottom="0cm" fo:border="0.5pt solid #000000"/>
    </style:style>
    <style:style style:name="Tabla8.C7" style:family="table-cell">
      <style:table-cell-properties fo:padding-left="0.199cm" fo:padding-right="0.191cm" fo:padding-top="0cm" fo:padding-bottom="0cm" fo:border="0.5pt solid #000000"/>
    </style:style>
    <style:style style:name="Tabla8.D7" style:family="table-cell">
      <style:table-cell-properties fo:padding-left="0.199cm" fo:padding-right="0.191cm" fo:padding-top="0cm" fo:padding-bottom="0cm" fo:border="0.5pt solid #000000"/>
    </style:style>
    <style:style style:name="Tabla9" style:family="table">
      <style:table-properties style:width="16.376cm" fo:margin-left="-0.199cm" fo:margin-top="0cm" fo:margin-bottom="0cm" table:align="left" style:writing-mode="lr-tb"/>
    </style:style>
    <style:style style:name="Tabla9.A" style:family="table-column">
      <style:table-column-properties style:column-width="0.69cm"/>
    </style:style>
    <style:style style:name="Tabla9.B" style:family="table-column">
      <style:table-column-properties style:column-width="7.592cm"/>
    </style:style>
    <style:style style:name="Tabla9.C" style:family="table-column">
      <style:table-column-properties style:column-width="1.759cm"/>
    </style:style>
    <style:style style:name="Tabla9.D" style:family="table-column">
      <style:table-column-properties style:column-width="6.334cm"/>
    </style:style>
    <style:style style:name="Tabla9.1" style:family="table-row">
      <style:table-row-properties fo:keep-together="auto"/>
    </style:style>
    <style:style style:name="Tabla9.A1" style:family="table-cell">
      <style:table-cell-properties fo:background-color="#a6a6a6" fo:padding-left="0.199cm" fo:padding-right="0.191cm" fo:padding-top="0cm" fo:padding-bottom="0cm" fo:border="0.5pt solid #000000">
        <style:background-image/>
      </style:table-cell-properties>
    </style:style>
    <style:style style:name="Tabla9.A4" style:family="table-cell">
      <style:table-cell-properties fo:padding-left="0.199cm" fo:padding-right="0.191cm" fo:padding-top="0cm" fo:padding-bottom="0cm" fo:border="0.5pt solid #000000"/>
    </style:style>
    <style:style style:name="Tabla9.B4" style:family="table-cell">
      <style:table-cell-properties fo:padding-left="0.199cm" fo:padding-right="0.191cm" fo:padding-top="0cm" fo:padding-bottom="0cm" fo:border="0.5pt solid #000000"/>
    </style:style>
    <style:style style:name="Tabla9.C4" style:family="table-cell">
      <style:table-cell-properties fo:padding-left="0.199cm" fo:padding-right="0.191cm" fo:padding-top="0cm" fo:padding-bottom="0cm" fo:border="0.5pt solid #000000"/>
    </style:style>
    <style:style style:name="Tabla9.D4" style:family="table-cell">
      <style:table-cell-properties fo:padding-left="0.199cm" fo:padding-right="0.191cm" fo:padding-top="0cm" fo:padding-bottom="0cm" fo:border="0.5pt solid #000000"/>
    </style:style>
    <style:style style:name="Tabla9.A5" style:family="table-cell">
      <style:table-cell-properties fo:padding-left="0.199cm" fo:padding-right="0.191cm" fo:padding-top="0cm" fo:padding-bottom="0cm" fo:border="0.5pt solid #000000"/>
    </style:style>
    <style:style style:name="Tabla9.B5" style:family="table-cell">
      <style:table-cell-properties fo:padding-left="0.199cm" fo:padding-right="0.191cm" fo:padding-top="0cm" fo:padding-bottom="0cm" fo:border="0.5pt solid #000000"/>
    </style:style>
    <style:style style:name="Tabla9.C5" style:family="table-cell">
      <style:table-cell-properties fo:padding-left="0.199cm" fo:padding-right="0.191cm" fo:padding-top="0cm" fo:padding-bottom="0cm" fo:border="0.5pt solid #000000"/>
    </style:style>
    <style:style style:name="Tabla9.D5" style:family="table-cell">
      <style:table-cell-properties fo:padding-left="0.199cm" fo:padding-right="0.191cm" fo:padding-top="0cm" fo:padding-bottom="0cm" fo:border="0.5pt solid #000000"/>
    </style:style>
    <style:style style:name="Tabla9.A6" style:family="table-cell">
      <style:table-cell-properties fo:padding-left="0.199cm" fo:padding-right="0.191cm" fo:padding-top="0cm" fo:padding-bottom="0cm" fo:border="0.5pt solid #000000"/>
    </style:style>
    <style:style style:name="Tabla9.B6" style:family="table-cell">
      <style:table-cell-properties fo:padding-left="0.199cm" fo:padding-right="0.191cm" fo:padding-top="0cm" fo:padding-bottom="0cm" fo:border="0.5pt solid #000000"/>
    </style:style>
    <style:style style:name="Tabla9.C6" style:family="table-cell">
      <style:table-cell-properties fo:padding-left="0.199cm" fo:padding-right="0.191cm" fo:padding-top="0cm" fo:padding-bottom="0cm" fo:border="0.5pt solid #000000"/>
    </style:style>
    <style:style style:name="Tabla9.D6" style:family="table-cell">
      <style:table-cell-properties fo:padding-left="0.199cm" fo:padding-right="0.191cm" fo:padding-top="0cm" fo:padding-bottom="0cm" fo:border="0.5pt solid #000000"/>
    </style:style>
    <style:style style:name="Tabla9.A7" style:family="table-cell">
      <style:table-cell-properties fo:padding-left="0.199cm" fo:padding-right="0.191cm" fo:padding-top="0cm" fo:padding-bottom="0cm" fo:border="0.5pt solid #000000"/>
    </style:style>
    <style:style style:name="Tabla9.B7" style:family="table-cell">
      <style:table-cell-properties fo:padding-left="0.199cm" fo:padding-right="0.191cm" fo:padding-top="0cm" fo:padding-bottom="0cm" fo:border="0.5pt solid #000000"/>
    </style:style>
    <style:style style:name="Tabla9.C7" style:family="table-cell">
      <style:table-cell-properties fo:padding-left="0.199cm" fo:padding-right="0.191cm" fo:padding-top="0cm" fo:padding-bottom="0cm" fo:border="0.5pt solid #000000"/>
    </style:style>
    <style:style style:name="Tabla9.D7" style:family="table-cell">
      <style:table-cell-properties fo:padding-left="0.199cm" fo:padding-right="0.191cm" fo:padding-top="0cm" fo:padding-bottom="0cm" fo:border="0.5pt solid #000000"/>
    </style:style>
    <style:style style:name="Tabla9.A8" style:family="table-cell">
      <style:table-cell-properties fo:padding-left="0.199cm" fo:padding-right="0.191cm" fo:padding-top="0cm" fo:padding-bottom="0cm" fo:border="0.5pt solid #000000"/>
    </style:style>
    <style:style style:name="Tabla9.B8" style:family="table-cell">
      <style:table-cell-properties fo:padding-left="0.199cm" fo:padding-right="0.191cm" fo:padding-top="0cm" fo:padding-bottom="0cm" fo:border="0.5pt solid #000000"/>
    </style:style>
    <style:style style:name="Tabla9.C8" style:family="table-cell">
      <style:table-cell-properties fo:padding-left="0.199cm" fo:padding-right="0.191cm" fo:padding-top="0cm" fo:padding-bottom="0cm" fo:border="0.5pt solid #000000"/>
    </style:style>
    <style:style style:name="Tabla9.D8" style:family="table-cell">
      <style:table-cell-properties fo:padding-left="0.199cm" fo:padding-right="0.191cm" fo:padding-top="0cm" fo:padding-bottom="0cm" fo:border="0.5pt solid #000000"/>
    </style:style>
    <style:style style:name="Tabla10" style:family="table">
      <style:table-properties style:width="16.376cm" fo:margin-left="-0.199cm" fo:margin-top="0cm" fo:margin-bottom="0cm" table:align="left" style:writing-mode="lr-tb"/>
    </style:style>
    <style:style style:name="Tabla10.A" style:family="table-column">
      <style:table-column-properties style:column-width="0.69cm"/>
    </style:style>
    <style:style style:name="Tabla10.B" style:family="table-column">
      <style:table-column-properties style:column-width="7.818cm"/>
    </style:style>
    <style:style style:name="Tabla10.C" style:family="table-column">
      <style:table-column-properties style:column-width="1.769cm"/>
    </style:style>
    <style:style style:name="Tabla10.D" style:family="table-column">
      <style:table-column-properties style:column-width="6.098cm"/>
    </style:style>
    <style:style style:name="Tabla10.1" style:family="table-row">
      <style:table-row-properties fo:keep-together="auto"/>
    </style:style>
    <style:style style:name="Tabla10.A1" style:family="table-cell">
      <style:table-cell-properties fo:background-color="#a6a6a6" fo:padding-left="0.199cm" fo:padding-right="0.191cm" fo:padding-top="0cm" fo:padding-bottom="0cm" fo:border="0.5pt solid #000000">
        <style:background-image/>
      </style:table-cell-properties>
    </style:style>
    <style:style style:name="Tabla10.A4" style:family="table-cell">
      <style:table-cell-properties fo:padding-left="0.199cm" fo:padding-right="0.191cm" fo:padding-top="0cm" fo:padding-bottom="0cm" fo:border="0.5pt solid #000000"/>
    </style:style>
    <style:style style:name="Tabla10.B4" style:family="table-cell">
      <style:table-cell-properties fo:padding-left="0.199cm" fo:padding-right="0.191cm" fo:padding-top="0cm" fo:padding-bottom="0cm" fo:border="0.5pt solid #000000"/>
    </style:style>
    <style:style style:name="Tabla10.C4" style:family="table-cell">
      <style:table-cell-properties fo:padding-left="0.199cm" fo:padding-right="0.191cm" fo:padding-top="0cm" fo:padding-bottom="0cm" fo:border="0.5pt solid #000000"/>
    </style:style>
    <style:style style:name="Tabla10.D4" style:family="table-cell">
      <style:table-cell-properties fo:padding-left="0.199cm" fo:padding-right="0.191cm" fo:padding-top="0cm" fo:padding-bottom="0cm" fo:border="0.5pt solid #000000"/>
    </style:style>
    <style:style style:name="Tabla10.A5" style:family="table-cell">
      <style:table-cell-properties fo:padding-left="0.199cm" fo:padding-right="0.191cm" fo:padding-top="0cm" fo:padding-bottom="0cm" fo:border="0.5pt solid #000000"/>
    </style:style>
    <style:style style:name="Tabla10.B5" style:family="table-cell">
      <style:table-cell-properties fo:padding-left="0.199cm" fo:padding-right="0.191cm" fo:padding-top="0cm" fo:padding-bottom="0cm" fo:border="0.5pt solid #000000"/>
    </style:style>
    <style:style style:name="Tabla10.C5" style:family="table-cell">
      <style:table-cell-properties fo:padding-left="0.199cm" fo:padding-right="0.191cm" fo:padding-top="0cm" fo:padding-bottom="0cm" fo:border="0.5pt solid #000000"/>
    </style:style>
    <style:style style:name="Tabla10.D5" style:family="table-cell">
      <style:table-cell-properties fo:padding-left="0.199cm" fo:padding-right="0.191cm" fo:padding-top="0cm" fo:padding-bottom="0cm" fo:border="0.5pt solid #000000"/>
    </style:style>
    <style:style style:name="Tabla10.A6" style:family="table-cell">
      <style:table-cell-properties fo:padding-left="0.199cm" fo:padding-right="0.191cm" fo:padding-top="0cm" fo:padding-bottom="0cm" fo:border="0.5pt solid #000000"/>
    </style:style>
    <style:style style:name="Tabla10.B6" style:family="table-cell">
      <style:table-cell-properties fo:padding-left="0.199cm" fo:padding-right="0.191cm" fo:padding-top="0cm" fo:padding-bottom="0cm" fo:border="0.5pt solid #000000"/>
    </style:style>
    <style:style style:name="Tabla10.C6" style:family="table-cell">
      <style:table-cell-properties fo:padding-left="0.199cm" fo:padding-right="0.191cm" fo:padding-top="0cm" fo:padding-bottom="0cm" fo:border="0.5pt solid #000000"/>
    </style:style>
    <style:style style:name="Tabla10.D6" style:family="table-cell">
      <style:table-cell-properties fo:padding-left="0.199cm" fo:padding-right="0.191cm" fo:padding-top="0cm" fo:padding-bottom="0cm" fo:border="0.5pt solid #000000"/>
    </style:style>
    <style:style style:name="Tabla10.A7" style:family="table-cell">
      <style:table-cell-properties fo:padding-left="0.199cm" fo:padding-right="0.191cm" fo:padding-top="0cm" fo:padding-bottom="0cm" fo:border="0.5pt solid #000000"/>
    </style:style>
    <style:style style:name="Tabla10.B7" style:family="table-cell">
      <style:table-cell-properties fo:padding-left="0.199cm" fo:padding-right="0.191cm" fo:padding-top="0cm" fo:padding-bottom="0cm" fo:border="0.5pt solid #000000"/>
    </style:style>
    <style:style style:name="Tabla10.C7" style:family="table-cell">
      <style:table-cell-properties fo:padding-left="0.199cm" fo:padding-right="0.191cm" fo:padding-top="0cm" fo:padding-bottom="0cm" fo:border="0.5pt solid #000000"/>
    </style:style>
    <style:style style:name="Tabla10.D7" style:family="table-cell">
      <style:table-cell-properties fo:padding-left="0.199cm" fo:padding-right="0.191cm" fo:padding-top="0cm" fo:padding-bottom="0cm" fo:border="0.5pt solid #000000"/>
    </style:style>
    <style:style style:name="Tabla11" style:family="table">
      <style:table-properties style:width="16.376cm" fo:margin-left="-0.199cm" fo:margin-top="0cm" fo:margin-bottom="0cm" table:align="left" style:writing-mode="lr-tb"/>
    </style:style>
    <style:style style:name="Tabla11.A" style:family="table-column">
      <style:table-column-properties style:column-width="0.69cm"/>
    </style:style>
    <style:style style:name="Tabla11.B" style:family="table-column">
      <style:table-column-properties style:column-width="7.818cm"/>
    </style:style>
    <style:style style:name="Tabla11.C" style:family="table-column">
      <style:table-column-properties style:column-width="1.769cm"/>
    </style:style>
    <style:style style:name="Tabla11.D" style:family="table-column">
      <style:table-column-properties style:column-width="6.098cm"/>
    </style:style>
    <style:style style:name="Tabla11.1" style:family="table-row">
      <style:table-row-properties fo:keep-together="auto"/>
    </style:style>
    <style:style style:name="Tabla11.A1" style:family="table-cell">
      <style:table-cell-properties fo:background-color="#a6a6a6" fo:padding-left="0.199cm" fo:padding-right="0.191cm" fo:padding-top="0cm" fo:padding-bottom="0cm" fo:border="0.5pt solid #000000">
        <style:background-image/>
      </style:table-cell-properties>
    </style:style>
    <style:style style:name="Tabla11.A4" style:family="table-cell">
      <style:table-cell-properties fo:padding-left="0.199cm" fo:padding-right="0.191cm" fo:padding-top="0cm" fo:padding-bottom="0cm" fo:border="0.5pt solid #000000"/>
    </style:style>
    <style:style style:name="Tabla11.B4" style:family="table-cell">
      <style:table-cell-properties fo:padding-left="0.199cm" fo:padding-right="0.191cm" fo:padding-top="0cm" fo:padding-bottom="0cm" fo:border="0.5pt solid #000000"/>
    </style:style>
    <style:style style:name="Tabla11.C4" style:family="table-cell">
      <style:table-cell-properties fo:padding-left="0.199cm" fo:padding-right="0.191cm" fo:padding-top="0cm" fo:padding-bottom="0cm" fo:border="0.5pt solid #000000"/>
    </style:style>
    <style:style style:name="Tabla11.D4" style:family="table-cell">
      <style:table-cell-properties fo:padding-left="0.199cm" fo:padding-right="0.191cm" fo:padding-top="0cm" fo:padding-bottom="0cm" fo:border="0.5pt solid #000000"/>
    </style:style>
    <style:style style:name="Tabla11.A5" style:family="table-cell">
      <style:table-cell-properties fo:padding-left="0.199cm" fo:padding-right="0.191cm" fo:padding-top="0cm" fo:padding-bottom="0cm" fo:border="0.5pt solid #000000"/>
    </style:style>
    <style:style style:name="Tabla11.B5" style:family="table-cell">
      <style:table-cell-properties fo:padding-left="0.199cm" fo:padding-right="0.191cm" fo:padding-top="0cm" fo:padding-bottom="0cm" fo:border="0.5pt solid #000000"/>
    </style:style>
    <style:style style:name="Tabla11.C5" style:family="table-cell">
      <style:table-cell-properties fo:padding-left="0.199cm" fo:padding-right="0.191cm" fo:padding-top="0cm" fo:padding-bottom="0cm" fo:border="0.5pt solid #000000"/>
    </style:style>
    <style:style style:name="Tabla11.D5" style:family="table-cell">
      <style:table-cell-properties fo:padding-left="0.199cm" fo:padding-right="0.191cm" fo:padding-top="0cm" fo:padding-bottom="0cm" fo:border="0.5pt solid #000000"/>
    </style:style>
    <style:style style:name="Tabla11.A6" style:family="table-cell">
      <style:table-cell-properties fo:padding-left="0.199cm" fo:padding-right="0.191cm" fo:padding-top="0cm" fo:padding-bottom="0cm" fo:border="0.5pt solid #000000"/>
    </style:style>
    <style:style style:name="Tabla11.B6" style:family="table-cell">
      <style:table-cell-properties fo:padding-left="0.199cm" fo:padding-right="0.191cm" fo:padding-top="0cm" fo:padding-bottom="0cm" fo:border="0.5pt solid #000000"/>
    </style:style>
    <style:style style:name="Tabla11.C6" style:family="table-cell">
      <style:table-cell-properties fo:padding-left="0.199cm" fo:padding-right="0.191cm" fo:padding-top="0cm" fo:padding-bottom="0cm" fo:border="0.5pt solid #000000"/>
    </style:style>
    <style:style style:name="Tabla11.D6" style:family="table-cell">
      <style:table-cell-properties fo:padding-left="0.199cm" fo:padding-right="0.191cm" fo:padding-top="0cm" fo:padding-bottom="0cm" fo:border="0.5pt solid #000000"/>
    </style:style>
    <style:style style:name="Tabla11.A7" style:family="table-cell">
      <style:table-cell-properties fo:padding-left="0.199cm" fo:padding-right="0.191cm" fo:padding-top="0cm" fo:padding-bottom="0cm" fo:border="0.5pt solid #000000"/>
    </style:style>
    <style:style style:name="Tabla11.B7" style:family="table-cell">
      <style:table-cell-properties fo:padding-left="0.199cm" fo:padding-right="0.191cm" fo:padding-top="0cm" fo:padding-bottom="0cm" fo:border="0.5pt solid #000000"/>
    </style:style>
    <style:style style:name="Tabla11.C7" style:family="table-cell">
      <style:table-cell-properties fo:padding-left="0.199cm" fo:padding-right="0.191cm" fo:padding-top="0cm" fo:padding-bottom="0cm" fo:border="0.5pt solid #000000"/>
    </style:style>
    <style:style style:name="Tabla11.D7" style:family="table-cell">
      <style:table-cell-properties fo:padding-left="0.199cm" fo:padding-right="0.191cm" fo:padding-top="0cm" fo:padding-bottom="0cm" fo:border="0.5pt solid #000000"/>
    </style:style>
    <style:style style:name="Tabla12" style:family="table">
      <style:table-properties style:width="16.376cm" fo:margin-left="-0.199cm" fo:margin-top="0cm" fo:margin-bottom="0cm" table:align="left" style:writing-mode="lr-tb"/>
    </style:style>
    <style:style style:name="Tabla12.A" style:family="table-column">
      <style:table-column-properties style:column-width="0.684cm"/>
    </style:style>
    <style:style style:name="Tabla12.B" style:family="table-column">
      <style:table-column-properties style:column-width="7.498cm"/>
    </style:style>
    <style:style style:name="Tabla12.C" style:family="table-column">
      <style:table-column-properties style:column-width="1.755cm"/>
    </style:style>
    <style:style style:name="Tabla12.D" style:family="table-column">
      <style:table-column-properties style:column-width="6.436cm"/>
    </style:style>
    <style:style style:name="Tabla12.1" style:family="table-row">
      <style:table-row-properties fo:keep-together="auto"/>
    </style:style>
    <style:style style:name="Tabla12.A1" style:family="table-cell">
      <style:table-cell-properties fo:background-color="#a6a6a6" fo:padding-left="0.199cm" fo:padding-right="0.191cm" fo:padding-top="0cm" fo:padding-bottom="0cm" fo:border="0.5pt solid #000000">
        <style:background-image/>
      </style:table-cell-properties>
    </style:style>
    <style:style style:name="Tabla12.A4" style:family="table-cell">
      <style:table-cell-properties fo:padding-left="0.199cm" fo:padding-right="0.191cm" fo:padding-top="0cm" fo:padding-bottom="0cm" fo:border="0.5pt solid #000000"/>
    </style:style>
    <style:style style:name="Tabla12.B4" style:family="table-cell">
      <style:table-cell-properties fo:padding-left="0.199cm" fo:padding-right="0.191cm" fo:padding-top="0cm" fo:padding-bottom="0cm" fo:border="0.5pt solid #000000"/>
    </style:style>
    <style:style style:name="Tabla12.C4" style:family="table-cell">
      <style:table-cell-properties fo:padding-left="0.199cm" fo:padding-right="0.191cm" fo:padding-top="0cm" fo:padding-bottom="0cm" fo:border="0.5pt solid #000000"/>
    </style:style>
    <style:style style:name="Tabla12.D4" style:family="table-cell">
      <style:table-cell-properties fo:padding-left="0.199cm" fo:padding-right="0.191cm" fo:padding-top="0cm" fo:padding-bottom="0cm" fo:border="0.5pt solid #000000"/>
    </style:style>
    <style:style style:name="Tabla12.A5" style:family="table-cell">
      <style:table-cell-properties fo:padding-left="0.199cm" fo:padding-right="0.191cm" fo:padding-top="0cm" fo:padding-bottom="0cm" fo:border="0.5pt solid #000000"/>
    </style:style>
    <style:style style:name="Tabla12.B5" style:family="table-cell">
      <style:table-cell-properties fo:padding-left="0.199cm" fo:padding-right="0.191cm" fo:padding-top="0cm" fo:padding-bottom="0cm" fo:border="0.5pt solid #000000"/>
    </style:style>
    <style:style style:name="Tabla12.C5" style:family="table-cell">
      <style:table-cell-properties fo:padding-left="0.199cm" fo:padding-right="0.191cm" fo:padding-top="0cm" fo:padding-bottom="0cm" fo:border="0.5pt solid #000000"/>
    </style:style>
    <style:style style:name="Tabla12.D5" style:family="table-cell">
      <style:table-cell-properties fo:padding-left="0.199cm" fo:padding-right="0.191cm" fo:padding-top="0cm" fo:padding-bottom="0cm" fo:border="0.5pt solid #000000"/>
    </style:style>
    <style:style style:name="Tabla12.A6" style:family="table-cell">
      <style:table-cell-properties fo:padding-left="0.199cm" fo:padding-right="0.191cm" fo:padding-top="0cm" fo:padding-bottom="0cm" fo:border="0.5pt solid #000000"/>
    </style:style>
    <style:style style:name="Tabla12.B6" style:family="table-cell">
      <style:table-cell-properties fo:padding-left="0.199cm" fo:padding-right="0.191cm" fo:padding-top="0cm" fo:padding-bottom="0cm" fo:border="0.5pt solid #000000"/>
    </style:style>
    <style:style style:name="Tabla12.C6" style:family="table-cell">
      <style:table-cell-properties fo:padding-left="0.199cm" fo:padding-right="0.191cm" fo:padding-top="0cm" fo:padding-bottom="0cm" fo:border="0.5pt solid #000000"/>
    </style:style>
    <style:style style:name="Tabla12.D6" style:family="table-cell">
      <style:table-cell-properties fo:padding-left="0.199cm" fo:padding-right="0.191cm" fo:padding-top="0cm" fo:padding-bottom="0cm" fo:border="0.5pt solid #000000"/>
    </style:style>
    <style:style style:name="Tabla12.A7" style:family="table-cell">
      <style:table-cell-properties fo:padding-left="0.199cm" fo:padding-right="0.191cm" fo:padding-top="0cm" fo:padding-bottom="0cm" fo:border="0.5pt solid #000000"/>
    </style:style>
    <style:style style:name="Tabla12.B7" style:family="table-cell">
      <style:table-cell-properties fo:padding-left="0.199cm" fo:padding-right="0.191cm" fo:padding-top="0cm" fo:padding-bottom="0cm" fo:border="0.5pt solid #000000"/>
    </style:style>
    <style:style style:name="Tabla12.C7" style:family="table-cell">
      <style:table-cell-properties fo:padding-left="0.199cm" fo:padding-right="0.191cm" fo:padding-top="0cm" fo:padding-bottom="0cm" fo:border="0.5pt solid #000000"/>
    </style:style>
    <style:style style:name="Tabla12.D7" style:family="table-cell">
      <style:table-cell-properties fo:padding-left="0.199cm" fo:padding-right="0.191cm" fo:padding-top="0cm" fo:padding-bottom="0cm" fo:border="0.5pt solid #000000"/>
    </style:style>
    <style:style style:name="Tabla13" style:family="table">
      <style:table-properties style:width="16.376cm" fo:margin-left="-0.199cm" fo:margin-top="0cm" fo:margin-bottom="0cm" table:align="left" style:writing-mode="lr-tb"/>
    </style:style>
    <style:style style:name="Tabla13.A" style:family="table-column">
      <style:table-column-properties style:column-width="0.684cm"/>
    </style:style>
    <style:style style:name="Tabla13.B" style:family="table-column">
      <style:table-column-properties style:column-width="7.498cm"/>
    </style:style>
    <style:style style:name="Tabla13.C" style:family="table-column">
      <style:table-column-properties style:column-width="1.755cm"/>
    </style:style>
    <style:style style:name="Tabla13.D" style:family="table-column">
      <style:table-column-properties style:column-width="6.436cm"/>
    </style:style>
    <style:style style:name="Tabla13.1" style:family="table-row">
      <style:table-row-properties fo:keep-together="auto"/>
    </style:style>
    <style:style style:name="Tabla13.A1" style:family="table-cell">
      <style:table-cell-properties fo:background-color="#a6a6a6" fo:padding-left="0.199cm" fo:padding-right="0.191cm" fo:padding-top="0cm" fo:padding-bottom="0cm" fo:border="0.5pt solid #000000">
        <style:background-image/>
      </style:table-cell-properties>
    </style:style>
    <style:style style:name="Tabla13.A4" style:family="table-cell">
      <style:table-cell-properties fo:padding-left="0.199cm" fo:padding-right="0.191cm" fo:padding-top="0cm" fo:padding-bottom="0cm" fo:border="0.5pt solid #000000"/>
    </style:style>
    <style:style style:name="Tabla13.B4" style:family="table-cell">
      <style:table-cell-properties fo:padding-left="0.199cm" fo:padding-right="0.191cm" fo:padding-top="0cm" fo:padding-bottom="0cm" fo:border="0.5pt solid #000000"/>
    </style:style>
    <style:style style:name="Tabla13.C4" style:family="table-cell">
      <style:table-cell-properties fo:padding-left="0.199cm" fo:padding-right="0.191cm" fo:padding-top="0cm" fo:padding-bottom="0cm" fo:border="0.5pt solid #000000"/>
    </style:style>
    <style:style style:name="Tabla13.D4" style:family="table-cell">
      <style:table-cell-properties fo:padding-left="0.199cm" fo:padding-right="0.191cm" fo:padding-top="0cm" fo:padding-bottom="0cm" fo:border="0.5pt solid #000000"/>
    </style:style>
    <style:style style:name="Tabla13.A5" style:family="table-cell">
      <style:table-cell-properties fo:padding-left="0.199cm" fo:padding-right="0.191cm" fo:padding-top="0cm" fo:padding-bottom="0cm" fo:border="0.5pt solid #000000"/>
    </style:style>
    <style:style style:name="Tabla13.B5" style:family="table-cell">
      <style:table-cell-properties fo:padding-left="0.199cm" fo:padding-right="0.191cm" fo:padding-top="0cm" fo:padding-bottom="0cm" fo:border="0.5pt solid #000000"/>
    </style:style>
    <style:style style:name="Tabla13.C5" style:family="table-cell">
      <style:table-cell-properties fo:padding-left="0.199cm" fo:padding-right="0.191cm" fo:padding-top="0cm" fo:padding-bottom="0cm" fo:border="0.5pt solid #000000"/>
    </style:style>
    <style:style style:name="Tabla13.D5" style:family="table-cell">
      <style:table-cell-properties fo:padding-left="0.199cm" fo:padding-right="0.191cm" fo:padding-top="0cm" fo:padding-bottom="0cm" fo:border="0.5pt solid #000000"/>
    </style:style>
    <style:style style:name="Tabla13.A6" style:family="table-cell">
      <style:table-cell-properties fo:padding-left="0.199cm" fo:padding-right="0.191cm" fo:padding-top="0cm" fo:padding-bottom="0cm" fo:border="0.5pt solid #000000"/>
    </style:style>
    <style:style style:name="Tabla13.B6" style:family="table-cell">
      <style:table-cell-properties fo:padding-left="0.199cm" fo:padding-right="0.191cm" fo:padding-top="0cm" fo:padding-bottom="0cm" fo:border="0.5pt solid #000000"/>
    </style:style>
    <style:style style:name="Tabla13.C6" style:family="table-cell">
      <style:table-cell-properties fo:padding-left="0.199cm" fo:padding-right="0.191cm" fo:padding-top="0cm" fo:padding-bottom="0cm" fo:border="0.5pt solid #000000"/>
    </style:style>
    <style:style style:name="Tabla13.D6" style:family="table-cell">
      <style:table-cell-properties fo:padding-left="0.199cm" fo:padding-right="0.191cm" fo:padding-top="0cm" fo:padding-bottom="0cm" fo:border="0.5pt solid #000000"/>
    </style:style>
    <style:style style:name="Tabla13.A7" style:family="table-cell">
      <style:table-cell-properties fo:padding-left="0.199cm" fo:padding-right="0.191cm" fo:padding-top="0cm" fo:padding-bottom="0cm" fo:border="0.5pt solid #000000"/>
    </style:style>
    <style:style style:name="Tabla13.B7" style:family="table-cell">
      <style:table-cell-properties fo:padding-left="0.199cm" fo:padding-right="0.191cm" fo:padding-top="0cm" fo:padding-bottom="0cm" fo:border="0.5pt solid #000000"/>
    </style:style>
    <style:style style:name="Tabla13.C7" style:family="table-cell">
      <style:table-cell-properties fo:padding-left="0.199cm" fo:padding-right="0.191cm" fo:padding-top="0cm" fo:padding-bottom="0cm" fo:border="0.5pt solid #000000"/>
    </style:style>
    <style:style style:name="Tabla13.D7" style:family="table-cell">
      <style:table-cell-properties fo:padding-left="0.199cm" fo:padding-right="0.191cm" fo:padding-top="0cm" fo:padding-bottom="0cm" fo:border="0.5pt solid #000000"/>
    </style:style>
    <style:style style:name="Tabla13.A8" style:family="table-cell">
      <style:table-cell-properties fo:padding-left="0.199cm" fo:padding-right="0.191cm" fo:padding-top="0cm" fo:padding-bottom="0cm" fo:border="0.5pt solid #000000"/>
    </style:style>
    <style:style style:name="Tabla13.B8" style:family="table-cell">
      <style:table-cell-properties fo:padding-left="0.199cm" fo:padding-right="0.191cm" fo:padding-top="0cm" fo:padding-bottom="0cm" fo:border="0.5pt solid #000000"/>
    </style:style>
    <style:style style:name="Tabla13.C8" style:family="table-cell">
      <style:table-cell-properties fo:padding-left="0.199cm" fo:padding-right="0.191cm" fo:padding-top="0cm" fo:padding-bottom="0cm" fo:border="0.5pt solid #000000"/>
    </style:style>
    <style:style style:name="Tabla13.D8" style:family="table-cell">
      <style:table-cell-properties fo:padding-left="0.199cm" fo:padding-right="0.191cm" fo:padding-top="0cm" fo:padding-bottom="0cm" fo:border="0.5pt solid #000000"/>
    </style:style>
    <style:style style:name="P1" style:family="paragraph" style:parent-style-name="Standard">
      <style:text-properties fo:font-size="12pt" style:font-size-asian="12pt" style:font-size-complex="12pt"/>
    </style:style>
    <style:style style:name="P2" style:family="paragraph" style:parent-style-name="Standard">
      <style:paragraph-properties fo:line-height="0.353cm"/>
      <style:text-properties fo:font-size="12pt" style:font-size-asian="12pt" style:font-size-complex="12pt"/>
    </style:style>
    <style:style style:name="P3" style:family="paragraph" style:parent-style-name="Standard">
      <style:paragraph-properties fo:line-height="0.369cm"/>
      <style:text-properties fo:font-size="12pt" style:font-size-asian="12pt" style:font-size-complex="12pt"/>
    </style:style>
    <style:style style:name="P4" style:family="paragraph" style:parent-style-name="Standard">
      <style:paragraph-properties fo:line-height="0.446cm"/>
      <style:text-properties fo:font-size="12pt" style:font-size-asian="12pt" style:font-size-complex="12pt"/>
    </style:style>
    <style:style style:name="P5" style:family="paragraph" style:parent-style-name="Standard">
      <style:paragraph-properties fo:line-height="0.376cm"/>
      <style:text-properties fo:font-size="12pt" style:font-size-asian="12pt" style:font-size-complex="12pt"/>
    </style:style>
    <style:style style:name="P6" style:family="paragraph" style:parent-style-name="Standard">
      <style:paragraph-properties fo:line-height="0.466cm"/>
      <style:text-properties fo:font-size="12pt" style:font-size-asian="12pt" style:font-size-complex="12pt"/>
    </style:style>
    <style:style style:name="P7" style:family="paragraph" style:parent-style-name="Standard">
      <style:paragraph-properties fo:line-height="0.035cm"/>
      <style:text-properties fo:font-size="12pt" style:font-size-asian="12pt" style:font-size-complex="12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style:font-name="Calibri" fo:font-size="48pt" style:font-name-asian="Calibri1" style:font-size-asian="48pt" style:font-name-complex="Calibri1" style:font-size-complex="48pt"/>
    </style:style>
    <style:style style:name="P10" style:family="paragraph" style:parent-style-name="Standard">
      <style:paragraph-properties fo:line-height="0.25cm"/>
      <style:text-properties style:font-name="Calibri" fo:font-size="12pt" style:font-name-asian="Calibri1" style:font-size-asian="12pt" style:font-name-complex="Calibri1" style:font-size-complex="12pt"/>
    </style:style>
    <style:style style:name="P11" style:family="paragraph" style:parent-style-name="Standard">
      <style:paragraph-properties fo:line-height="0.353cm"/>
      <style:text-properties style:font-name="Calibri" style:font-name-asian="Calibri1" style:font-name-complex="Calibri1"/>
    </style:style>
    <style:style style:name="P12" style:family="paragraph" style:parent-style-name="Standard">
      <style:paragraph-properties fo:line-height="0.353cm"/>
      <style:text-properties style:font-name="Calibri" style:font-name-asian="Calibri1" style:font-name-complex="Calibri1" style:font-size-complex="12pt"/>
    </style:style>
    <style:style style:name="P13" style:family="paragraph" style:parent-style-name="Standard">
      <style:paragraph-properties fo:line-height="0.353cm"/>
      <style:text-properties style:font-name="Calibri" style:font-name-complex="Calibri1"/>
    </style:style>
    <style:style style:name="P14" style:family="paragraph" style:parent-style-name="Standard">
      <style:paragraph-properties fo:line-height="0.353cm"/>
      <style:text-properties style:font-name="Calibri" style:font-name-complex="Calibri1" style:font-size-complex="10pt"/>
    </style:style>
    <style:style style:name="P15" style:family="paragraph" style:parent-style-name="Standard">
      <style:paragraph-properties fo:text-align="center" style:justify-single-word="false"/>
      <style:text-properties style:font-name="Verdana" fo:font-size="16pt" fo:font-weight="bold" style:font-name-asian="Verdana1" style:font-size-asian="16pt" style:font-weight-asian="bold" style:font-name-complex="Verdana1" style:font-size-complex="16pt" style:font-weight-complex="bold"/>
    </style:style>
    <style:style style:name="P16" style:family="paragraph" style:parent-style-name="Standard">
      <style:text-properties fo:font-size="10pt" style:font-size-asian="10pt" style:font-size-complex="10pt"/>
    </style:style>
    <style:style style:name="P17" style:family="paragraph" style:parent-style-name="Standard">
      <style:paragraph-properties fo:line-height="0.353cm"/>
      <style:text-properties fo:font-size="10pt" style:font-size-asian="10pt" style:font-size-complex="10pt"/>
    </style:style>
    <style:style style:name="P18" style:family="paragraph" style:parent-style-name="Standard">
      <style:paragraph-properties fo:line-height="0.515cm"/>
      <style:text-properties fo:font-size="10pt" style:font-size-asian="10pt" style:font-size-complex="10pt"/>
    </style:style>
    <style:style style:name="P19" style:family="paragraph" style:parent-style-name="Standard">
      <style:paragraph-properties fo:line-height="0.012cm"/>
      <style:text-properties fo:font-size="10pt" style:font-size-asian="10pt" style:font-size-complex="10pt"/>
    </style:style>
    <style:style style:name="P20" style:family="paragraph" style:parent-style-name="Standard">
      <style:paragraph-properties fo:line-height="0.443cm"/>
      <style:text-properties fo:font-size="10pt" style:font-size-asian="10pt" style:font-size-complex="10pt"/>
    </style:style>
    <style:style style:name="P21" style:family="paragraph" style:parent-style-name="Standard">
      <style:paragraph-properties fo:line-height="0.035cm"/>
      <style:text-properties fo:font-size="10pt" style:font-size-asian="10pt" style:font-size-complex="10pt"/>
    </style:style>
    <style:style style:name="P22" style:family="paragraph" style:parent-style-name="Standard">
      <style:paragraph-properties fo:line-height="0.422cm"/>
      <style:text-properties fo:font-size="10pt" style:font-size-asian="10pt" style:font-size-complex="10pt"/>
    </style:style>
    <style:style style:name="P23" style:family="paragraph" style:parent-style-name="Standard">
      <style:paragraph-properties fo:line-height="0.568cm"/>
      <style:text-properties fo:font-size="10pt" style:font-size-asian="10pt" style:font-size-complex="10pt"/>
    </style:style>
    <style:style style:name="P24" style:family="paragraph" style:parent-style-name="Standard">
      <style:paragraph-properties fo:line-height="0.441cm"/>
      <style:text-properties fo:font-size="10pt" style:font-size-asian="10pt" style:font-size-complex="10pt"/>
    </style:style>
    <style:style style:name="P25" style:family="paragraph" style:parent-style-name="Standard">
      <style:paragraph-properties fo:line-height="0.58cm"/>
      <style:text-properties fo:font-size="10pt" style:font-size-asian="10pt" style:font-size-complex="10pt"/>
    </style:style>
    <style:style style:name="P26" style:family="paragraph" style:parent-style-name="Standard">
      <style:paragraph-properties fo:line-height="0.123cm"/>
      <style:text-properties fo:font-size="10pt" style:font-size-asian="10pt" style:font-size-complex="10pt"/>
    </style:style>
    <style:style style:name="P27" style:family="paragraph" style:parent-style-name="Standard">
      <style:paragraph-properties fo:line-height="0.688cm"/>
      <style:text-properties fo:font-size="10pt" style:font-size-asian="10pt" style:font-size-complex="10pt"/>
    </style:style>
    <style:style style:name="P28" style:family="paragraph" style:parent-style-name="Standard">
      <style:text-properties fo:font-size="10.5pt" style:font-size-asian="10.5pt" style:font-size-complex="10.5pt"/>
    </style:style>
    <style:style style:name="P29" style:family="paragraph" style:parent-style-name="Standard">
      <style:text-properties fo:font-size="1pt" style:font-size-asian="1pt" style:font-size-complex="1pt"/>
    </style:style>
    <style:style style:name="P30" style:family="paragraph" style:parent-style-name="Standard">
      <style:paragraph-properties fo:line-height="0.035cm"/>
      <style:text-properties fo:font-size="1pt" style:font-size-asian="1pt" style:font-size-complex="1pt"/>
    </style:style>
    <style:style style:name="P31" style:family="paragraph" style:parent-style-name="Standard">
      <style:text-properties fo:font-size="11.5pt" style:font-size-asian="11.5pt" style:font-size-complex="11.5pt"/>
    </style:style>
    <style:style style:name="P32" style:family="paragraph" style:parent-style-name="Standard">
      <style:text-properties fo:font-size="5.5pt" style:font-size-asian="5.5pt" style:font-size-complex="5.5pt"/>
    </style:style>
    <style:style style:name="P33" style:family="paragraph" style:parent-style-name="Standard">
      <style:paragraph-properties fo:line-height="0.353cm"/>
    </style:style>
    <style:style style:name="P34" style:family="paragraph" style:parent-style-name="Standard">
      <style:paragraph-properties fo:line-height="0.688cm"/>
    </style:style>
    <style:style style:name="P35" style:family="paragraph" style:parent-style-name="Standard">
      <style:paragraph-properties fo:margin-left="0.459cm" fo:margin-right="0cm" fo:text-indent="0cm" style:auto-text-indent="false"/>
    </style:style>
    <style:style style:name="P36" style:family="paragraph" style:parent-style-name="Standard" style:list-style-name="WWNum1">
      <style:paragraph-properties fo:margin-left="1.094cm" fo:margin-right="0cm" fo:text-indent="-0.631cm" style:auto-text-indent="false">
        <style:tab-stops>
          <style:tab-stop style:position="1.094cm"/>
        </style:tab-stops>
      </style:paragraph-properties>
    </style:style>
    <style:style style:name="P37" style:family="paragraph" style:parent-style-name="Standard" style:master-page-name="Standard">
      <style:paragraph-properties fo:line-height="0.353cm" style:page-number="auto"/>
      <style:text-properties fo:font-size="12pt" style:font-size-asian="12pt" style:font-size-complex="12pt"/>
    </style:style>
    <style:style style:name="P38" style:family="paragraph" style:parent-style-name="Standard">
      <style:paragraph-properties fo:margin-left="0.67cm" fo:margin-right="0cm" fo:text-indent="0cm" style:auto-text-indent="false"/>
    </style:style>
    <style:style style:name="P39" style:family="paragraph" style:parent-style-name="Standard">
      <style:paragraph-properties fo:margin-left="0.035cm" fo:margin-right="0cm" fo:text-indent="0cm" style:auto-text-indent="false"/>
    </style:style>
    <style:style style:name="P40" style:family="paragraph" style:parent-style-name="Standard">
      <style:paragraph-properties fo:margin-left="0.035cm" fo:margin-right="0cm" fo:line-height="97%" fo:text-indent="0cm" style:auto-text-indent="false"/>
    </style:style>
    <style:style style:name="P41" style:family="paragraph" style:parent-style-name="Standard">
      <style:paragraph-properties fo:margin-left="0.035cm" fo:margin-right="0cm" fo:line-height="0.503cm" fo:text-indent="0cm" style:auto-text-indent="false"/>
    </style:style>
    <style:style style:name="P42" style:family="paragraph" style:parent-style-name="Standard">
      <style:paragraph-properties fo:margin-left="0.035cm" fo:margin-right="0cm" fo:line-height="0.441cm" fo:text-indent="0cm" style:auto-text-indent="false"/>
    </style:style>
    <style:style style:name="P43" style:family="paragraph" style:parent-style-name="Standard">
      <style:paragraph-properties fo:margin-left="0.212cm" fo:margin-right="0cm" fo:text-indent="0cm" style:auto-text-indent="false"/>
    </style:style>
    <style:style style:name="P44" style:family="paragraph" style:parent-style-name="Standard">
      <style:paragraph-properties fo:margin-left="0.212cm" fo:margin-right="0cm" fo:line-height="0.503cm" fo:text-indent="0cm" style:auto-text-indent="false"/>
    </style:style>
    <style:style style:name="P45" style:family="paragraph" style:parent-style-name="Standard">
      <style:paragraph-properties fo:margin-left="0.212cm" fo:margin-right="0cm" fo:line-height="0.441cm" fo:text-indent="0cm" style:auto-text-indent="false"/>
    </style:style>
    <style:style style:name="P46" style:family="paragraph" style:parent-style-name="Standard">
      <style:paragraph-properties fo:margin-left="0.212cm" fo:margin-right="0cm" fo:line-height="0.476cm" fo:text-indent="0cm" style:auto-text-indent="false"/>
    </style:style>
    <style:style style:name="P47" style:family="paragraph" style:parent-style-name="Standard">
      <style:paragraph-properties fo:margin-left="0.212cm" fo:margin-right="0cm" fo:line-height="0.494cm" fo:text-indent="0cm" style:auto-text-indent="false"/>
    </style:style>
    <style:style style:name="P48" style:family="paragraph" style:parent-style-name="Standard" style:master-page-name="Converted1">
      <style:paragraph-properties fo:line-height="0.353cm" style:page-number="auto"/>
      <style:text-properties fo:font-size="10pt" style:font-size-asian="10pt" style:font-size-complex="10pt"/>
    </style:style>
    <style:style style:name="P49" style:family="paragraph" style:parent-style-name="Standard">
      <style:paragraph-properties fo:margin-left="0.459cm" fo:margin-right="0.6cm" fo:margin-top="0.212cm" fo:margin-bottom="0cm" loext:contextual-spacing="false" fo:line-height="94%" fo:text-align="justify" style:justify-single-word="false" fo:text-indent="0cm" style:auto-text-indent="false"/>
    </style:style>
    <style:style style:name="P50" style:family="paragraph" style:parent-style-name="Standard">
      <style:paragraph-properties fo:margin-left="0.459cm" fo:margin-right="0.6cm" fo:margin-top="0.212cm" fo:margin-bottom="0cm" loext:contextual-spacing="false" fo:line-height="94%" fo:text-align="justify" style:justify-single-word="false" fo:text-indent="0cm" style:auto-text-indent="false"/>
      <style:text-properties style:font-name="Calibri" fo:font-size="12pt" style:font-name-asian="Calibri1" style:font-size-asian="12pt" style:font-name-complex="Calibri1" style:font-size-complex="12pt"/>
    </style:style>
    <style:style style:name="P51" style:family="paragraph" style:parent-style-name="Standard">
      <style:paragraph-properties fo:margin-top="0.212cm" fo:margin-bottom="0cm" loext:contextual-spacing="false" fo:line-height="0.423cm"/>
      <style:text-properties fo:font-size="10pt" style:font-size-asian="10pt" style:font-size-complex="10pt"/>
    </style:style>
    <style:style style:name="P52" style:family="paragraph" style:parent-style-name="Standard">
      <style:paragraph-properties fo:margin-top="0.212cm" fo:margin-bottom="0cm" loext:contextual-spacing="false" fo:line-height="0.353cm"/>
      <style:text-properties fo:font-size="10pt" style:font-size-asian="10pt" style:font-size-complex="10pt"/>
    </style:style>
    <style:style style:name="P53" style:family="paragraph" style:parent-style-name="Standard">
      <style:paragraph-properties fo:margin-left="0.459cm" fo:margin-right="0.635cm" fo:margin-top="0.212cm" fo:margin-bottom="0cm" loext:contextual-spacing="false" fo:line-height="82%" fo:text-align="justify" style:justify-single-word="false" fo:text-indent="0cm" style:auto-text-indent="false"/>
    </style:style>
    <style:style style:name="P54" style:family="paragraph" style:parent-style-name="Standard">
      <style:paragraph-properties fo:margin-left="0.459cm" fo:margin-right="0.635cm" fo:margin-top="0.212cm" fo:margin-bottom="0cm" loext:contextual-spacing="false" fo:line-height="82%" fo:text-align="justify" style:justify-single-word="false" fo:text-indent="0cm" style:auto-text-indent="false"/>
      <style:text-properties style:font-name="Calibri" fo:font-size="12pt" style:font-name-asian="Calibri1" style:font-size-asian="12pt" style:font-name-complex="Calibri1" style:font-size-complex="12pt"/>
    </style:style>
    <style:style style:name="P55" style:family="paragraph" style:parent-style-name="Standard">
      <style:paragraph-properties fo:line-height="0.353cm" fo:break-before="page"/>
      <style:text-properties fo:font-size="10pt" style:font-size-asian="10pt" style:font-size-complex="10pt"/>
    </style:style>
    <style:style style:name="P56" style:family="paragraph" style:parent-style-name="Standard">
      <style:paragraph-properties fo:line-height="0.123cm" fo:break-before="page"/>
      <style:text-properties fo:font-size="10pt" style:font-size-asian="10pt" style:font-size-complex="10pt"/>
    </style:style>
    <style:style style:name="P57" style:family="paragraph" style:parent-style-name="Standard">
      <style:paragraph-properties fo:line-height="0.688cm" fo:break-before="page"/>
      <style:text-properties fo:font-size="10pt" style:font-size-asian="10pt" style:font-size-complex="10pt"/>
    </style:style>
    <style:style style:name="P58" style:family="paragraph" style:parent-style-name="Standard">
      <style:paragraph-properties fo:margin-left="0.176cm" fo:margin-right="0cm" fo:text-indent="0cm" style:auto-text-indent="false"/>
    </style:style>
    <style:style style:name="P59" style:family="paragraph" style:parent-style-name="Standard">
      <style:paragraph-properties fo:margin-left="0.141cm" fo:margin-right="0cm" fo:text-indent="0cm" style:auto-text-indent="false"/>
    </style:style>
    <style:style style:name="P60" style:family="paragraph" style:parent-style-name="Standard">
      <style:paragraph-properties fo:margin-left="0.141cm" fo:margin-right="0cm" fo:line-height="0.476cm" fo:text-indent="0cm" style:auto-text-indent="false"/>
    </style:style>
    <style:style style:name="P61" style:family="paragraph" style:parent-style-name="Standard" style:master-page-name="Converted2">
      <style:paragraph-properties fo:line-height="0.515cm" style:page-number="auto"/>
      <style:text-properties fo:font-size="10pt" style:font-size-asian="10pt" style:font-size-complex="10pt"/>
    </style:style>
    <style:style style:name="P62" style:family="paragraph" style:parent-style-name="Standard" style:list-style-name="WWNum6" style:master-page-name="Converted3">
      <style:paragraph-properties fo:margin-left="1.094cm" fo:margin-right="1.729cm" fo:line-height="96%" fo:text-indent="-0.631cm" style:auto-text-indent="false" style:page-number="auto">
        <style:tab-stops>
          <style:tab-stop style:position="1.094cm"/>
        </style:tab-stops>
      </style:paragraph-properties>
    </style:style>
    <style:style style:name="P63" style:family="paragraph" style:parent-style-name="Standard">
      <style:paragraph-properties fo:margin-left="0cm" fo:margin-right="0cm" fo:text-indent="0.459cm" style:auto-text-indent="false"/>
    </style:style>
    <style:style style:name="P64" style:family="paragraph" style:parent-style-name="Standard">
      <style:paragraph-properties fo:margin-left="0.459cm" fo:margin-right="0.459cm" fo:line-height="89%" fo:text-indent="0cm" style:auto-text-indent="false"/>
    </style:style>
    <style:style style:name="P65" style:family="paragraph" style:parent-style-name="Standard">
      <style:paragraph-properties fo:margin-left="0.459cm" fo:margin-right="0.459cm" fo:line-height="89%" fo:text-indent="0cm" style:auto-text-indent="false"/>
      <style:text-properties style:font-name="Calibri" fo:font-size="12pt" fo:font-weight="bold" style:font-name-asian="Calibri1" style:font-size-asian="12pt" style:font-weight-asian="bold" style:font-name-complex="Calibri1" style:font-size-complex="12pt" style:font-weight-complex="bold"/>
    </style:style>
    <style:style style:name="P66" style:family="paragraph" style:parent-style-name="Standard">
      <style:paragraph-properties fo:margin-left="5.115cm" fo:margin-right="0cm" fo:text-indent="0cm" style:auto-text-indent="false"/>
    </style:style>
    <style:style style:name="T1" style:family="text">
      <style:text-properties style:font-name="Calibri" fo:font-size="48pt" style:font-name-asian="Calibri1" style:font-size-asian="48pt" style:font-name-complex="Calibri1" style:font-size-complex="48pt"/>
    </style:style>
    <style:style style:name="T2" style:family="text">
      <style:text-properties style:font-name="Calibri" fo:font-size="12pt" fo:font-weight="bold" style:font-name-asian="Calibri1" style:font-size-asian="12pt" style:font-weight-asian="bold" style:font-name-complex="Calibri1" style:font-size-complex="12pt"/>
    </style:style>
    <style:style style:name="T3" style:family="text">
      <style:text-properties style:font-name="Calibri" fo:font-size="12pt" fo:font-weight="bold" style:font-name-asian="Calibri1" style:font-size-asian="12pt" style:font-weight-asian="bold" style:font-name-complex="Calibri1" style:font-size-complex="12pt" style:font-weight-complex="bold"/>
    </style:style>
    <style:style style:name="T4" style:family="text">
      <style:text-properties style:font-name="Calibri" fo:font-size="12pt" fo:font-weight="bold" style:font-name-asian="Calibri1" style:font-size-asian="12pt" style:font-weight-asian="bold" style:font-name-complex="Calibri1" style:font-size-complex="12pt" style:font-weight-complex="bold" style:text-scale="99%"/>
    </style:style>
    <style:style style:name="T5" style:family="text">
      <style:text-properties style:font-name="Calibri" fo:font-size="12pt" fo:font-weight="bold" style:font-name-asian="Calibri1" style:font-size-asian="12pt" style:font-weight-asian="bold" style:font-name-complex="Calibri1"/>
    </style:style>
    <style:style style:name="T6" style:family="text">
      <style:text-properties style:font-name="Calibri" fo:font-size="12pt" fo:font-weight="bold" style:font-name-asian="Calibri1" style:font-size-asian="12pt" style:font-weight-asian="bold" style:font-name-complex="Calibri1" style:font-weight-complex="bold"/>
    </style:style>
    <style:style style:name="T7" style:family="text">
      <style:text-properties style:font-name="Calibri" fo:font-size="12pt" fo:font-weight="bold" style:font-name-asian="Gautami1" style:font-size-asian="12pt" style:font-weight-asian="bold" style:font-name-complex="Calibri1"/>
    </style:style>
    <style:style style:name="T8" style:family="text">
      <style:text-properties style:font-name="Calibri" fo:font-size="12pt" fo:font-weight="bold" style:font-size-asian="12pt" style:font-weight-asian="bold" style:font-name-complex="Calibri1" style:font-size-complex="10pt"/>
    </style:style>
    <style:style style:name="T9" style:family="text">
      <style:text-properties style:font-name="Calibri" fo:font-size="12pt" style:font-name-asian="Calibri1" style:font-size-asian="12pt" style:font-name-complex="Calibri1" style:font-size-complex="12pt"/>
    </style:style>
    <style:style style:name="T10" style:family="text">
      <style:text-properties style:font-name="Calibri" fo:font-size="12pt" style:font-name-asian="Calibri1" style:font-size-asian="12pt" style:font-name-complex="Calibri1" style:font-size-complex="12pt" style:font-weight-complex="bold"/>
    </style:style>
    <style:style style:name="T11" style:family="text">
      <style:text-properties style:font-name="Calibri" fo:font-size="12pt" style:text-underline-style="solid" style:text-underline-width="auto" style:text-underline-color="font-color" style:font-name-asian="Calibri1" style:font-size-asian="12pt" style:font-name-complex="Calibri1" style:font-size-complex="12pt"/>
    </style:style>
    <style:style style:name="T12" style:family="text">
      <style:text-properties style:font-name="Calibri" fo:font-size="8pt" fo:font-weight="bold" style:font-name-asian="Calibri1" style:font-size-asian="8pt" style:font-weight-asian="bold" style:font-name-complex="Calibri1" style:font-size-complex="8pt" style:font-weight-complex="bold"/>
    </style:style>
    <style:style style:name="T13" style:family="text">
      <style:text-properties style:font-name="Calibri" style:font-name-asian="Calibri1" style:font-name-complex="Calibri1" style:font-size-complex="12pt"/>
    </style:style>
    <style:style style:name="T14" style:family="text">
      <style:text-properties style:font-name="Calibri" style:font-name-asian="Calibri1" style:font-name-complex="Calibri1" style:font-size-complex="12pt"/>
    </style:style>
    <style:style style:name="T15" style:family="text">
      <style:text-properties style:font-name="Calibri" style:font-name-asian="Calibri1" style:font-name-complex="Calibri1"/>
    </style:style>
    <style:style style:name="T16" style:family="text">
      <style:text-properties style:font-name="Calibri" fo:background-color="#a6a6a6" loext:char-shading-value="0" style:font-name-asian="Calibri1" style:font-name-complex="Calibri1" style:font-size-complex="12pt"/>
    </style:style>
    <style:style style:name="T17" style:family="text">
      <style:text-properties style:font-name="Calibri" style:font-name-complex="Calibri1"/>
    </style:style>
    <style:style style:name="T18" style:family="text">
      <style:text-properties style:font-name="Calibri" style:font-name-complex="Calibri1" style:font-size-complex="10pt"/>
    </style:style>
    <style:style style:name="T19" style:family="text">
      <style:text-properties fo:font-size="10pt" style:font-size-asian="10pt" style:font-size-complex="10pt"/>
    </style:style>
    <style:style style:name="T20" style:family="text">
      <style:text-properties fo:font-size="10pt" fo:font-weight="bold" style:font-size-asian="10pt" style:font-weight-asian="bold" style:font-size-complex="10pt"/>
    </style:style>
    <style:style style:name="T21" style:family="text">
      <style:text-properties fo:font-size="12pt" style:font-name-asian="Times New Roman1" style:font-size-asian="12pt" style:font-size-complex="12pt"/>
    </style:style>
    <style:style style:name="T22" style:family="text">
      <style:text-properties style:font-name="Verdana" fo:font-size="16pt" fo:font-weight="bold" style:font-name-asian="Verdana1" style:font-size-asian="16pt" style:font-weight-asian="bold" style:font-name-complex="Verdana1" style:font-size-complex="16pt" style:font-weight-complex="bold"/>
    </style:style>
    <style:style style:name="T23" style:family="text">
      <style:text-properties fo:color="#1155cc" style:font-name="Calibri" fo:font-size="8.5pt" style:font-name-asian="Calibri1" style:font-size-asian="8.5pt" style:font-name-complex="Calibri1" style:font-size-complex="8.5pt"/>
    </style:style>
    <style:style style:name="T24" style:family="text">
      <style:text-properties fo:color="#1155cc" style:font-name="Gautami" fo:font-size="8.5pt" style:font-name-asian="Gautami1" style:font-size-asian="8.5pt" style:font-name-complex="Gautami1" style:font-size-complex="8.5pt"/>
    </style:style>
    <style:style style:name="T25" style:family="text">
      <style:text-properties fo:color="#000000" style:font-name="Calibri" fo:font-size="8.5pt" style:font-name-asian="Calibri1" style:font-size-asian="8.5pt" style:font-name-complex="Calibri1" style:font-size-complex="8.5pt"/>
    </style:style>
    <style:style style:name="T26" style:family="text">
      <style:text-properties style:font-name="Gautami" fo:font-size="12pt" style:font-name-asian="Gautami1" style:font-size-asian="12pt" style:font-name-complex="Gautami1" style:font-size-complex="12pt"/>
    </style:style>
    <style:style style:name="T27" style:family="text">
      <style:text-properties style:font-name="Gautami" fo:font-size="8pt" style:font-name-asian="Gautami1" style:font-size-asian="8pt" style:font-name-complex="Gautami1" style:font-size-complex="8pt"/>
    </style:style>
    <style:style style:name="T28" style:family="text">
      <style:text-properties fo:font-variant="small-caps" style:font-name="Calibri" fo:font-size="12pt" fo:font-weight="bold" style:font-name-asian="Calibri1" style:font-size-asian="12pt" style:font-weight-asian="bold" style:font-name-complex="Calibri1" style:font-size-complex="12pt" style:font-weight-complex="bold"/>
    </style:style>
    <style:style style:name="T29" style:family="text">
      <style:text-properties fo:color="#0000ff" style:font-name="Calibri" fo:font-size="12pt" style:font-name-asian="Calibri1" style:font-size-asian="12pt" style:font-name-complex="Calibri1" style:font-size-complex="12pt"/>
    </style:style>
    <style:style style:name="T30" style:family="text">
      <style:text-properties style:font-size-complex="10pt"/>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3"/>
      <text:p text:style-name="P8"><text:span text:style-name="T1">LAUDIO BIZIRIK</text:span></text:p>
      <text:p text:style-name="P9"/>
      <text:p text:style-name="P8"><text:span text:style-name="T1">LAUDIO VIVO</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35"><text:span text:style-name="T3">Aurkibidea:</text:span></text:p>
      <text:p text:style-name="P2"/>
      <text:p text:style-name="P5"/>
      <text:list xml:id="list3917376996" text:style-name="WWNum1">
        <text:list-item>
          <text:p text:style-name="P36"><text:span text:style-name="T9">Taldea / Equipo</text:span></text:p>
        </text:list-item>
      </text:list>
      <text:p text:style-name="P10"/>
      <text:list xml:id="list135512915045076" text:continue-numbering="true" text:style-name="WWNum1">
        <text:list-item>
          <text:p text:style-name="P36"><text:span text:style-name="T9">Azalpen orokorra / descripción general</text:span></text:p>
        </text:list-item>
      </text:list>
      <text:p text:style-name="P10"/>
      <text:list xml:id="list135511044771812" text:continue-numbering="true" text:style-name="WWNum1">
        <text:list-item>
          <text:p text:style-name="P36"><text:span text:style-name="T9">Landuko diren gune interesgarriak / Zonas de interés a trabajar</text:span></text:p>
        </text:list-item>
      </text:list>
      <text:p text:style-name="P10"/>
      <text:list xml:id="list135512837710090" text:continue-numbering="true" text:style-name="WWNum1">
        <text:list-item>
          <text:p text:style-name="P36"><text:span text:style-name="T9">Gunea bakoitzerako aktibitateak / Actividades en cada punto de interés</text:span></text:p>
        </text:list-item>
      </text:list>
      <text:p text:style-name="P48"><text:bookmark text:name="page2"/></text:p>
      <text:p text:style-name="P18"/>
      <text:p text:style-name="P38"><text:span text:style-name="T3">1. <text:s/>TALDEA / EQUIPO</text:span></text:p>
      <text:p text:style-name="P19"/>
      <text:p text:style-name="P39"><text:span text:style-name="T9">Oharra: Markatu zein izango den kontaktuko arduraduna bere e-mail bat idatziz.</text:span></text:p>
      <text:p text:style-name="P40"><text:span text:style-name="T9">Nota: Indicar quien va a ser la persona de contacto indicando un e-mail.</text:span></text:p>
      <text:p text:style-name="P20"/>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3"><text:span text:style-name="T11">U</text:span><text:span text:style-name="T9">PV</text:span><text:span text:style-name="T11">-E</text:span><text:span text:style-name="T9">HU</text:span><text:span text:style-name="T11">k</text:span><text:span text:style-name="T9">o </text:span><text:span text:style-name="T11">i</text:span><text:span text:style-name="T9">k</text:span><text:span text:style-name="T11">aslea</text:span><text:span text:style-name="T9">k</text:span></text:p>
          </table:table-cell>
          <table:table-cell table:style-name="Tabla1.B1" office:value-type="string">
            <text:p text:style-name="P1"/>
          </table:table-cell>
          <table:table-cell table:style-name="Tabla1.B1" office:value-type="string">
            <text:p text:style-name="P1"/>
          </table:table-cell>
          <table:table-cell table:style-name="Tabla1.D1" office:value-type="string">
            <text:p text:style-name="P1"/>
          </table:table-cell>
        </table:table-row>
        <table:table-row table:style-name="Tabla1.2">
          <table:table-cell table:style-name="Tabla1.A2" office:value-type="string">
            <text:p text:style-name="P44"><text:span text:style-name="T9">Izenak</text:span></text:p>
          </table:table-cell>
          <table:table-cell table:style-name="Tabla1.B2" office:value-type="string">
            <text:p text:style-name="P1"/>
          </table:table-cell>
          <table:table-cell table:style-name="Tabla1.C2" table:number-columns-spanned="2" office:value-type="string">
            <text:p text:style-name="P41"><text:span text:style-name="T9">Kontaktatzeko e-maila (bat baino ez)</text:span></text:p>
          </table:table-cell>
          <table:covered-table-cell/>
        </table:table-row>
        <table:table-row table:style-name="Tabla1.3">
          <table:table-cell table:style-name="Tabla1.A3" office:value-type="string">
            <text:p text:style-name="P44"><text:span text:style-name="T9">Ainhoa Elorza Rodriguez</text:span></text:p>
          </table:table-cell>
          <table:table-cell table:style-name="Tabla1.B2" office:value-type="string">
            <text:p text:style-name="P1"/>
          </table:table-cell>
          <table:table-cell table:style-name="Tabla1.B2" office:value-type="string">
            <text:p text:style-name="P1"/>
          </table:table-cell>
          <table:table-cell table:style-name="Tabla1.C2" office:value-type="string">
            <text:p text:style-name="P1"/>
          </table:table-cell>
        </table:table-row>
        <table:table-row table:style-name="Tabla1.4">
          <table:table-cell table:style-name="Tabla1.A4" office:value-type="string">
            <text:p text:style-name="P45"><text:span text:style-name="T9">Judith Pérez Sánchez</text:span></text:p>
          </table:table-cell>
          <table:table-cell table:style-name="Tabla1.B4" office:value-type="string">
            <text:p text:style-name="P28"/>
          </table:table-cell>
          <table:table-cell table:style-name="Tabla1.C4" table:number-columns-spanned="2" office:value-type="string">
            <text:p text:style-name="P42"><text:a xlink:type="simple" xlink:href="mailto:judith14194@gmail.com" text:style-name="ListLabel_20_13" text:visited-style-name="ListLabel_20_13"><text:span text:style-name="T23">judith14194@gmail.com</text:span></text:a><text:span text:style-name="T24">​</text:span><text:span text:style-name="T25">edo jperez188@ikasle.ehu.eus</text:span></text:p>
          </table:table-cell>
          <table:covered-table-cell/>
        </table:table-row>
        <table:table-row table:style-name="Tabla1.5">
          <table:table-cell table:style-name="Tabla1.A3" office:value-type="string">
            <text:p text:style-name="P30"/>
          </table:table-cell>
          <table:table-cell table:style-name="Tabla1.B2" office:value-type="string">
            <text:p text:style-name="P30"/>
          </table:table-cell>
          <table:table-cell table:style-name="Tabla1.C5" office:value-type="string">
            <text:p text:style-name="P30"/>
          </table:table-cell>
          <table:table-cell table:style-name="Tabla1.C2" office:value-type="string">
            <text:p text:style-name="P30"/>
          </table:table-cell>
        </table:table-row>
        <table:table-row table:style-name="Tabla1.6">
          <table:table-cell table:style-name="Tabla1.A3" office:value-type="string">
            <text:p text:style-name="P46"><text:span text:style-name="T9">Naroa Roldan Becerra</text:span></text:p>
          </table:table-cell>
          <table:table-cell table:style-name="Tabla1.B2" office:value-type="string">
            <text:p text:style-name="P31"/>
          </table:table-cell>
          <table:table-cell table:style-name="Tabla1.B2" office:value-type="string">
            <text:p text:style-name="P31"/>
          </table:table-cell>
          <table:table-cell table:style-name="Tabla1.C2" office:value-type="string">
            <text:p text:style-name="P31"/>
          </table:table-cell>
        </table:table-row>
        <table:table-row table:style-name="Tabla1.7">
          <table:table-cell table:style-name="Tabla1.A3" office:value-type="string">
            <text:p text:style-name="P47"><text:span text:style-name="T9">Julene Sada Sologuren</text:span></text:p>
          </table:table-cell>
          <table:table-cell table:style-name="Tabla1.B2" office:value-type="string">
            <text:p text:style-name="P1"/>
          </table:table-cell>
          <table:table-cell table:style-name="Tabla1.B2" office:value-type="string">
            <text:p text:style-name="P1"/>
          </table:table-cell>
          <table:table-cell table:style-name="Tabla1.C2" office:value-type="string">
            <text:p text:style-name="P1"/>
          </table:table-cell>
        </table:table-row>
        <table:table-row table:style-name="Tabla1.8">
          <table:table-cell table:style-name="Tabla1.A3" office:value-type="string">
            <text:p text:style-name="P47"><text:span text:style-name="T9">Arrate Ugarte Artieta</text:span></text:p>
          </table:table-cell>
          <table:table-cell table:style-name="Tabla1.B2" office:value-type="string">
            <text:p text:style-name="P1"/>
          </table:table-cell>
          <table:table-cell table:style-name="Tabla1.B2" office:value-type="string">
            <text:p text:style-name="P1"/>
          </table:table-cell>
          <table:table-cell table:style-name="Tabla1.C2" office:value-type="string">
            <text:p text:style-name="P1"/>
          </table:table-cell>
        </table:table-row>
      </table:table>
      <text:p text:style-name="P21"><draw:frame draw:style-name="fr2" draw:name="Picture 7" text:anchor-type="char" svg:x="4.979cm" svg:y="-3.177cm" svg:width="0.026cm" svg:height="0.079cm" draw:z-index="0"><draw:image xlink:href="Pictures/100000000000000200000006970F9C8A6EDD542D.png" xlink:type="simple" xlink:show="embed" xlink:actuate="onLoad" loext:mime-type="image/png"/></draw:frame><draw:frame draw:style-name="fr2" draw:name="Picture 8" text:anchor-type="char" svg:x="4.979cm" svg:y="-3.016cm" svg:width="0.026cm" svg:height="0.079cm" draw:z-index="1"><draw:image xlink:href="Pictures/100000000000000200000006970F9C8A6EDD542D.png" xlink:type="simple" xlink:show="embed" xlink:actuate="onLoad" loext:mime-type="image/png"/></draw:frame><draw:frame draw:style-name="fr2" draw:name="Picture 9" text:anchor-type="char" svg:x="4.979cm" svg:y="-2.858cm" svg:width="0.026cm" svg:height="0.079cm" draw:z-index="2"><draw:image xlink:href="Pictures/100000000000000200000006970F9C8A6EDD542D.png" xlink:type="simple" xlink:show="embed" xlink:actuate="onLoad" loext:mime-type="image/png"/></draw:frame><draw:frame draw:style-name="fr2" draw:name="Picture 10" text:anchor-type="char" svg:x="15.413cm" svg:y="-3.283cm" svg:width="0.053cm" svg:height="0.041cm" draw:z-index="3"><draw:image xlink:href="Pictures/100000000000000400000002F7D83E8F64929390.png" xlink:type="simple" xlink:show="embed" xlink:actuate="onLoad" loext:mime-type="image/png"/></draw:frame><draw:frame draw:style-name="fr2" draw:name="Picture 11" text:anchor-type="char" svg:x="0.161cm" svg:y="-3.283cm" svg:width="0.079cm" svg:height="0.041cm" draw:z-index="4"><draw:image xlink:href="Pictures/100000000000000600000002970F9C8A6EDD542D.png" xlink:type="simple" xlink:show="embed" xlink:actuate="onLoad" loext:mime-type="image/png"/></draw:frame><draw:frame draw:style-name="fr2" draw:name="Picture 12" text:anchor-type="char" svg:x="0.478cm" svg:y="-3.283cm" svg:width="0.079cm" svg:height="0.041cm" draw:z-index="5"><draw:image xlink:href="Pictures/100000000000000600000002970F9C8A6EDD542D.png" xlink:type="simple" xlink:show="embed" xlink:actuate="onLoad" loext:mime-type="image/png"/></draw:frame><draw:frame draw:style-name="fr2" draw:name="Picture 13" text:anchor-type="char" svg:x="0.796cm" svg:y="-3.283cm" svg:width="0.079cm" svg:height="0.041cm" draw:z-index="6"><draw:image xlink:href="Pictures/100000000000000600000002970F9C8A6EDD542D.png" xlink:type="simple" xlink:show="embed" xlink:actuate="onLoad" loext:mime-type="image/png"/></draw:frame><draw:frame draw:style-name="fr2" draw:name="Picture 14" text:anchor-type="char" svg:x="1.274cm" svg:y="-3.283cm" svg:width="0.079cm" svg:height="0.041cm" draw:z-index="7"><draw:image xlink:href="Pictures/100000000000000600000002970F9C8A6EDD542D.png" xlink:type="simple" xlink:show="embed" xlink:actuate="onLoad" loext:mime-type="image/png"/></draw:frame><draw:frame draw:style-name="fr2" draw:name="Picture 15" text:anchor-type="char" svg:x="1.591cm" svg:y="-3.283cm" svg:width="0.079cm" svg:height="0.041cm" draw:z-index="8"><draw:image xlink:href="Pictures/100000000000000600000002970F9C8A6EDD542D.png" xlink:type="simple" xlink:show="embed" xlink:actuate="onLoad" loext:mime-type="image/png"/></draw:frame><draw:frame draw:style-name="fr2" draw:name="Picture 16" text:anchor-type="char" svg:x="2.067cm" svg:y="-3.283cm" svg:width="0.079cm" svg:height="0.041cm" draw:z-index="9"><draw:image xlink:href="Pictures/100000000000000600000002970F9C8A6EDD542D.png" xlink:type="simple" xlink:show="embed" xlink:actuate="onLoad" loext:mime-type="image/png"/></draw:frame><draw:frame draw:style-name="fr2" draw:name="Picture 17" text:anchor-type="char" svg:x="2.226cm" svg:y="-3.283cm" svg:width="0.079cm" svg:height="0.041cm" draw:z-index="10"><draw:image xlink:href="Pictures/100000000000000600000002970F9C8A6EDD542D.png" xlink:type="simple" xlink:show="embed" xlink:actuate="onLoad" loext:mime-type="image/png"/></draw:frame><draw:frame draw:style-name="fr2" draw:name="Picture 18" text:anchor-type="char" svg:x="3.498cm" svg:y="-3.283cm" svg:width="0.079cm" svg:height="0.041cm" draw:z-index="11"><draw:image xlink:href="Pictures/100000000000000600000002970F9C8A6EDD542D.png" xlink:type="simple" xlink:show="embed" xlink:actuate="onLoad" loext:mime-type="image/png"/></draw:frame><draw:frame draw:style-name="fr2" draw:name="Picture 19" text:anchor-type="char" svg:x="3.657cm" svg:y="-3.283cm" svg:width="0.079cm" svg:height="0.041cm" draw:z-index="12"><draw:image xlink:href="Pictures/100000000000000600000002970F9C8A6EDD542D.png" xlink:type="simple" xlink:show="embed" xlink:actuate="onLoad" loext:mime-type="image/png"/></draw:frame><draw:frame draw:style-name="fr2" draw:name="Picture 20" text:anchor-type="char" svg:x="3.815cm" svg:y="-3.283cm" svg:width="0.079cm" svg:height="0.041cm" draw:z-index="13"><draw:image xlink:href="Pictures/100000000000000600000002970F9C8A6EDD542D.png" xlink:type="simple" xlink:show="embed" xlink:actuate="onLoad" loext:mime-type="image/png"/></draw:frame><draw:frame draw:style-name="fr2" draw:name="Picture 21" text:anchor-type="char" svg:x="3.974cm" svg:y="-3.283cm" svg:width="0.079cm" svg:height="0.041cm" draw:z-index="14"><draw:image xlink:href="Pictures/100000000000000600000002970F9C8A6EDD542D.png" xlink:type="simple" xlink:show="embed" xlink:actuate="onLoad" loext:mime-type="image/png"/></draw:frame><draw:frame draw:style-name="fr2" draw:name="Picture 22" text:anchor-type="char" svg:x="4.133cm" svg:y="-3.283cm" svg:width="0.079cm" svg:height="0.041cm" draw:z-index="15"><draw:image xlink:href="Pictures/100000000000000600000002970F9C8A6EDD542D.png" xlink:type="simple" xlink:show="embed" xlink:actuate="onLoad" loext:mime-type="image/png"/></draw:frame><draw:frame draw:style-name="fr2" draw:name="Picture 23" text:anchor-type="char" svg:x="4.292cm" svg:y="-3.283cm" svg:width="0.079cm" svg:height="0.041cm" draw:z-index="16"><draw:image xlink:href="Pictures/100000000000000600000002970F9C8A6EDD542D.png" xlink:type="simple" xlink:show="embed" xlink:actuate="onLoad" loext:mime-type="image/png"/></draw:frame><draw:frame draw:style-name="fr2" draw:name="Picture 24" text:anchor-type="char" svg:x="4.45cm" svg:y="-3.283cm" svg:width="0.079cm" svg:height="0.041cm" draw:z-index="17"><draw:image xlink:href="Pictures/100000000000000600000002970F9C8A6EDD542D.png" xlink:type="simple" xlink:show="embed" xlink:actuate="onLoad" loext:mime-type="image/png"/></draw:frame><draw:frame draw:style-name="fr2" draw:name="Picture 25" text:anchor-type="char" svg:x="4.609cm" svg:y="-3.283cm" svg:width="0.079cm" svg:height="0.041cm" draw:z-index="18"><draw:image xlink:href="Pictures/100000000000000600000002970F9C8A6EDD542D.png" xlink:type="simple" xlink:show="embed" xlink:actuate="onLoad" loext:mime-type="image/png"/></draw:frame><draw:frame draw:style-name="fr2" draw:name="Picture 26" text:anchor-type="char" svg:x="4.768cm" svg:y="-3.283cm" svg:width="0.079cm" svg:height="0.041cm" draw:z-index="19"><draw:image xlink:href="Pictures/100000000000000600000002970F9C8A6EDD542D.png" xlink:type="simple" xlink:show="embed" xlink:actuate="onLoad" loext:mime-type="image/png"/></draw:frame><draw:frame draw:style-name="fr2" draw:name="Picture 27" text:anchor-type="char" svg:x="4.927cm" svg:y="-3.283cm" svg:width="0.079cm" svg:height="0.041cm" draw:z-index="20"><draw:image xlink:href="Pictures/100000000000000600000002970F9C8A6EDD542D.png" xlink:type="simple" xlink:show="embed" xlink:actuate="onLoad" loext:mime-type="image/png"/></draw:frame><draw:frame draw:style-name="fr2" draw:name="Picture 28" text:anchor-type="char" svg:x="5.087cm" svg:y="-3.283cm" svg:width="0.079cm" svg:height="0.041cm" draw:z-index="21"><draw:image xlink:href="Pictures/100000000000000600000002970F9C8A6EDD542D.png" xlink:type="simple" xlink:show="embed" xlink:actuate="onLoad" loext:mime-type="image/png"/></draw:frame><draw:frame draw:style-name="fr2" draw:name="Picture 29" text:anchor-type="char" svg:x="5.246cm" svg:y="-3.283cm" svg:width="0.079cm" svg:height="0.041cm" draw:z-index="22"><draw:image xlink:href="Pictures/100000000000000600000002970F9C8A6EDD542D.png" xlink:type="simple" xlink:show="embed" xlink:actuate="onLoad" loext:mime-type="image/png"/></draw:frame><draw:frame draw:style-name="fr2" draw:name="Picture 30" text:anchor-type="char" svg:x="5.405cm" svg:y="-3.283cm" svg:width="0.079cm" svg:height="0.041cm" draw:z-index="23"><draw:image xlink:href="Pictures/100000000000000600000002970F9C8A6EDD542D.png" xlink:type="simple" xlink:show="embed" xlink:actuate="onLoad" loext:mime-type="image/png"/></draw:frame><draw:frame draw:style-name="fr2" draw:name="Picture 31" text:anchor-type="char" svg:x="5.563cm" svg:y="-3.283cm" svg:width="0.079cm" svg:height="0.041cm" draw:z-index="24"><draw:image xlink:href="Pictures/100000000000000600000002970F9C8A6EDD542D.png" xlink:type="simple" xlink:show="embed" xlink:actuate="onLoad" loext:mime-type="image/png"/></draw:frame><draw:frame draw:style-name="fr2" draw:name="Picture 32" text:anchor-type="char" svg:x="5.722cm" svg:y="-3.283cm" svg:width="0.079cm" svg:height="0.041cm" draw:z-index="25"><draw:image xlink:href="Pictures/100000000000000600000002970F9C8A6EDD542D.png" xlink:type="simple" xlink:show="embed" xlink:actuate="onLoad" loext:mime-type="image/png"/></draw:frame><draw:frame draw:style-name="fr2" draw:name="Picture 33" text:anchor-type="char" svg:x="5.881cm" svg:y="-3.283cm" svg:width="0.079cm" svg:height="0.041cm" draw:z-index="26"><draw:image xlink:href="Pictures/100000000000000600000002970F9C8A6EDD542D.png" xlink:type="simple" xlink:show="embed" xlink:actuate="onLoad" loext:mime-type="image/png"/></draw:frame><draw:frame draw:style-name="fr2" draw:name="Picture 34" text:anchor-type="char" svg:x="6.04cm" svg:y="-3.283cm" svg:width="0.079cm" svg:height="0.041cm" draw:z-index="27"><draw:image xlink:href="Pictures/100000000000000600000002970F9C8A6EDD542D.png" xlink:type="simple" xlink:show="embed" xlink:actuate="onLoad" loext:mime-type="image/png"/></draw:frame><draw:frame draw:style-name="fr2" draw:name="Picture 35" text:anchor-type="char" svg:x="6.198cm" svg:y="-3.283cm" svg:width="0.079cm" svg:height="0.041cm" draw:z-index="28"><draw:image xlink:href="Pictures/100000000000000600000002970F9C8A6EDD542D.png" xlink:type="simple" xlink:show="embed" xlink:actuate="onLoad" loext:mime-type="image/png"/></draw:frame><draw:frame draw:style-name="fr2" draw:name="Picture 36" text:anchor-type="char" svg:x="6.357cm" svg:y="-3.283cm" svg:width="0.079cm" svg:height="0.041cm" draw:z-index="29"><draw:image xlink:href="Pictures/100000000000000600000002970F9C8A6EDD542D.png" xlink:type="simple" xlink:show="embed" xlink:actuate="onLoad" loext:mime-type="image/png"/></draw:frame><draw:frame draw:style-name="fr2" draw:name="Picture 37" text:anchor-type="char" svg:x="6.516cm" svg:y="-3.283cm" svg:width="0.079cm" svg:height="0.041cm" draw:z-index="30"><draw:image xlink:href="Pictures/100000000000000600000002970F9C8A6EDD542D.png" xlink:type="simple" xlink:show="embed" xlink:actuate="onLoad" loext:mime-type="image/png"/></draw:frame><draw:frame draw:style-name="fr2" draw:name="Picture 38" text:anchor-type="char" svg:x="6.675cm" svg:y="-3.283cm" svg:width="0.079cm" svg:height="0.041cm" draw:z-index="31"><draw:image xlink:href="Pictures/100000000000000600000002970F9C8A6EDD542D.png" xlink:type="simple" xlink:show="embed" xlink:actuate="onLoad" loext:mime-type="image/png"/></draw:frame><draw:frame draw:style-name="fr2" draw:name="Picture 39" text:anchor-type="char" svg:x="6.833cm" svg:y="-3.283cm" svg:width="0.079cm" svg:height="0.041cm" draw:z-index="32"><draw:image xlink:href="Pictures/100000000000000600000002970F9C8A6EDD542D.png" xlink:type="simple" xlink:show="embed" xlink:actuate="onLoad" loext:mime-type="image/png"/></draw:frame><draw:frame draw:style-name="fr2" draw:name="Picture 40" text:anchor-type="char" svg:x="6.992cm" svg:y="-3.283cm" svg:width="0.079cm" svg:height="0.041cm" draw:z-index="33"><draw:image xlink:href="Pictures/100000000000000600000002970F9C8A6EDD542D.png" xlink:type="simple" xlink:show="embed" xlink:actuate="onLoad" loext:mime-type="image/png"/></draw:frame><draw:frame draw:style-name="fr2" draw:name="Picture 41" text:anchor-type="char" svg:x="7.153cm" svg:y="-3.283cm" svg:width="0.079cm" svg:height="0.041cm" draw:z-index="34"><draw:image xlink:href="Pictures/100000000000000600000002970F9C8A6EDD542D.png" xlink:type="simple" xlink:show="embed" xlink:actuate="onLoad" loext:mime-type="image/png"/></draw:frame><draw:frame draw:style-name="fr2" draw:name="Picture 42" text:anchor-type="char" svg:x="7.311cm" svg:y="-3.283cm" svg:width="0.079cm" svg:height="0.041cm" draw:z-index="35"><draw:image xlink:href="Pictures/100000000000000600000002970F9C8A6EDD542D.png" xlink:type="simple" xlink:show="embed" xlink:actuate="onLoad" loext:mime-type="image/png"/></draw:frame><draw:frame draw:style-name="fr2" draw:name="Picture 43" text:anchor-type="char" svg:x="7.47cm" svg:y="-3.283cm" svg:width="0.079cm" svg:height="0.041cm" draw:z-index="36"><draw:image xlink:href="Pictures/100000000000000600000002970F9C8A6EDD542D.png" xlink:type="simple" xlink:show="embed" xlink:actuate="onLoad" loext:mime-type="image/png"/></draw:frame><draw:frame draw:style-name="fr2" draw:name="Picture 44" text:anchor-type="char" svg:x="7.629cm" svg:y="-3.283cm" svg:width="0.079cm" svg:height="0.041cm" draw:z-index="37"><draw:image xlink:href="Pictures/100000000000000600000002970F9C8A6EDD542D.png" xlink:type="simple" xlink:show="embed" xlink:actuate="onLoad" loext:mime-type="image/png"/></draw:frame><draw:frame draw:style-name="fr2" draw:name="Picture 45" text:anchor-type="char" svg:x="7.788cm" svg:y="-3.283cm" svg:width="0.079cm" svg:height="0.041cm" draw:z-index="38"><draw:image xlink:href="Pictures/100000000000000600000002970F9C8A6EDD542D.png" xlink:type="simple" xlink:show="embed" xlink:actuate="onLoad" loext:mime-type="image/png"/></draw:frame><draw:frame draw:style-name="fr2" draw:name="Picture 46" text:anchor-type="char" svg:x="7.946cm" svg:y="-3.283cm" svg:width="0.079cm" svg:height="0.041cm" draw:z-index="39"><draw:image xlink:href="Pictures/100000000000000600000002970F9C8A6EDD542D.png" xlink:type="simple" xlink:show="embed" xlink:actuate="onLoad" loext:mime-type="image/png"/></draw:frame><draw:frame draw:style-name="fr2" draw:name="Picture 47" text:anchor-type="char" svg:x="8.105cm" svg:y="-3.283cm" svg:width="0.079cm" svg:height="0.041cm" draw:z-index="40"><draw:image xlink:href="Pictures/100000000000000600000002970F9C8A6EDD542D.png" xlink:type="simple" xlink:show="embed" xlink:actuate="onLoad" loext:mime-type="image/png"/></draw:frame><draw:frame draw:style-name="fr2" draw:name="Picture 48" text:anchor-type="char" svg:x="8.264cm" svg:y="-3.283cm" svg:width="0.079cm" svg:height="0.041cm" draw:z-index="41"><draw:image xlink:href="Pictures/100000000000000600000002970F9C8A6EDD542D.png" xlink:type="simple" xlink:show="embed" xlink:actuate="onLoad" loext:mime-type="image/png"/></draw:frame><draw:frame draw:style-name="fr2" draw:name="Picture 49" text:anchor-type="char" svg:x="8.423cm" svg:y="-3.283cm" svg:width="0.079cm" svg:height="0.041cm" draw:z-index="42"><draw:image xlink:href="Pictures/100000000000000600000002970F9C8A6EDD542D.png" xlink:type="simple" xlink:show="embed" xlink:actuate="onLoad" loext:mime-type="image/png"/></draw:frame><draw:frame draw:style-name="fr2" draw:name="Picture 50" text:anchor-type="char" svg:x="8.581cm" svg:y="-3.283cm" svg:width="0.079cm" svg:height="0.041cm" draw:z-index="43"><draw:image xlink:href="Pictures/100000000000000600000002970F9C8A6EDD542D.png" xlink:type="simple" xlink:show="embed" xlink:actuate="onLoad" loext:mime-type="image/png"/></draw:frame><draw:frame draw:style-name="fr2" draw:name="Picture 51" text:anchor-type="char" svg:x="8.74cm" svg:y="-3.283cm" svg:width="0.079cm" svg:height="0.041cm" draw:z-index="44"><draw:image xlink:href="Pictures/100000000000000600000002970F9C8A6EDD542D.png" xlink:type="simple" xlink:show="embed" xlink:actuate="onLoad" loext:mime-type="image/png"/></draw:frame><draw:frame draw:style-name="fr2" draw:name="Picture 52" text:anchor-type="char" svg:x="8.899cm" svg:y="-3.283cm" svg:width="0.079cm" svg:height="0.041cm" draw:z-index="45"><draw:image xlink:href="Pictures/100000000000000600000002970F9C8A6EDD542D.png" xlink:type="simple" xlink:show="embed" xlink:actuate="onLoad" loext:mime-type="image/png"/></draw:frame><draw:frame draw:style-name="fr2" draw:name="Picture 53" text:anchor-type="char" svg:x="9.058cm" svg:y="-3.283cm" svg:width="0.079cm" svg:height="0.041cm" draw:z-index="46"><draw:image xlink:href="Pictures/100000000000000600000002970F9C8A6EDD542D.png" xlink:type="simple" xlink:show="embed" xlink:actuate="onLoad" loext:mime-type="image/png"/></draw:frame><draw:frame draw:style-name="fr2" draw:name="Picture 54" text:anchor-type="char" svg:x="9.216cm" svg:y="-3.283cm" svg:width="0.079cm" svg:height="0.041cm" draw:z-index="47"><draw:image xlink:href="Pictures/100000000000000600000002970F9C8A6EDD542D.png" xlink:type="simple" xlink:show="embed" xlink:actuate="onLoad" loext:mime-type="image/png"/></draw:frame><draw:frame draw:style-name="fr2" draw:name="Picture 55" text:anchor-type="char" svg:x="9.377cm" svg:y="-3.283cm" svg:width="0.079cm" svg:height="0.041cm" draw:z-index="48"><draw:image xlink:href="Pictures/100000000000000600000002970F9C8A6EDD542D.png" xlink:type="simple" xlink:show="embed" xlink:actuate="onLoad" loext:mime-type="image/png"/></draw:frame><draw:frame draw:style-name="fr2" draw:name="Picture 56" text:anchor-type="char" svg:x="9.536cm" svg:y="-3.283cm" svg:width="0.079cm" svg:height="0.041cm" draw:z-index="49"><draw:image xlink:href="Pictures/100000000000000600000002970F9C8A6EDD542D.png" xlink:type="simple" xlink:show="embed" xlink:actuate="onLoad" loext:mime-type="image/png"/></draw:frame><draw:frame draw:style-name="fr2" draw:name="Picture 57" text:anchor-type="char" svg:x="9.694cm" svg:y="-3.283cm" svg:width="0.079cm" svg:height="0.041cm" draw:z-index="50"><draw:image xlink:href="Pictures/100000000000000600000002970F9C8A6EDD542D.png" xlink:type="simple" xlink:show="embed" xlink:actuate="onLoad" loext:mime-type="image/png"/></draw:frame><draw:frame draw:style-name="fr2" draw:name="Picture 58" text:anchor-type="char" svg:x="9.853cm" svg:y="-3.283cm" svg:width="0.079cm" svg:height="0.041cm" draw:z-index="51"><draw:image xlink:href="Pictures/100000000000000600000002970F9C8A6EDD542D.png" xlink:type="simple" xlink:show="embed" xlink:actuate="onLoad" loext:mime-type="image/png"/></draw:frame><draw:frame draw:style-name="fr2" draw:name="Picture 59" text:anchor-type="char" svg:x="10.012cm" svg:y="-3.283cm" svg:width="0.079cm" svg:height="0.041cm" draw:z-index="52"><draw:image xlink:href="Pictures/100000000000000600000002970F9C8A6EDD542D.png" xlink:type="simple" xlink:show="embed" xlink:actuate="onLoad" loext:mime-type="image/png"/></draw:frame><draw:frame draw:style-name="fr2" draw:name="Picture 60" text:anchor-type="char" svg:x="10.171cm" svg:y="-3.283cm" svg:width="0.079cm" svg:height="0.041cm" draw:z-index="53"><draw:image xlink:href="Pictures/100000000000000600000002970F9C8A6EDD542D.png" xlink:type="simple" xlink:show="embed" xlink:actuate="onLoad" loext:mime-type="image/png"/></draw:frame><draw:frame draw:style-name="fr2" draw:name="Picture 61" text:anchor-type="char" svg:x="10.329cm" svg:y="-3.283cm" svg:width="0.079cm" svg:height="0.041cm" draw:z-index="54"><draw:image xlink:href="Pictures/100000000000000600000002970F9C8A6EDD542D.png" xlink:type="simple" xlink:show="embed" xlink:actuate="onLoad" loext:mime-type="image/png"/></draw:frame><draw:frame draw:style-name="fr2" draw:name="Picture 62" text:anchor-type="char" svg:x="10.488cm" svg:y="-3.283cm" svg:width="0.079cm" svg:height="0.041cm" draw:z-index="55"><draw:image xlink:href="Pictures/100000000000000600000002970F9C8A6EDD542D.png" xlink:type="simple" xlink:show="embed" xlink:actuate="onLoad" loext:mime-type="image/png"/></draw:frame><draw:frame draw:style-name="fr2" draw:name="Picture 63" text:anchor-type="char" svg:x="10.647cm" svg:y="-3.283cm" svg:width="0.079cm" svg:height="0.041cm" draw:z-index="56"><draw:image xlink:href="Pictures/100000000000000600000002970F9C8A6EDD542D.png" xlink:type="simple" xlink:show="embed" xlink:actuate="onLoad" loext:mime-type="image/png"/></draw:frame><draw:frame draw:style-name="fr2" draw:name="Picture 64" text:anchor-type="char" svg:x="10.806cm" svg:y="-3.283cm" svg:width="0.079cm" svg:height="0.041cm" draw:z-index="58"><draw:image xlink:href="Pictures/100000000000000600000002970F9C8A6EDD542D.png" xlink:type="simple" xlink:show="embed" xlink:actuate="onLoad" loext:mime-type="image/png"/></draw:frame><draw:frame draw:style-name="fr2" draw:name="Picture 65" text:anchor-type="char" svg:x="10.964cm" svg:y="-3.283cm" svg:width="0.079cm" svg:height="0.041cm" draw:z-index="60"><draw:image xlink:href="Pictures/100000000000000600000002970F9C8A6EDD542D.png" xlink:type="simple" xlink:show="embed" xlink:actuate="onLoad" loext:mime-type="image/png"/></draw:frame><draw:frame draw:style-name="fr2" draw:name="Picture 66" text:anchor-type="char" svg:x="11.123cm" svg:y="-3.283cm" svg:width="0.079cm" svg:height="0.041cm" draw:z-index="61"><draw:image xlink:href="Pictures/100000000000000600000002970F9C8A6EDD542D.png" xlink:type="simple" xlink:show="embed" xlink:actuate="onLoad" loext:mime-type="image/png"/></draw:frame><draw:frame draw:style-name="fr2" draw:name="Picture 67" text:anchor-type="char" svg:x="11.282cm" svg:y="-3.283cm" svg:width="0.079cm" svg:height="0.041cm" draw:z-index="62"><draw:image xlink:href="Pictures/100000000000000600000002970F9C8A6EDD542D.png" xlink:type="simple" xlink:show="embed" xlink:actuate="onLoad" loext:mime-type="image/png"/></draw:frame><draw:frame draw:style-name="fr2" draw:name="Picture 68" text:anchor-type="char" svg:x="11.442cm" svg:y="-3.283cm" svg:width="0.079cm" svg:height="0.041cm" draw:z-index="63"><draw:image xlink:href="Pictures/100000000000000600000002970F9C8A6EDD542D.png" xlink:type="simple" xlink:show="embed" xlink:actuate="onLoad" loext:mime-type="image/png"/></draw:frame><draw:frame draw:style-name="fr2" draw:name="Picture 69" text:anchor-type="char" svg:x="11.601cm" svg:y="-3.283cm" svg:width="0.079cm" svg:height="0.041cm" draw:z-index="64"><draw:image xlink:href="Pictures/100000000000000600000002970F9C8A6EDD542D.png" xlink:type="simple" xlink:show="embed" xlink:actuate="onLoad" loext:mime-type="image/png"/></draw:frame><draw:frame draw:style-name="fr2" draw:name="Picture 70" text:anchor-type="char" svg:x="11.76cm" svg:y="-3.283cm" svg:width="0.079cm" svg:height="0.041cm" draw:z-index="65"><draw:image xlink:href="Pictures/100000000000000600000002970F9C8A6EDD542D.png" xlink:type="simple" xlink:show="embed" xlink:actuate="onLoad" loext:mime-type="image/png"/></draw:frame><draw:frame draw:style-name="fr2" draw:name="Picture 71" text:anchor-type="char" svg:x="11.919cm" svg:y="-3.283cm" svg:width="0.079cm" svg:height="0.041cm" draw:z-index="66"><draw:image xlink:href="Pictures/100000000000000600000002970F9C8A6EDD542D.png" xlink:type="simple" xlink:show="embed" xlink:actuate="onLoad" loext:mime-type="image/png"/></draw:frame><draw:frame draw:style-name="fr2" draw:name="Picture 72" text:anchor-type="char" svg:x="12.077cm" svg:y="-3.283cm" svg:width="0.079cm" svg:height="0.041cm" draw:z-index="67"><draw:image xlink:href="Pictures/100000000000000600000002970F9C8A6EDD542D.png" xlink:type="simple" xlink:show="embed" xlink:actuate="onLoad" loext:mime-type="image/png"/></draw:frame><draw:frame draw:style-name="fr2" draw:name="Picture 73" text:anchor-type="char" svg:x="12.236cm" svg:y="-3.283cm" svg:width="0.079cm" svg:height="0.041cm" draw:z-index="68"><draw:image xlink:href="Pictures/100000000000000600000002970F9C8A6EDD542D.png" xlink:type="simple" xlink:show="embed" xlink:actuate="onLoad" loext:mime-type="image/png"/></draw:frame><draw:frame draw:style-name="fr2" draw:name="Picture 74" text:anchor-type="char" svg:x="12.395cm" svg:y="-3.283cm" svg:width="0.079cm" svg:height="0.041cm" draw:z-index="69"><draw:image xlink:href="Pictures/100000000000000600000002970F9C8A6EDD542D.png" xlink:type="simple" xlink:show="embed" xlink:actuate="onLoad" loext:mime-type="image/png"/></draw:frame><draw:frame draw:style-name="fr2" draw:name="Picture 75" text:anchor-type="char" svg:x="12.554cm" svg:y="-3.283cm" svg:width="0.079cm" svg:height="0.041cm" draw:z-index="70"><draw:image xlink:href="Pictures/100000000000000600000002970F9C8A6EDD542D.png" xlink:type="simple" xlink:show="embed" xlink:actuate="onLoad" loext:mime-type="image/png"/></draw:frame><draw:frame draw:style-name="fr2" draw:name="Picture 76" text:anchor-type="char" svg:x="12.712cm" svg:y="-3.283cm" svg:width="0.079cm" svg:height="0.041cm" draw:z-index="71"><draw:image xlink:href="Pictures/100000000000000600000002970F9C8A6EDD542D.png" xlink:type="simple" xlink:show="embed" xlink:actuate="onLoad" loext:mime-type="image/png"/></draw:frame><draw:frame draw:style-name="fr2" draw:name="Picture 77" text:anchor-type="char" svg:x="12.871cm" svg:y="-3.283cm" svg:width="0.079cm" svg:height="0.041cm" draw:z-index="72"><draw:image xlink:href="Pictures/100000000000000600000002970F9C8A6EDD542D.png" xlink:type="simple" xlink:show="embed" xlink:actuate="onLoad" loext:mime-type="image/png"/></draw:frame><draw:frame draw:style-name="fr2" draw:name="Picture 78" text:anchor-type="char" svg:x="13.03cm" svg:y="-3.283cm" svg:width="0.079cm" svg:height="0.041cm" draw:z-index="73"><draw:image xlink:href="Pictures/100000000000000600000002970F9C8A6EDD542D.png" xlink:type="simple" xlink:show="embed" xlink:actuate="onLoad" loext:mime-type="image/png"/></draw:frame><draw:frame draw:style-name="fr2" draw:name="Picture 79" text:anchor-type="char" svg:x="13.189cm" svg:y="-3.283cm" svg:width="0.079cm" svg:height="0.041cm" draw:z-index="74"><draw:image xlink:href="Pictures/100000000000000600000002970F9C8A6EDD542D.png" xlink:type="simple" xlink:show="embed" xlink:actuate="onLoad" loext:mime-type="image/png"/></draw:frame><draw:frame draw:style-name="fr2" draw:name="Picture 80" text:anchor-type="char" svg:x="13.347cm" svg:y="-3.283cm" svg:width="0.079cm" svg:height="0.041cm" draw:z-index="75"><draw:image xlink:href="Pictures/100000000000000600000002970F9C8A6EDD542D.png" xlink:type="simple" xlink:show="embed" xlink:actuate="onLoad" loext:mime-type="image/png"/></draw:frame><draw:frame draw:style-name="fr2" draw:name="Picture 81" text:anchor-type="char" svg:x="13.508cm" svg:y="-3.283cm" svg:width="0.079cm" svg:height="0.041cm" draw:z-index="76"><draw:image xlink:href="Pictures/100000000000000600000002970F9C8A6EDD542D.png" xlink:type="simple" xlink:show="embed" xlink:actuate="onLoad" loext:mime-type="image/png"/></draw:frame><draw:frame draw:style-name="fr2" draw:name="Picture 82" text:anchor-type="char" svg:x="13.667cm" svg:y="-3.283cm" svg:width="0.079cm" svg:height="0.041cm" draw:z-index="77"><draw:image xlink:href="Pictures/100000000000000600000002970F9C8A6EDD542D.png" xlink:type="simple" xlink:show="embed" xlink:actuate="onLoad" loext:mime-type="image/png"/></draw:frame><draw:frame draw:style-name="fr2" draw:name="Picture 83" text:anchor-type="char" svg:x="13.825cm" svg:y="-3.283cm" svg:width="0.079cm" svg:height="0.041cm" draw:z-index="78"><draw:image xlink:href="Pictures/100000000000000600000002970F9C8A6EDD542D.png" xlink:type="simple" xlink:show="embed" xlink:actuate="onLoad" loext:mime-type="image/png"/></draw:frame><draw:frame draw:style-name="fr2" draw:name="Picture 84" text:anchor-type="char" svg:x="13.984cm" svg:y="-3.283cm" svg:width="0.079cm" svg:height="0.041cm" draw:z-index="79"><draw:image xlink:href="Pictures/100000000000000600000002970F9C8A6EDD542D.png" xlink:type="simple" xlink:show="embed" xlink:actuate="onLoad" loext:mime-type="image/png"/></draw:frame><draw:frame draw:style-name="fr2" draw:name="Picture 85" text:anchor-type="char" svg:x="14.143cm" svg:y="-3.283cm" svg:width="0.079cm" svg:height="0.041cm" draw:z-index="80"><draw:image xlink:href="Pictures/100000000000000600000002970F9C8A6EDD542D.png" xlink:type="simple" xlink:show="embed" xlink:actuate="onLoad" loext:mime-type="image/png"/></draw:frame><draw:frame draw:style-name="fr2" draw:name="Picture 86" text:anchor-type="char" svg:x="14.302cm" svg:y="-3.283cm" svg:width="0.079cm" svg:height="0.041cm" draw:z-index="81"><draw:image xlink:href="Pictures/100000000000000600000002970F9C8A6EDD542D.png" xlink:type="simple" xlink:show="embed" xlink:actuate="onLoad" loext:mime-type="image/png"/></draw:frame><draw:frame draw:style-name="fr2" draw:name="Picture 87" text:anchor-type="char" svg:x="14.46cm" svg:y="-3.283cm" svg:width="0.079cm" svg:height="0.041cm" draw:z-index="82"><draw:image xlink:href="Pictures/100000000000000600000002970F9C8A6EDD542D.png" xlink:type="simple" xlink:show="embed" xlink:actuate="onLoad" loext:mime-type="image/png"/></draw:frame><draw:frame draw:style-name="fr2" draw:name="Picture 88" text:anchor-type="char" svg:x="14.619cm" svg:y="-3.283cm" svg:width="0.079cm" svg:height="0.041cm" draw:z-index="83"><draw:image xlink:href="Pictures/100000000000000600000002970F9C8A6EDD542D.png" xlink:type="simple" xlink:show="embed" xlink:actuate="onLoad" loext:mime-type="image/png"/></draw:frame><draw:frame draw:style-name="fr2" draw:name="Picture 89" text:anchor-type="char" svg:x="14.778cm" svg:y="-3.283cm" svg:width="0.079cm" svg:height="0.041cm" draw:z-index="84"><draw:image xlink:href="Pictures/100000000000000600000002970F9C8A6EDD542D.png" xlink:type="simple" xlink:show="embed" xlink:actuate="onLoad" loext:mime-type="image/png"/></draw:frame><draw:frame draw:style-name="fr2" draw:name="Picture 90" text:anchor-type="char" svg:x="14.937cm" svg:y="-3.283cm" svg:width="0.079cm" svg:height="0.041cm" draw:z-index="85"><draw:image xlink:href="Pictures/100000000000000600000002970F9C8A6EDD542D.png" xlink:type="simple" xlink:show="embed" xlink:actuate="onLoad" loext:mime-type="image/png"/></draw:frame><draw:frame draw:style-name="fr2" draw:name="Picture 91" text:anchor-type="char" svg:x="15.095cm" svg:y="-3.283cm" svg:width="0.079cm" svg:height="0.041cm" draw:z-index="86"><draw:image xlink:href="Pictures/100000000000000600000002970F9C8A6EDD542D.png" xlink:type="simple" xlink:show="embed" xlink:actuate="onLoad" loext:mime-type="image/png"/></draw:frame><draw:frame draw:style-name="fr2" draw:name="Picture 92" text:anchor-type="char" svg:x="15.254cm" svg:y="-3.283cm" svg:width="0.079cm" svg:height="0.041cm" draw:z-index="87"><draw:image xlink:href="Pictures/100000000000000600000002970F9C8A6EDD542D.png" xlink:type="simple" xlink:show="embed" xlink:actuate="onLoad" loext:mime-type="image/png"/></draw:frame></text:p>
      <text:p text:style-name="P61"><text:bookmark text:name="page3"/></text:p>
      <text:p text:style-name="P35"><text:span text:style-name="T3">2. <text:s/>AZALPEN OROKORRA / DESCRIPCIÓN GENERAL</text:span></text:p>
      <text:p text:style-name="P22"/>
      <text:p text:style-name="P35"><text:span text:style-name="T3">OHARRA: H</text:span><text:span text:style-name="T26">​</text:span><text:span text:style-name="T12">EMEN </text:span><text:span text:style-name="T27">​</text:span><text:span text:style-name="T26">​</text:span><text:span text:style-name="T12">AZALPEN</text:span><text:span text:style-name="T27">​</text:span><text:span text:style-name="T26">​ </text:span><text:span text:style-name="T12">OROKORRA</text:span><text:span text:style-name="T27">​</text:span><text:span text:style-name="T26">​ </text:span><text:span text:style-name="T12">DAGO</text:span><text:span text:style-name="T3">,</text:span><text:span text:style-name="T27">​</text:span><text:span text:style-name="T3"> </text:span><text:span text:style-name="T26">​</text:span><text:span text:style-name="T12">KARPETA </text:span><text:span text:style-name="T27">​</text:span><text:span text:style-name="T26">​</text:span><text:span text:style-name="T12">KONPRIMITUAN </text:span><text:span text:style-name="T27">​</text:span><text:span text:style-name="T26">​</text:span><text:span text:style-name="T12">DENA </text:span><text:span text:style-name="T27">​</text:span><text:span text:style-name="T26">​</text:span><text:span text:style-name="T12">ONDO</text:span><text:span text:style-name="T27">​ </text:span><text:span text:style-name="T26">​</text:span><text:span text:style-name="T12">AZALDUTA</text:span><text:span text:style-name="T27">​ </text:span><text:span text:style-name="T26">​</text:span><text:span text:style-name="T12">DAGO</text:span><text:span text:style-name="T3">!</text:span><text:span text:style-name="T27">​</text:span></text:p>
      <text:p text:style-name="P35"><text:span text:style-name="T3">NOTA: </text:span><text:span text:style-name="T28">Aquí está la descripción general. En la carpeta comprimida está toda la información bien explicada!</text:span></text:p>
      <text:p text:style-name="P21"/>
      <text:p text:style-name="P17"/>
      <table:table table:name="Tabla2" table:style-name="Tabla2">
        <table:table-column table:style-name="Tabla2.A"/>
        <table:table-row table:style-name="Tabla2.1">
          <table:table-cell table:style-name="Tabla2.A1" office:value-type="string">
            <text:p text:style-name="P35"><text:span text:style-name="T2">APParen azalpen orokorrra</text:span></text:p>
          </table:table-cell>
        </table:table-row>
        <table:table-row table:style-name="Tabla2.1">
          <table:table-cell table:style-name="Tabla2.A2" office:value-type="string">
            <text:p text:style-name="P49"><text:span text:style-name="T9">Landuko den herria Laudio izango da. Aplikazioaren aurkezpena otsoaren animazioak egingo du, baita herriaren aurkezpena ere. Aplikazioa Unitate Didaktikoaren garapen fasean landuko da.</text:span></text:p>
            <text:p text:style-name="P50"/>
            <text:p text:style-name="P49"><text:span text:style-name="T9">La población que se va a trabajar es Laudio. La presentación de aplicación realizará la animación del lobo y la presentación del pueblo.</text:span></text:p>
            <text:p text:style-name="P51"/>
            <text:p text:style-name="P53"><text:span text:style-name="T9">Dena azalduta egongo da </text:span><text:span text:style-name="T26">​</text:span><text:span text:style-name="T29">Testua_Sarrera.docx</text:span><text:span text:style-name="T9"> eta </text:span><text:span text:style-name="T26">​</text:span><text:span text:style-name="T29">Testua_Laudio ezagutu.docx</text:span><text:span text:style-name="T9"> dokumentuetan.</text:span></text:p>
            <text:p text:style-name="P54"/>
            <text:p text:style-name="P53"><text:span text:style-name="T9">Está todo explicado en los documentos </text:span><text:span text:style-name="T29">Testua_Sarrera.docx</text:span><text:span text:style-name="T9"> y </text:span><text:span text:style-name="T26">​</text:span><text:span text:style-name="T29">Testua_Laudio ezagutu.docx</text:span></text:p>
            <text:p text:style-name="P52"/>
          </table:table-cell>
        </table:table-row>
      </table:table>
      <text:p text:style-name="P17"/>
      <text:p text:style-name="P17"/>
      <text:p text:style-name="P17"/>
      <table:table table:name="Tabla3" table:style-name="Tabla3">
        <table:table-column table:style-name="Tabla3.A"/>
        <table:table-column table:style-name="Tabla3.B"/>
        <table:table-row table:style-name="Tabla3.1">
          <table:table-cell table:style-name="Tabla3.A1" office:value-type="string">
            <text:p text:style-name="P35"><text:span text:style-name="T2">Zehaztasunak / Detalles</text:span></text:p>
          </table:table-cell>
          <table:table-cell table:style-name="Tabla3.A1" office:value-type="string">
            <text:p text:style-name="Standard"><text:span text:style-name="T2">BAI /EZ</text:span></text:p>
          </table:table-cell>
        </table:table-row>
        <table:table-row table:style-name="Tabla3.1">
          <table:table-cell table:style-name="Tabla3.A2" office:value-type="string">
            <text:p text:style-name="Standard"><text:span text:style-name="T9">Mapa agertu beharko da?</text:span></text:p>
          </table:table-cell>
          <table:table-cell table:style-name="Tabla3.B2" office:value-type="string">
            <text:p text:style-name="Standard"><text:span text:style-name="T19">BAI</text:span></text:p>
          </table:table-cell>
        </table:table-row>
        <table:table-row table:style-name="Tabla3.1">
          <table:table-cell table:style-name="Tabla3.A3" office:value-type="string">
            <text:p text:style-name="Standard"><text:span text:style-name="T9">GPS kontrola egongo da?</text:span></text:p>
          </table:table-cell>
          <table:table-cell table:style-name="Tabla3.B3" office:value-type="string">
            <text:p text:style-name="Standard"><text:span text:style-name="T19">BAI</text:span></text:p>
          </table:table-cell>
        </table:table-row>
      </table:table>
      <text:p text:style-name="P17"/>
      <table:table table:name="Tabla4" table:style-name="Tabla4">
        <table:table-column table:style-name="Tabla4.A"/>
        <table:table-column table:style-name="Tabla4.B"/>
        <table:table-row table:style-name="Tabla4.1">
          <table:table-cell table:style-name="Tabla4.A1" office:value-type="string">
            <text:p text:style-name="Standard"><text:span text:style-name="T2">Zeintzuk izango dira azalpenak emateko erabiliko diren baliabide motak? / Tipos de recursos a utilizar para las explicaciones.</text:span></text:p>
          </table:table-cell>
          <table:table-cell table:style-name="Tabla4.A1" office:value-type="string">
            <text:p text:style-name="Standard"><text:span text:style-name="T2">BAI /EZ</text:span></text:p>
          </table:table-cell>
        </table:table-row>
        <table:table-row table:style-name="Tabla4.1">
          <table:table-cell table:style-name="Tabla4.A2" office:value-type="string">
            <text:p text:style-name="Standard"><text:span text:style-name="T9">Audioak</text:span></text:p>
          </table:table-cell>
          <table:table-cell table:style-name="Tabla4.B2" office:value-type="string">
            <text:p text:style-name="Standard"><text:span text:style-name="T19">BAI</text:span></text:p>
          </table:table-cell>
        </table:table-row>
        <table:table-row table:style-name="Tabla4.1">
          <table:table-cell table:style-name="Tabla4.A3" office:value-type="string">
            <text:p text:style-name="Standard"><text:span text:style-name="T9">Bideoak</text:span></text:p>
          </table:table-cell>
          <table:table-cell table:style-name="Tabla4.B3" office:value-type="string">
            <text:p text:style-name="Standard"><text:span text:style-name="T19">BAI</text:span></text:p>
          </table:table-cell>
        </table:table-row>
        <table:table-row table:style-name="Tabla4.1">
          <table:table-cell table:style-name="Tabla4.A4" office:value-type="string">
            <text:p text:style-name="Standard"><text:span text:style-name="T9">Testuak</text:span></text:p>
          </table:table-cell>
          <table:table-cell table:style-name="Tabla4.B4" office:value-type="string">
            <text:p text:style-name="Standard"><text:span text:style-name="T19">BAI</text:span></text:p>
          </table:table-cell>
        </table:table-row>
        <table:table-row table:style-name="Tabla4.1">
          <table:table-cell table:style-name="Tabla4.A5" office:value-type="string">
            <text:p text:style-name="Standard"><text:span text:style-name="T9">Animazioak</text:span></text:p>
          </table:table-cell>
          <table:table-cell table:style-name="Tabla4.B5" office:value-type="string">
            <text:p text:style-name="Standard"><text:span text:style-name="T19">BAI</text:span></text:p>
          </table:table-cell>
        </table:table-row>
        <table:table-row table:style-name="Tabla4.1">
          <table:table-cell table:style-name="Tabla4.A6" office:value-type="string">
            <text:p text:style-name="Standard"><text:span text:style-name="T9">Irudiak</text:span></text:p>
          </table:table-cell>
          <table:table-cell table:style-name="Tabla4.B6" office:value-type="string">
            <text:p text:style-name="Standard"><text:span text:style-name="T19">BAI</text:span></text:p>
          </table:table-cell>
        </table:table-row>
      </table:table>
      <text:p text:style-name="P17"/>
      <text:p text:style-name="P16"/>
      <text:p text:style-name="P55"/>
      <table:table table:name="Tabla5" table:style-name="Tabla5">
        <table:table-column table:style-name="Tabla5.A"/>
        <table:table-column table:style-name="Tabla5.B"/>
        <table:table-row table:style-name="Tabla5.1">
          <table:table-cell table:style-name="Tabla5.A1" office:value-type="string">
            <text:p text:style-name="Standard"><text:span text:style-name="T5">Zeintzuk izango dira </text:span><text:span text:style-name="T7">​</text:span><text:span text:style-name="T6">jardueretan</text:span><text:span text:style-name="T7">​</text:span><text:span text:style-name="T5">erabiliko diren baliabide motak? /</text:span></text:p>
            <text:p text:style-name="Standard"><text:span text:style-name="T5">Tipos de recursos a utilizar en las actividades</text:span></text:p>
          </table:table-cell>
          <table:table-cell table:style-name="Tabla5.A1" office:value-type="string">
            <text:p text:style-name="Standard"><text:span text:style-name="T2">BAI/EZ</text:span></text:p>
          </table:table-cell>
        </table:table-row>
        <table:table-row table:style-name="Tabla5.2">
          <table:table-cell table:style-name="Tabla5.A2" office:value-type="string">
            <text:p text:style-name="Standard"><text:span text:style-name="T9">Test Galderak</text:span></text:p>
          </table:table-cell>
          <table:table-cell table:style-name="Tabla5.B2" office:value-type="string">
            <text:p text:style-name="Standard"><text:span text:style-name="T9">BAI</text:span></text:p>
          </table:table-cell>
        </table:table-row>
        <table:table-row table:style-name="Tabla5.3">
          <table:table-cell table:style-name="Tabla5.A3" office:value-type="string">
            <text:p text:style-name="Standard"><text:span text:style-name="T9">Puzzleak</text:span></text:p>
          </table:table-cell>
          <table:table-cell table:style-name="Tabla5.B3" office:value-type="string">
            <text:p text:style-name="Standard"><text:span text:style-name="T9">BAI</text:span></text:p>
          </table:table-cell>
        </table:table-row>
        <table:table-row table:style-name="Tabla5.4">
          <table:table-cell table:style-name="Tabla5.A4" office:value-type="string">
            <text:p text:style-name="Standard"><text:span text:style-name="T9">Hitz saldak / Sopa de letras</text:span></text:p>
          </table:table-cell>
          <table:table-cell table:style-name="Tabla5.B4" office:value-type="string">
            <text:p text:style-name="Standard"><text:span text:style-name="T9">BAI</text:span></text:p>
          </table:table-cell>
        </table:table-row>
        <table:table-row table:style-name="Tabla5.5">
          <table:table-cell table:style-name="Tabla5.A5" office:value-type="string">
            <text:p text:style-name="Standard"><text:span text:style-name="T9">Argazkiak aurkitu / Encontrar imágenes</text:span></text:p>
          </table:table-cell>
          <table:table-cell table:style-name="Tabla5.B5" office:value-type="string">
            <text:p text:style-name="Standard"><text:span text:style-name="T9">BAI</text:span></text:p>
          </table:table-cell>
        </table:table-row>
        <table:table-row table:style-name="Tabla5.6">
          <table:table-cell table:style-name="Tabla5.A6" office:value-type="string">
            <text:p text:style-name="Standard"><text:span text:style-name="T9">Paragrafoak bete hitzekin / Rellenar párrafos con palabras</text:span></text:p>
          </table:table-cell>
          <table:table-cell table:style-name="Tabla5.B6" office:value-type="string">
            <text:p text:style-name="Standard"><text:span text:style-name="T9">BAI</text:span></text:p>
          </table:table-cell>
        </table:table-row>
        <table:table-row table:style-name="Tabla5.7">
          <table:table-cell table:style-name="Tabla5.A7" office:value-type="string">
            <text:p text:style-name="Standard"><text:span text:style-name="T9">Mikroipuina / Microcuento</text:span></text:p>
          </table:table-cell>
          <table:table-cell table:style-name="Tabla5.B7" office:value-type="string">
            <text:p text:style-name="Standard"><text:span text:style-name="T9">BAI</text:span></text:p>
          </table:table-cell>
        </table:table-row>
        <table:table-row table:style-name="Tabla5.8">
          <table:table-cell table:style-name="Tabla5.A8" office:value-type="string">
            <text:p text:style-name="Standard"><text:span text:style-name="T9">Ipuin kontaketa / Cuenta cuento</text:span></text:p>
          </table:table-cell>
          <table:table-cell table:style-name="Tabla5.B8" office:value-type="string">
            <text:p text:style-name="Standard"><text:span text:style-name="T9">BAI</text:span></text:p>
          </table:table-cell>
        </table:table-row>
      </table:table>
      <text:p text:style-name="P17"/>
      <text:p text:style-name="P23"/>
      <text:p text:style-name="P21"><text:bookmark text:name="page4"/></text:p>
      <text:p text:style-name="P18"><text:bookmark text:name="page5"/></text:p>
      <text:p text:style-name="P35"><text:span text:style-name="T3">3. <text:s/>LANDUKO DIREN GUNE INTERESGARRIAK / ZONAS DE INTERÉS A TRABAJAR</text:span></text:p>
      <text:p text:style-name="P24"/>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58"><text:span text:style-name="T9">Lekua</text:span></text:p>
          </table:table-cell>
          <table:table-cell table:style-name="Tabla6.B1" office:value-type="string">
            <text:p text:style-name="P59"><text:span text:style-name="T9">Koordenada geografikoak</text:span></text:p>
          </table:table-cell>
          <table:table-cell table:style-name="Tabla6.C1" office:value-type="string">
            <text:p text:style-name="P29"/>
          </table:table-cell>
        </table:table-row>
        <table:table-row table:style-name="Tabla6.2">
          <table:table-cell table:style-name="Tabla6.A2" table:number-rows-spanned="2" office:value-type="string">
            <text:p text:style-name="P58"><text:span text:style-name="T9">Ermuko Andra Mari</text:span></text:p>
          </table:table-cell>
          <table:table-cell table:style-name="Tabla6.B2" office:value-type="string">
            <text:p text:style-name="P59"><text:span text:style-name="T9">43º 10’ 17.8’’ N</text:span></text:p>
          </table:table-cell>
          <table:table-cell table:style-name="Tabla6.C2" office:value-type="string">
            <text:p text:style-name="P29"/>
          </table:table-cell>
        </table:table-row>
        <table:table-row table:style-name="Tabla6.3">
          <table:covered-table-cell/>
          <table:table-cell table:style-name="Tabla6.B3" table:number-rows-spanned="2" office:value-type="string">
            <text:p text:style-name="P60"><text:span text:style-name="T9">2º 58’ 17.9’’ W</text:span></text:p>
          </table:table-cell>
          <table:table-cell table:style-name="Tabla6.C3" office:value-type="string">
            <text:p text:style-name="P29"/>
          </table:table-cell>
        </table:table-row>
        <table:table-row table:style-name="Tabla6.3">
          <table:table-cell table:style-name="Tabla6.A4" office:value-type="string">
            <text:p text:style-name="P32"/>
          </table:table-cell>
          <table:covered-table-cell/>
          <table:table-cell table:style-name="Tabla6.C4" office:value-type="string">
            <text:p text:style-name="P29"/>
          </table:table-cell>
        </table:table-row>
        <table:table-row table:style-name="Tabla6.2">
          <table:table-cell table:style-name="Tabla6.A5" table:number-rows-spanned="2" office:value-type="string">
            <text:p text:style-name="P58"><text:span text:style-name="T9">Indusketak</text:span></text:p>
          </table:table-cell>
          <table:table-cell table:style-name="Tabla6.B5" office:value-type="string">
            <text:p text:style-name="P59"><text:span text:style-name="T9">43º 10’ 18.97’’ N</text:span></text:p>
          </table:table-cell>
          <table:table-cell table:style-name="Tabla6.C5" office:value-type="string">
            <text:p text:style-name="P29"/>
          </table:table-cell>
        </table:table-row>
        <table:table-row table:style-name="Tabla6.3">
          <table:covered-table-cell/>
          <table:table-cell table:style-name="Tabla6.B6" table:number-rows-spanned="2" office:value-type="string">
            <text:p text:style-name="P60"><text:span text:style-name="T9">2º 58’ 18.46’’ W</text:span></text:p>
          </table:table-cell>
          <table:table-cell table:style-name="Tabla6.C6" office:value-type="string">
            <text:p text:style-name="P29"/>
          </table:table-cell>
        </table:table-row>
        <table:table-row table:style-name="Tabla6.3">
          <table:table-cell table:style-name="Tabla6.A7" office:value-type="string">
            <text:p text:style-name="P32"/>
          </table:table-cell>
          <table:covered-table-cell/>
          <table:table-cell table:style-name="Tabla6.C7" office:value-type="string">
            <text:p text:style-name="P29"/>
          </table:table-cell>
        </table:table-row>
        <table:table-row table:style-name="Tabla6.2">
          <table:table-cell table:style-name="Tabla6.A8" table:number-rows-spanned="2" office:value-type="string">
            <text:p text:style-name="P58"><text:span text:style-name="T9">Santa Apoloniako aztarna</text:span></text:p>
          </table:table-cell>
          <table:table-cell table:style-name="Tabla6.B8" office:value-type="string">
            <text:p text:style-name="P59"><text:span text:style-name="T9">43º 10’ 9.7’’ N</text:span></text:p>
          </table:table-cell>
          <table:table-cell table:style-name="Tabla6.C8" office:value-type="string">
            <text:p text:style-name="P29"/>
          </table:table-cell>
        </table:table-row>
        <table:table-row table:style-name="Tabla6.3">
          <table:covered-table-cell/>
          <table:table-cell table:style-name="Tabla6.B9" table:number-rows-spanned="2" office:value-type="string">
            <text:p text:style-name="P60"><text:span text:style-name="T9">2º 58’ 8’’ W</text:span></text:p>
          </table:table-cell>
          <table:table-cell table:style-name="Tabla6.C9" office:value-type="string">
            <text:p text:style-name="P29"/>
          </table:table-cell>
        </table:table-row>
        <table:table-row table:style-name="Tabla6.3">
          <table:table-cell table:style-name="Tabla6.A10" office:value-type="string">
            <text:p text:style-name="P32"/>
          </table:table-cell>
          <table:covered-table-cell/>
          <table:table-cell table:style-name="Tabla6.C10" office:value-type="string">
            <text:p text:style-name="P29"/>
          </table:table-cell>
        </table:table-row>
        <table:table-row table:style-name="Tabla6.2">
          <table:table-cell table:style-name="Tabla6.A11" table:number-rows-spanned="2" office:value-type="string">
            <text:p text:style-name="P58"><text:span text:style-name="T9">Lezeagako sorgina</text:span></text:p>
          </table:table-cell>
          <table:table-cell table:style-name="Tabla6.B11" office:value-type="string">
            <text:p text:style-name="P59"><text:span text:style-name="T9">43º 9’ 22.72’’ N</text:span></text:p>
          </table:table-cell>
          <table:table-cell table:style-name="Tabla6.C11" office:value-type="string">
            <text:p text:style-name="P29"/>
          </table:table-cell>
        </table:table-row>
        <table:table-row table:style-name="Tabla6.3">
          <table:covered-table-cell/>
          <table:table-cell table:style-name="Tabla6.B12" table:number-rows-spanned="2" office:value-type="string">
            <text:p text:style-name="P60"><text:span text:style-name="T9">2º 58’ 15.62’’ W</text:span></text:p>
          </table:table-cell>
          <table:table-cell table:style-name="Tabla6.C12" office:value-type="string">
            <text:p text:style-name="P29"/>
          </table:table-cell>
        </table:table-row>
        <table:table-row table:style-name="Tabla6.3">
          <table:table-cell table:style-name="Tabla6.A13" office:value-type="string">
            <text:p text:style-name="P32"/>
          </table:table-cell>
          <table:covered-table-cell/>
          <table:table-cell table:style-name="Tabla6.C13" office:value-type="string">
            <text:p text:style-name="P29"/>
          </table:table-cell>
        </table:table-row>
        <table:table-row table:style-name="Tabla6.2">
          <table:table-cell table:style-name="Tabla6.A14" table:number-rows-spanned="2" office:value-type="string">
            <text:p text:style-name="P58"><text:span text:style-name="T9">Etxebarri baserria</text:span></text:p>
          </table:table-cell>
          <table:table-cell table:style-name="Tabla6.B14" office:value-type="string">
            <text:p text:style-name="P59"><text:span text:style-name="T9">43º 8’ 18.63’’ N</text:span></text:p>
          </table:table-cell>
          <table:table-cell table:style-name="Tabla6.C14" office:value-type="string">
            <text:p text:style-name="P29"/>
          </table:table-cell>
        </table:table-row>
        <table:table-row table:style-name="Tabla6.3">
          <table:covered-table-cell/>
          <table:table-cell table:style-name="Tabla6.B15" table:number-rows-spanned="2" office:value-type="string">
            <text:p text:style-name="P60"><text:span text:style-name="T9">2º 57’ 56.49’’ W</text:span></text:p>
          </table:table-cell>
          <table:table-cell table:style-name="Tabla6.C15" office:value-type="string">
            <text:p text:style-name="P29"/>
          </table:table-cell>
        </table:table-row>
        <table:table-row table:style-name="Tabla6.3">
          <table:table-cell table:style-name="Tabla6.A16" office:value-type="string">
            <text:p text:style-name="P32"/>
          </table:table-cell>
          <table:covered-table-cell/>
          <table:table-cell table:style-name="Tabla6.C16" office:value-type="string">
            <text:p text:style-name="P29"/>
          </table:table-cell>
        </table:table-row>
        <table:table-row table:style-name="Tabla6.2">
          <table:table-cell table:style-name="Tabla6.A17" table:number-rows-spanned="2" office:value-type="string">
            <text:p text:style-name="P58"><text:span text:style-name="T9">Lamuza Parkea</text:span></text:p>
          </table:table-cell>
          <table:table-cell table:style-name="Tabla6.B17" office:value-type="string">
            <text:p text:style-name="P59"><text:span text:style-name="T9">48º 8’ 30.79’’ N</text:span></text:p>
          </table:table-cell>
          <table:table-cell table:style-name="Tabla6.C17" office:value-type="string">
            <text:p text:style-name="P29"/>
          </table:table-cell>
        </table:table-row>
        <table:table-row table:style-name="Tabla6.3">
          <table:covered-table-cell/>
          <table:table-cell table:style-name="Tabla6.B18" table:number-rows-spanned="2" office:value-type="string">
            <text:p text:style-name="P60"><text:span text:style-name="T9">2º 57’ 50.6’’ W</text:span></text:p>
          </table:table-cell>
          <table:table-cell table:style-name="Tabla6.C18" office:value-type="string">
            <text:p text:style-name="P29"/>
          </table:table-cell>
        </table:table-row>
        <table:table-row table:style-name="Tabla6.3">
          <table:table-cell table:style-name="Tabla6.A19" office:value-type="string">
            <text:p text:style-name="P32"/>
          </table:table-cell>
          <table:covered-table-cell/>
          <table:table-cell table:style-name="Tabla6.C19" office:value-type="string">
            <text:p text:style-name="P29"/>
          </table:table-cell>
        </table:table-row>
      </table:table>
      <text:list xml:id="list3948528342" text:style-name="WWNum6">
        <text:list-item>
          <text:p text:style-name="P62"><text:bookmark text:name="page6"/><text:span text:style-name="T3">GUNEA BAKOITZERAKO AKTIBITATEAK / ACTIVIDADES EN CADA PUNTO DE INTERÉS</text:span></text:p>
        </text:list-item>
      </text:list>
      <text:p text:style-name="P17"/>
      <text:p text:style-name="P17"/>
      <text:p text:style-name="P25"/>
      <text:p text:style-name="P63"><text:span text:style-name="T3">OHARRA: H</text:span><text:span text:style-name="T26">​</text:span><text:span text:style-name="T12">EMEN</text:span><text:span text:style-name="T3"> <text:s/></text:span><text:span text:style-name="T26">​</text:span><text:span text:style-name="T12">AZALPEN</text:span><text:span text:style-name="T3"> <text:s/></text:span><text:span text:style-name="T26">​</text:span><text:span text:style-name="T12">OROKORRA</text:span><text:span text:style-name="T3"> <text:s/></text:span><text:span text:style-name="T26">​</text:span><text:span text:style-name="T12">DAGO</text:span><text:span text:style-name="T3">,</text:span><text:span text:style-name="T27">​</text:span><text:span text:style-name="T3"> </text:span><text:span text:style-name="T26">​</text:span><text:span text:style-name="T12">KARPETA</text:span><text:span text:style-name="T3"> <text:s/></text:span><text:span text:style-name="T26">​</text:span><text:span text:style-name="T12">KONPRIMITUAN</text:span><text:span text:style-name="T3"> <text:s/></text:span><text:span text:style-name="T26">​</text:span><text:span text:style-name="T12">DENA</text:span><text:span text:style-name="T3"> <text:s/></text:span><text:span text:style-name="T26">​</text:span><text:span text:style-name="T12">ONDO</text:span><text:span text:style-name="T3"> <text:s/></text:span><text:span text:style-name="T26">​</text:span><text:span text:style-name="T12">AZALDUTA</text:span><text:span text:style-name="T3"> <text:s/></text:span><text:span text:style-name="T26">​</text:span><text:span text:style-name="T12">DAGO</text:span><text:span text:style-name="T3">!</text:span><text:span text:style-name="T27">​</text:span></text:p>
      <text:p text:style-name="P64"><text:span text:style-name="T3">KARPETA HORI KARPETETAN BANATUTA DAGO DENA ONDO ANTOLATUTA EGOTEKO.</text:span></text:p>
      <text:p text:style-name="P65"/>
      <text:p text:style-name="P64"><text:span text:style-name="T3">NOTA:</text:span><text:span text:style-name="T10"> Aquí hay una explicación general, en la carpeta está toda la información detalalda. Dicha carpeta está dividida en subcarpetas para una mejor organización</text:span></text:p>
      <text:p text:style-name="P21"/>
      <text:p text:style-name="P17"/>
      <text:p text:style-name="P17"/>
      <table:table table:name="Tabla7" table:style-name="Tabla7">
        <table:table-column table:style-name="Tabla7.A"/>
        <table:table-column table:style-name="Tabla7.B"/>
        <table:table-column table:style-name="Tabla7.C"/>
        <table:table-column table:style-name="Tabla7.D"/>
        <table:table-row table:style-name="Tabla7.1">
          <table:table-cell table:style-name="Tabla7.A1" table:number-columns-spanned="4" office:value-type="string">
            <text:p text:style-name="P66"><text:span text:style-name="T3">1. <text:s/>Gunea: Ermuko Andra Mari eliza</text:span></text:p>
            <text:p text:style-name="P17"/>
          </table:table-cell>
          <table:covered-table-cell/>
          <table:covered-table-cell/>
          <table:covered-table-cell/>
        </table:table-row>
        <table:table-row table:style-name="Tabla7.1">
          <table:table-cell table:style-name="Tabla7.A1" table:number-rows-spanned="2" table:number-columns-spanned="2" office:value-type="string">
            <text:p text:style-name="Standard"><text:span text:style-name="T13">Aktibitateen deskribapena / </text:span><text:span text:style-name="T16">Descripción</text:span><text:span text:style-name="T13"> de la actividad</text:span></text:p>
          </table:table-cell>
          <table:covered-table-cell/>
          <table:table-cell table:style-name="Tabla7.A1" table:number-columns-spanned="2" office:value-type="string">
            <text:p text:style-name="P8"><text:span text:style-name="T9">Fitxategiak / Ficheros</text:span></text:p>
          </table:table-cell>
          <table:covered-table-cell/>
        </table:table-row>
        <table:table-row table:style-name="Tabla7.1">
          <table:covered-table-cell/>
          <table:covered-table-cell/>
          <table:table-cell table:style-name="Tabla7.A1" office:value-type="string">
            <text:p text:style-name="P8"><text:span text:style-name="T9">Mota</text:span></text:p>
          </table:table-cell>
          <table:table-cell table:style-name="Tabla7.A1" office:value-type="string">
            <text:p text:style-name="P8"><text:span text:style-name="T9">Izena</text:span></text:p>
          </table:table-cell>
        </table:table-row>
        <table:table-row table:style-name="Tabla7.1">
          <table:table-cell table:style-name="Tabla7.A4" office:value-type="string">
            <text:p text:style-name="P33"><text:span text:style-name="T17">1</text:span></text:p>
          </table:table-cell>
          <table:table-cell table:style-name="Tabla7.B4" office:value-type="string">
            <text:p text:style-name="P33"><text:span text:style-name="T15">Hasieran, elizaren zenbait argazki ageriko dira. Hiru modutan ager daitezke argazkiak, zuek aukeratzekoa:</text:span></text:p>
            <text:p text:style-name="P33"><text:span text:style-name="T15">- Bat hasieran eta bestea testuaren ondoren</text:span></text:p>
            <text:p text:style-name="P33"><text:span text:style-name="T15">- Bi argazkiak hasieran.</text:span></text:p>
            <text:p text:style-name="P33"><text:span text:style-name="T15">- Bi argazkiak testuaren ondoren.</text:span></text:p>
            <text:p text:style-name="P11"/>
            <text:p text:style-name="P33"><text:span text:style-name="T15">Al principio saldrán 2 imágenes de la iglesia Podéis elegir como mostrarlas:</text:span></text:p>
            <text:p text:style-name="P33"><text:span text:style-name="T15">- Una al principio y otra después del texto.</text:span></text:p>
            <text:p text:style-name="P33"><text:span text:style-name="T15">- Las dos al principio</text:span></text:p>
            <text:p text:style-name="P33"><text:span text:style-name="T15">- Las dos al final</text:span></text:p>
            <text:p text:style-name="P11"/>
          </table:table-cell>
          <table:table-cell table:style-name="Tabla7.C4" office:value-type="string">
            <text:p text:style-name="P33"><text:span text:style-name="T15">Irudia</text:span></text:p>
          </table:table-cell>
          <table:table-cell table:style-name="Tabla7.D4" office:value-type="string">
            <text:p text:style-name="P33"><text:span text:style-name="T15">Irudia_Ermuko_Andra_Mari.jpeg</text:span></text:p>
            <text:p text:style-name="P33"><text:span text:style-name="T15">Irudia_Ermuko_Andra_Mari_2.jpeg</text:span></text:p>
          </table:table-cell>
        </table:table-row>
        <table:table-row table:style-name="Tabla7.1">
          <table:table-cell table:style-name="Tabla7.A5" office:value-type="string">
            <text:p text:style-name="P33"><text:span text:style-name="T17">2</text:span></text:p>
          </table:table-cell>
          <table:table-cell table:style-name="Tabla7.B5" office:value-type="string">
            <text:p text:style-name="P33"><text:span text:style-name="T15">Ondoren, Ermuko Andra Mari elizako</text:span></text:p>
            <text:p text:style-name="P33"><text:span text:style-name="T15">azalpen orokorra emango da.</text:span></text:p>
            <text:p text:style-name="P11"/>
            <text:p text:style-name="P33"><text:span text:style-name="T15">Después, se dará las explicación general de la Iglesia.</text:span></text:p>
          </table:table-cell>
          <table:table-cell table:style-name="Tabla7.C5" office:value-type="string">
            <text:p text:style-name="P33"><text:span text:style-name="T15">Testua</text:span></text:p>
          </table:table-cell>
          <table:table-cell table:style-name="Tabla7.D5" office:value-type="string">
            <text:p text:style-name="P33"><text:span text:style-name="T15">Testua_Ermuko_Andra_Mari_Eliza.docx</text:span></text:p>
          </table:table-cell>
        </table:table-row>
        <table:table-row table:style-name="Tabla7.1">
          <table:table-cell table:style-name="Tabla7.A6" office:value-type="string">
            <text:p text:style-name="P33"><text:span text:style-name="T17">3</text:span></text:p>
          </table:table-cell>
          <table:table-cell table:style-name="Tabla7.B6" office:value-type="string">
            <text:p text:style-name="P33"><text:span text:style-name="T17">Testuarekin batera, testuaren audioa egongo da.</text:span></text:p>
            <text:p text:style-name="P13"/>
            <text:p text:style-name="P33"><text:span text:style-name="T17">Junto con el texto, se escuchará el audio.</text:span></text:p>
          </table:table-cell>
          <table:table-cell table:style-name="Tabla7.C6" office:value-type="string">
            <text:p text:style-name="P33"><text:span text:style-name="T15">Audioa</text:span></text:p>
          </table:table-cell>
          <table:table-cell table:style-name="Tabla7.D6" office:value-type="string">
            <text:p text:style-name="P33"><text:span text:style-name="T17">Audioa_Ermuko_AndraMari_eliza.m4a</text:span></text:p>
          </table:table-cell>
        </table:table-row>
        <table:table-row table:style-name="Tabla7.1">
          <table:table-cell table:style-name="Tabla7.A7" office:value-type="string">
            <text:p text:style-name="P33"><text:span text:style-name="T17">4</text:span></text:p>
          </table:table-cell>
          <table:table-cell table:style-name="Tabla7.B7" office:value-type="string">
            <text:p text:style-name="P33"><text:span text:style-name="T17">Behean, jarduera joateko botoi bat egongo da. Bertan, beste hiru botoi agertuko dira (erraza, normala eta zaila). Lehenengoa amaitzean atzera bueltatzeko aukera izan behar dute hurrengoa egiteko, eta horrela, hiru mailak egin arte.</text:span></text:p>
            <text:p text:style-name="P13"/>
            <text:p text:style-name="P33"><text:span text:style-name="T17">Debajo, habrá un botón para ir a la actividad (Puzzle). Pueden elegir el </text:span><text:soft-page-break/><text:span text:style-name="T17">nivel de dificultad (fácil, normal y difícil). Después de acabar cada uno de ellos pueden volver al final para hacer el siguiente, y así hasta completar los 3 niveles.</text:span></text:p>
          </table:table-cell>
          <table:table-cell table:style-name="Tabla7.C7" office:value-type="string">
            <text:p text:style-name="P33"><text:span text:style-name="T15">Testua</text:span></text:p>
          </table:table-cell>
          <table:table-cell table:style-name="Tabla7.D7" office:value-type="string">
            <text:p text:style-name="P33"><text:span text:style-name="T15">Testua_Jarduera_Puzzlea.docx</text:span></text:p>
          </table:table-cell>
        </table:table-row>
        <table:table-row table:style-name="Tabla7.1">
          <table:table-cell table:style-name="Tabla7.A8" office:value-type="string">
            <text:p text:style-name="P33"><text:span text:style-name="T17">5</text:span></text:p>
          </table:table-cell>
          <table:table-cell table:style-name="Tabla7.B8" office:value-type="string">
            <text:p text:style-name="P33"><text:span text:style-name="T17">Jardueran erabiliko diren irudiak.</text:span></text:p>
            <text:p text:style-name="P13"/>
            <text:p text:style-name="P33"><text:span text:style-name="T17">Imágenes que se utilizarán en la actividad.</text:span></text:p>
          </table:table-cell>
          <table:table-cell table:style-name="Tabla7.C8" office:value-type="string">
            <text:p text:style-name="P33"><text:span text:style-name="T15">Irudia</text:span></text:p>
          </table:table-cell>
          <table:table-cell table:style-name="Tabla7.D8" office:value-type="string">
            <text:p text:style-name="P33"><text:span text:style-name="T17">Lehenengo_puzzlea(erraza).jpeg</text:span></text:p>
            <text:p text:style-name="P33"><text:span text:style-name="T17">Bigarren puzzlea(normala).jpeg</text:span></text:p>
            <text:p text:style-name="P33"><text:span text:style-name="T17">Hirugarren_puzzlea(zaila).jpeg</text:span><text:bookmark text:name="_GoBack"/></text:p>
          </table:table-cell>
        </table:table-row>
      </table:table>
      <text:p text:style-name="P17"/>
      <text:p text:style-name="P16"/>
      <text:p text:style-name="P56"/>
      <table:table table:name="Tabla8" table:style-name="Tabla8">
        <table:table-column table:style-name="Tabla8.A"/>
        <table:table-column table:style-name="Tabla8.B"/>
        <table:table-column table:style-name="Tabla8.C"/>
        <table:table-column table:style-name="Tabla8.D"/>
        <table:table-row table:style-name="Tabla8.1">
          <table:table-cell table:style-name="Tabla8.A1" table:number-columns-spanned="4" office:value-type="string">
            <text:p text:style-name="P66"><text:span text:style-name="T3">2. <text:s/>Gunea: Indusketak (Excavaciones)</text:span></text:p>
            <text:p text:style-name="P17"/>
          </table:table-cell>
          <table:covered-table-cell/>
          <table:covered-table-cell/>
          <table:covered-table-cell/>
        </table:table-row>
        <table:table-row table:style-name="Tabla8.1">
          <table:table-cell table:style-name="Tabla8.A1" table:number-rows-spanned="2" table:number-columns-spanned="2" office:value-type="string">
            <text:p text:style-name="Standard"><text:span text:style-name="T13">Aktibitateen deskribapena / </text:span><text:span text:style-name="T16">Descripción</text:span><text:span text:style-name="T13"> de la actividad</text:span></text:p>
          </table:table-cell>
          <table:covered-table-cell/>
          <table:table-cell table:style-name="Tabla8.A1" table:number-columns-spanned="2" office:value-type="string">
            <text:p text:style-name="P8"><text:span text:style-name="T9">Fitxategiak / Ficheros</text:span></text:p>
          </table:table-cell>
          <table:covered-table-cell/>
        </table:table-row>
        <table:table-row table:style-name="Tabla8.1">
          <table:covered-table-cell/>
          <table:covered-table-cell/>
          <table:table-cell table:style-name="Tabla8.A1" office:value-type="string">
            <text:p text:style-name="P8"><text:span text:style-name="T9">Mota</text:span></text:p>
          </table:table-cell>
          <table:table-cell table:style-name="Tabla8.A1" office:value-type="string">
            <text:p text:style-name="P8"><text:span text:style-name="T9">Izena</text:span></text:p>
          </table:table-cell>
        </table:table-row>
        <table:table-row table:style-name="Tabla8.1">
          <table:table-cell table:style-name="Tabla8.A4" office:value-type="string">
            <text:p text:style-name="P33"><text:span text:style-name="T17">1</text:span></text:p>
          </table:table-cell>
          <table:table-cell table:style-name="Tabla8.B4" office:value-type="string">
            <text:p text:style-name="P33"><text:span text:style-name="T15">Hasieran indusketaren argazkia aterako da.</text:span></text:p>
            <text:p text:style-name="P11"/>
            <text:p text:style-name="P33"><text:span text:style-name="T15">Al principio se mostrará la imagen de Indusketak.</text:span></text:p>
          </table:table-cell>
          <table:table-cell table:style-name="Tabla8.C4" office:value-type="string">
            <text:p text:style-name="P33"><text:span text:style-name="T15">Irudia</text:span></text:p>
          </table:table-cell>
          <table:table-cell table:style-name="Tabla8.D4" office:value-type="string">
            <text:p text:style-name="P33"><text:span text:style-name="T15">Irudia_Indusketa.jpeg</text:span></text:p>
          </table:table-cell>
        </table:table-row>
        <table:table-row table:style-name="Tabla8.1">
          <table:table-cell table:style-name="Tabla8.A5" office:value-type="string">
            <text:p text:style-name="P33"><text:span text:style-name="T17">2</text:span></text:p>
          </table:table-cell>
          <table:table-cell table:style-name="Tabla8.B5" office:value-type="string">
            <text:p text:style-name="P33"><text:span text:style-name="T15">Ondoren, bertan egindako indusketen azalpen orokorra emango da.</text:span></text:p>
            <text:p text:style-name="P11"/>
            <text:p text:style-name="P33"><text:span text:style-name="T15">Después se dará la explicación general de las excavaciones.</text:span></text:p>
          </table:table-cell>
          <table:table-cell table:style-name="Tabla8.C5" office:value-type="string">
            <text:p text:style-name="P33"><text:span text:style-name="T15">Testua</text:span></text:p>
          </table:table-cell>
          <table:table-cell table:style-name="Tabla8.D5" office:value-type="string">
            <text:p text:style-name="P33"><text:span text:style-name="T15">Testua_Indusketak.docx</text:span></text:p>
          </table:table-cell>
        </table:table-row>
        <table:table-row table:style-name="Tabla8.1">
          <table:table-cell table:style-name="Tabla8.A6" office:value-type="string">
            <text:p text:style-name="P33"><text:span text:style-name="T17">3</text:span></text:p>
          </table:table-cell>
          <table:table-cell table:style-name="Tabla8.B6" office:value-type="string">
            <text:p text:style-name="P33"><text:span text:style-name="T17">Testuarekin batera, audioa egongo da.</text:span></text:p>
            <text:p text:style-name="P13"/>
            <text:p text:style-name="P33"><text:span text:style-name="T17">Junto con el texto se escuchará el audio.</text:span></text:p>
          </table:table-cell>
          <table:table-cell table:style-name="Tabla8.C6" office:value-type="string">
            <text:p text:style-name="P33"><text:span text:style-name="T15">Audioa</text:span></text:p>
          </table:table-cell>
          <table:table-cell table:style-name="Tabla8.D6" office:value-type="string">
            <text:p text:style-name="P33"><text:span text:style-name="T17">Audioa_Indusketak.m4a</text:span></text:p>
          </table:table-cell>
        </table:table-row>
        <table:table-row table:style-name="Tabla8.1">
          <table:table-cell table:style-name="Tabla8.A7" office:value-type="string">
            <text:p text:style-name="P33"><text:span text:style-name="T17">4</text:span></text:p>
          </table:table-cell>
          <table:table-cell table:style-name="Tabla8.B7" office:value-type="string">
            <text:p text:style-name="P33"><text:span text:style-name="T17">Testuaren ondoren botoi bat agertuko da jarduerara joateko. Jarduera hori test galderak izango dira.</text:span></text:p>
            <text:p text:style-name="P13"/>
            <text:p text:style-name="P33"><text:span text:style-name="T17">Después de la explicación se mostrará un botón para ir a la actividad. (Preguntas Test)</text:span></text:p>
          </table:table-cell>
          <table:table-cell table:style-name="Tabla8.C7" office:value-type="string">
            <text:p text:style-name="P33"><text:span text:style-name="T15">Testua</text:span></text:p>
          </table:table-cell>
          <table:table-cell table:style-name="Tabla8.D7" office:value-type="string">
            <text:p text:style-name="P33"><text:span text:style-name="T15">Testua_Jarduera_Test_galderak.docx</text:span></text:p>
          </table:table-cell>
        </table:table-row>
      </table:table>
      <text:p text:style-name="P26"/>
      <text:p text:style-name="P26"/>
      <text:p text:style-name="P26"/>
      <text:p text:style-name="P26"/>
      <text:p text:style-name="P26"/>
      <text:p text:style-name="P26"/>
      <text:p text:style-name="P26"/>
      <text:p text:style-name="P16"/>
      <text:p text:style-name="P56"/>
      <text:p text:style-name="P26"/>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p text:style-name="P66"><text:span text:style-name="T3">3. <text:s/>Gunea: Santa Apoloniako aztarna</text:span></text:p>
            <text:p text:style-name="P17"/>
          </table:table-cell>
          <table:covered-table-cell/>
          <table:covered-table-cell/>
          <table:covered-table-cell/>
        </table:table-row>
        <table:table-row table:style-name="Tabla9.1">
          <table:table-cell table:style-name="Tabla9.A1" table:number-rows-spanned="2" table:number-columns-spanned="2" office:value-type="string">
            <text:p text:style-name="Standard"><text:span text:style-name="T13">Aktibitateen deskribapena / </text:span><text:span text:style-name="T16">Descripción</text:span><text:span text:style-name="T13"> de la actividad</text:span></text:p>
          </table:table-cell>
          <table:covered-table-cell/>
          <table:table-cell table:style-name="Tabla9.A1" table:number-columns-spanned="2" office:value-type="string">
            <text:p text:style-name="P8"><text:span text:style-name="T9">Fitxategiak / Ficheros</text:span></text:p>
          </table:table-cell>
          <table:covered-table-cell/>
        </table:table-row>
        <table:table-row table:style-name="Tabla9.1">
          <table:covered-table-cell/>
          <table:covered-table-cell/>
          <table:table-cell table:style-name="Tabla9.A1" office:value-type="string">
            <text:p text:style-name="P8"><text:span text:style-name="T9">Mota</text:span></text:p>
          </table:table-cell>
          <table:table-cell table:style-name="Tabla9.A1" office:value-type="string">
            <text:p text:style-name="P8"><text:span text:style-name="T9">Izena</text:span></text:p>
          </table:table-cell>
        </table:table-row>
        <table:table-row table:style-name="Tabla9.1">
          <table:table-cell table:style-name="Tabla9.A4" office:value-type="string">
            <text:p text:style-name="P33"><text:span text:style-name="T18">1</text:span></text:p>
          </table:table-cell>
          <table:table-cell table:style-name="Tabla9.B4" office:value-type="string">
            <text:p text:style-name="P33"><text:span text:style-name="T13">Hasieran, San Antonioko ermitaren eta aztarnaren irudiak agertuko dira.</text:span></text:p>
            <text:p text:style-name="P33"><text:span text:style-name="T13">Hiru aukera izango dituzue irudiak ipintzeko:</text:span></text:p>
            <text:p text:style-name="P33"><text:span text:style-name="T13">- Argazkiak hasieran.</text:span></text:p>
            <text:p text:style-name="P33"><text:span text:style-name="T13">- Argazkiak hasieran, testuan zehar eta amaieran.</text:span></text:p>
            <text:p text:style-name="P33"><text:span text:style-name="T13">- Argazkiak amaieran.</text:span></text:p>
            <text:p text:style-name="P33"><text:span text:style-name="T13">Argazkiak moztu ahal dira enkoadratzeko.</text:span></text:p>
            <text:p text:style-name="P12"/>
            <text:p text:style-name="P33"><text:span text:style-name="T13">Al principio, se mostarán la imágenes de la hermita y los restos. Tenéis 3 opciones para poner la imágenes:</text:span></text:p>
            <text:p text:style-name="P33"><text:span text:style-name="T13">- Imágenes al principio</text:span></text:p>
            <text:p text:style-name="P33"><text:span text:style-name="T13">- Imágenes al principio, durante el texto y al final.</text:span></text:p>
            <text:p text:style-name="P33"><text:span text:style-name="T13">- Imágenes al final.</text:span></text:p>
            <text:p text:style-name="P33"><text:span text:style-name="T13">Las imágenes se pueden cortar para encuadrarlas.</text:span></text:p>
          </table:table-cell>
          <table:table-cell table:style-name="Tabla9.C4" office:value-type="string">
            <text:p text:style-name="P33"><text:span text:style-name="T13">Irudia</text:span></text:p>
          </table:table-cell>
          <table:table-cell table:style-name="Tabla9.D4" office:value-type="string">
            <text:p text:style-name="P33"><text:span text:style-name="T13">Irudia_Iturria.jpeg</text:span></text:p>
            <text:p text:style-name="P33"><text:span text:style-name="T13">Irudia_San_Antonio_ermita.jpeg</text:span></text:p>
            <text:p text:style-name="P33"><text:span text:style-name="T13">Irudia_Aztarna.jpeg</text:span></text:p>
            <text:p text:style-name="P33"><text:span text:style-name="T13">Irudia_Aztarna_Gertu.jpeg</text:span></text:p>
          </table:table-cell>
        </table:table-row>
        <table:table-row table:style-name="Tabla9.1">
          <table:table-cell table:style-name="Tabla9.A5" office:value-type="string">
            <text:p text:style-name="P33"><text:span text:style-name="T18">2</text:span></text:p>
          </table:table-cell>
          <table:table-cell table:style-name="Tabla9.B5" office:value-type="string">
            <text:p text:style-name="P33"><text:span text:style-name="T13">Ondoren, lekuko azalpen orokorra emango da.</text:span></text:p>
            <text:p text:style-name="P12"/>
            <text:p text:style-name="P33"><text:span text:style-name="T15">Después se dará la explicación general del lugar.</text:span></text:p>
          </table:table-cell>
          <table:table-cell table:style-name="Tabla9.C5" office:value-type="string">
            <text:p text:style-name="P33"><text:span text:style-name="T13">Testua</text:span></text:p>
          </table:table-cell>
          <table:table-cell table:style-name="Tabla9.D5" office:value-type="string">
            <text:p text:style-name="P33"><text:span text:style-name="T13">Testua_Santa_Apolonia_aztarna.docx</text:span></text:p>
          </table:table-cell>
        </table:table-row>
        <table:table-row table:style-name="Tabla9.1">
          <table:table-cell table:style-name="Tabla9.A6" office:value-type="string">
            <text:p text:style-name="P33"><text:span text:style-name="T18">3</text:span></text:p>
          </table:table-cell>
          <table:table-cell table:style-name="Tabla9.B6" office:value-type="string">
            <text:p text:style-name="P33"><text:span text:style-name="T17">Testuarekin batera, audioa egongo da.</text:span></text:p>
            <text:p text:style-name="P13"/>
            <text:p text:style-name="P33"><text:span text:style-name="T17">Junto con el texto se escuchará el audio.</text:span></text:p>
          </table:table-cell>
          <table:table-cell table:style-name="Tabla9.C6" office:value-type="string">
            <text:p text:style-name="P33"><text:span text:style-name="T13">Audioa</text:span></text:p>
          </table:table-cell>
          <table:table-cell table:style-name="Tabla9.D6" office:value-type="string">
            <text:p text:style-name="P33"><text:span text:style-name="T18">Audioa_Santa_Apolonia_aztarna.m4a</text:span></text:p>
          </table:table-cell>
        </table:table-row>
        <table:table-row table:style-name="Tabla9.1">
          <table:table-cell table:style-name="Tabla9.A7" office:value-type="string">
            <text:p text:style-name="P33"><text:span text:style-name="T18">4</text:span></text:p>
          </table:table-cell>
          <table:table-cell table:style-name="Tabla9.B7" office:value-type="string">
            <text:p text:style-name="P33"><text:span text:style-name="T18">Behean, botoi bat edukiko dute ipuin kontaketa bat entzuteko kondairaren inguruan.</text:span></text:p>
            <text:p text:style-name="P14"/>
            <text:p text:style-name="P33"><text:span text:style-name="T18">Debajo tendrán un botón para escuchar el cuento sobre la leyenda/fábula</text:span></text:p>
          </table:table-cell>
          <table:table-cell table:style-name="Tabla9.C7" office:value-type="string">
            <text:p text:style-name="P33"><text:span text:style-name="T13">Testua</text:span></text:p>
          </table:table-cell>
          <table:table-cell table:style-name="Tabla9.D7" office:value-type="string">
            <text:p text:style-name="P33"><text:span text:style-name="T13">Testua_Kondaira.docx</text:span></text:p>
          </table:table-cell>
        </table:table-row>
        <table:table-row table:style-name="Tabla9.1">
          <table:table-cell table:style-name="Tabla9.A8" office:value-type="string">
            <text:p text:style-name="P33"><text:span text:style-name="T18">5</text:span></text:p>
          </table:table-cell>
          <table:table-cell table:style-name="Tabla9.B8" office:value-type="string">
            <text:p text:style-name="P33"><text:span text:style-name="T18">Kondairako audioa.</text:span></text:p>
            <text:p text:style-name="P14"/>
            <text:p text:style-name="P33"><text:span text:style-name="T18">Audio de la leyenda/fábula</text:span></text:p>
          </table:table-cell>
          <table:table-cell table:style-name="Tabla9.C8" office:value-type="string">
            <text:p text:style-name="P33"><text:span text:style-name="T13">Audioa</text:span></text:p>
          </table:table-cell>
          <table:table-cell table:style-name="Tabla9.D8" office:value-type="string">
            <text:p text:style-name="P33"><text:span text:style-name="T13">Audioa_Kondaira.m4a</text:span></text:p>
          </table:table-cell>
        </table:table-row>
      </table:table>
      <text:p text:style-name="P26"/>
      <text:p text:style-name="P26"/>
      <text:p text:style-name="P26"/>
      <text:p text:style-name="P26"/>
      <text:p text:style-name="P26"/>
      <text:p text:style-name="P16"/>
      <text:p text:style-name="P56"/>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table:number-columns-spanned="4" office:value-type="string">
            <text:p text:style-name="P66"><text:span text:style-name="T3">4. <text:s/>Gunea: Lezeagako sorgina</text:span></text:p>
            <text:p text:style-name="P17"/>
          </table:table-cell>
          <table:covered-table-cell/>
          <table:covered-table-cell/>
          <table:covered-table-cell/>
        </table:table-row>
        <table:table-row table:style-name="Tabla10.1">
          <table:table-cell table:style-name="Tabla10.A1" table:number-rows-spanned="2" table:number-columns-spanned="2" office:value-type="string">
            <text:p text:style-name="Standard"><text:span text:style-name="T13">Aktibitateen deskribapena / </text:span><text:span text:style-name="T16">Descripción</text:span><text:span text:style-name="T13"> de la actividad</text:span></text:p>
          </table:table-cell>
          <table:covered-table-cell/>
          <table:table-cell table:style-name="Tabla10.A1" table:number-columns-spanned="2" office:value-type="string">
            <text:p text:style-name="P8"><text:span text:style-name="T9">Fitxategiak / Ficheros</text:span></text:p>
          </table:table-cell>
          <table:covered-table-cell/>
        </table:table-row>
        <table:table-row table:style-name="Tabla10.1">
          <table:covered-table-cell/>
          <table:covered-table-cell/>
          <table:table-cell table:style-name="Tabla10.A1" office:value-type="string">
            <text:p text:style-name="P8"><text:span text:style-name="T9">Mota</text:span></text:p>
          </table:table-cell>
          <table:table-cell table:style-name="Tabla10.A1" office:value-type="string">
            <text:p text:style-name="P8"><text:span text:style-name="T9">Izena</text:span></text:p>
          </table:table-cell>
        </table:table-row>
        <table:table-row table:style-name="Tabla10.1">
          <table:table-cell table:style-name="Tabla10.A4" office:value-type="string">
            <text:p text:style-name="P33"><text:span text:style-name="T18">1</text:span></text:p>
          </table:table-cell>
          <table:table-cell table:style-name="Tabla10.B4" office:value-type="string">
            <text:p text:style-name="P33"><text:span text:style-name="T13">Hasieran, gune honen inguruko bi argazki agertuko dira.</text:span></text:p>
            <text:p text:style-name="P12"/>
            <text:p text:style-name="P33"><text:span text:style-name="T13">Al principio se mostrarán dos imágenes sobre el lugar.</text:span></text:p>
          </table:table-cell>
          <table:table-cell table:style-name="Tabla10.C4" office:value-type="string">
            <text:p text:style-name="P33"><text:span text:style-name="T13">Irudia</text:span></text:p>
          </table:table-cell>
          <table:table-cell table:style-name="Tabla10.D4" office:value-type="string">
            <text:p text:style-name="P33"><text:span text:style-name="T13">Irudia_Kobazuloa.jpeg</text:span></text:p>
            <text:p text:style-name="P33"><text:span text:style-name="T13">Irudia_Kobazuloa_Urrun.jpeg</text:span></text:p>
            <text:p text:style-name="P33"><text:span text:style-name="T13">Irudia_Lezeagakosorgina (Iturria:Eitb).jpg</text:span></text:p>
          </table:table-cell>
        </table:table-row>
        <table:table-row table:style-name="Tabla10.1">
          <table:table-cell table:style-name="Tabla10.A5" office:value-type="string">
            <text:p text:style-name="P33"><text:span text:style-name="T18">2</text:span></text:p>
          </table:table-cell>
          <table:table-cell table:style-name="Tabla10.B5" office:value-type="string">
            <text:p text:style-name="P33"><text:span text:style-name="T13">Ondoren, kondaira azaltzen duen testu bat egongo da.</text:span></text:p>
            <text:p text:style-name="P12"/>
            <text:p text:style-name="P33"><text:span text:style-name="T13">Después se mostrará un texto con la explicación de la leyenda</text:span></text:p>
          </table:table-cell>
          <table:table-cell table:style-name="Tabla10.C5" office:value-type="string">
            <text:p text:style-name="P33"><text:span text:style-name="T13">Testua</text:span></text:p>
          </table:table-cell>
          <table:table-cell table:style-name="Tabla10.D5" office:value-type="string">
            <text:p text:style-name="P33"><text:span text:style-name="T13">Testua_Lezeagako sorgina.docx</text:span></text:p>
          </table:table-cell>
        </table:table-row>
        <table:table-row table:style-name="Tabla10.1">
          <table:table-cell table:style-name="Tabla10.A6" office:value-type="string">
            <text:p text:style-name="P33"><text:span text:style-name="T18">3</text:span></text:p>
          </table:table-cell>
          <table:table-cell table:style-name="Tabla10.B6" office:value-type="string">
            <text:p text:style-name="P33"><text:span text:style-name="T17">Testuarekin batera, audioa egongo da.</text:span></text:p>
            <text:p text:style-name="P13"/>
            <text:p text:style-name="P33"><text:span text:style-name="T17">Junto con el texto se escuchará el audio.</text:span></text:p>
          </table:table-cell>
          <table:table-cell table:style-name="Tabla10.C6" office:value-type="string">
            <text:p text:style-name="P33"><text:span text:style-name="T13">Audioa</text:span></text:p>
          </table:table-cell>
          <table:table-cell table:style-name="Tabla10.D6" office:value-type="string">
            <text:p text:style-name="P33"><text:span text:style-name="T18">Audioa_Lezeagako Sorgina.m4a</text:span></text:p>
          </table:table-cell>
        </table:table-row>
        <table:table-row table:style-name="Tabla10.1">
          <table:table-cell table:style-name="Tabla10.A7" office:value-type="string">
            <text:p text:style-name="P33"><text:span text:style-name="T18">4</text:span></text:p>
          </table:table-cell>
          <table:table-cell table:style-name="Tabla10.B7" office:value-type="string">
            <text:p text:style-name="P33"><text:span text:style-name="T17">Testuaren ondoren botoi bat agertuko da jarduerara joateko. </text:span></text:p>
            <text:p text:style-name="P13"/>
            <text:p text:style-name="P33"><text:span text:style-name="T17">Después de la explicación se mostrará un botón para ir a la actividad.</text:span></text:p>
          </table:table-cell>
          <table:table-cell table:style-name="Tabla10.C7" office:value-type="string">
            <text:p text:style-name="P33"><text:span text:style-name="T13">Testua</text:span></text:p>
          </table:table-cell>
          <table:table-cell table:style-name="Tabla10.D7" office:value-type="string">
            <text:p text:style-name="P33"><text:span text:style-name="T13">Testua_Jarduera_Hitza bete.docx</text:span></text:p>
          </table:table-cell>
        </table:table-row>
      </table:table>
      <text:p text:style-name="P26"/>
      <text:p text:style-name="P26"/>
      <text:p text:style-name="P26"/>
      <text:p text:style-name="P26"/>
      <text:p text:style-name="P26"/>
      <text:p text:style-name="P16"/>
      <text:p text:style-name="P56"/>
      <text:p text:style-name="P26"/>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table:number-columns-spanned="4" office:value-type="string">
            <text:p text:style-name="P66"><text:bookmark text:name="page7"/><text:bookmark text:name="page9"/><text:bookmark text:name="page8"/><text:span text:style-name="T3">5. <text:s/></text:span><text:span text:style-name="T4">Gunea: Etxebarri baserria</text:span></text:p>
            <text:p text:style-name="P17"/>
          </table:table-cell>
          <table:covered-table-cell/>
          <table:covered-table-cell/>
          <table:covered-table-cell/>
        </table:table-row>
        <table:table-row table:style-name="Tabla11.1">
          <table:table-cell table:style-name="Tabla11.A1" table:number-rows-spanned="2" table:number-columns-spanned="2" office:value-type="string">
            <text:p text:style-name="Standard"><text:span text:style-name="T13">Aktibitateen deskribapena / </text:span><text:span text:style-name="T16">Descripción</text:span><text:span text:style-name="T13"> de la actividad</text:span></text:p>
          </table:table-cell>
          <table:covered-table-cell/>
          <table:table-cell table:style-name="Tabla11.A1" table:number-columns-spanned="2" office:value-type="string">
            <text:p text:style-name="P8"><text:span text:style-name="T9">Fitxategiak / Ficheros</text:span></text:p>
          </table:table-cell>
          <table:covered-table-cell/>
        </table:table-row>
        <table:table-row table:style-name="Tabla11.1">
          <table:covered-table-cell/>
          <table:covered-table-cell/>
          <table:table-cell table:style-name="Tabla11.A1" office:value-type="string">
            <text:p text:style-name="P8"><text:span text:style-name="T9">Mota</text:span></text:p>
          </table:table-cell>
          <table:table-cell table:style-name="Tabla11.A1" office:value-type="string">
            <text:p text:style-name="P8"><text:span text:style-name="T9">Izena</text:span></text:p>
          </table:table-cell>
        </table:table-row>
        <table:table-row table:style-name="Tabla11.1">
          <table:table-cell table:style-name="Tabla11.A4" office:value-type="string">
            <text:p text:style-name="P33"><text:span text:style-name="T18">1</text:span></text:p>
          </table:table-cell>
          <table:table-cell table:style-name="Tabla11.B4" office:value-type="string">
            <text:p text:style-name="P33"><text:span text:style-name="T13">Hasieran, leku honen inguruko argazkiak agertuko dira. Hiru modutan ager daitezke argazkiak, zuek aukeratzekoa:</text:span></text:p>
            <text:p text:style-name="P33"><text:span text:style-name="T13">- <text:s text:c="2"/>Bat hasieran eta bestea testuaren ondoren.</text:span></text:p>
            <text:p text:style-name="P33"><text:span text:style-name="T13">- Bi argazkiak hasieran.</text:span></text:p>
            <text:p text:style-name="P33"><text:span text:style-name="T13">- Bi argazkiak testuaren <text:tab/>ondoren.</text:span></text:p>
            <text:p text:style-name="P12"/>
            <text:p text:style-name="P33"><text:span text:style-name="T13">Al principio, se mostarán la imágenes del lugar. Tenéis 3 opciones para poner la imágenes:</text:span></text:p>
            <text:p text:style-name="P33"><text:span text:style-name="T13">- Imágenes al principio</text:span></text:p>
            <text:p text:style-name="P33"><text:span text:style-name="T13">- Imágenes al principio, durante el texto y al final.</text:span></text:p>
            <text:p text:style-name="P33"><text:span text:style-name="T13">- Imágenes al final.</text:span></text:p>
          </table:table-cell>
          <table:table-cell table:style-name="Tabla11.C4" office:value-type="string">
            <text:p text:style-name="P33"><text:span text:style-name="T13">Irudia</text:span></text:p>
          </table:table-cell>
          <table:table-cell table:style-name="Tabla11.D4" office:value-type="string">
            <text:p text:style-name="P33"><text:span text:style-name="T13">Irudia_Pinturak(Iturria: ElCorreo).jpg</text:span></text:p>
            <text:p text:style-name="P33"><text:span text:style-name="T13">Irudia_Etxebarri_baserria (Iturria:</text:span></text:p>
            <text:p text:style-name="P33"><text:span text:style-name="T13">El Correo).jpg</text:span></text:p>
          </table:table-cell>
        </table:table-row>
        <table:table-row table:style-name="Tabla11.1">
          <table:table-cell table:style-name="Tabla11.A5" office:value-type="string">
            <text:p text:style-name="P33"><text:span text:style-name="T18">2</text:span></text:p>
          </table:table-cell>
          <table:table-cell table:style-name="Tabla11.B5" office:value-type="string">
            <text:p text:style-name="P33"><text:span text:style-name="T13">Ondoren, lekuko azalpen bat agertuko da.</text:span></text:p>
            <text:p text:style-name="P12"/>
            <text:p text:style-name="P33"><text:span text:style-name="T13">Después se mostrará un texto con la explicación de la leyenda</text:span></text:p>
          </table:table-cell>
          <table:table-cell table:style-name="Tabla11.C5" office:value-type="string">
            <text:p text:style-name="P33"><text:span text:style-name="T13">Testua</text:span></text:p>
          </table:table-cell>
          <table:table-cell table:style-name="Tabla11.D5" office:value-type="string">
            <text:p text:style-name="P33"><text:span text:style-name="T13">Testua_Etxebarri_baserria.docx</text:span></text:p>
          </table:table-cell>
        </table:table-row>
        <table:table-row table:style-name="Tabla11.1">
          <table:table-cell table:style-name="Tabla11.A6" office:value-type="string">
            <text:p text:style-name="P33"><text:span text:style-name="T18">3</text:span></text:p>
          </table:table-cell>
          <table:table-cell table:style-name="Tabla11.B6" office:value-type="string">
            <text:p text:style-name="P33"><text:span text:style-name="T18">Azalpen hori testuarekin joango da.</text:span></text:p>
            <text:p text:style-name="P14"/>
            <text:p text:style-name="P33"><text:span text:style-name="T17">Junto con el texto se escuchará el audio.</text:span></text:p>
          </table:table-cell>
          <table:table-cell table:style-name="Tabla11.C6" office:value-type="string">
            <text:p text:style-name="P33"><text:span text:style-name="T13">Audioa</text:span></text:p>
          </table:table-cell>
          <table:table-cell table:style-name="Tabla11.D6" office:value-type="string">
            <text:p text:style-name="P33"><text:span text:style-name="T18">Audioa_Etxebarri_baserria.m4a</text:span></text:p>
          </table:table-cell>
        </table:table-row>
        <table:table-row table:style-name="Tabla11.1">
          <table:table-cell table:style-name="Tabla11.A7" office:value-type="string">
            <text:p text:style-name="P33"><text:span text:style-name="T18">4</text:span></text:p>
          </table:table-cell>
          <table:table-cell table:style-name="Tabla11.B7" office:value-type="string">
            <text:p text:style-name="P33"><text:span text:style-name="T17">Testuaren ondoren botoi bat agertuko da jarduerara joateko. </text:span></text:p>
            <text:p text:style-name="P13"/>
            <text:p text:style-name="P33"><text:span text:style-name="T17">Después de la explicación se mostrará un botón para ir a la actividad.</text:span></text:p>
          </table:table-cell>
          <table:table-cell table:style-name="Tabla11.C7" office:value-type="string">
            <text:p text:style-name="P33"><text:span text:style-name="T13">Testua</text:span></text:p>
          </table:table-cell>
          <table:table-cell table:style-name="Tabla11.D7" office:value-type="string">
            <text:p text:style-name="P33"><text:span text:style-name="T13">Testua_Jarduera__Ipuina.docx</text:span></text:p>
          </table:table-cell>
        </table:table-row>
      </table:table>
      <text:p text:style-name="P27"/>
      <text:p text:style-name="P16"/>
      <text:p text:style-name="P57"/>
      <table:table table:name="Tabla12" table:style-name="Tabla12">
        <table:table-column table:style-name="Tabla12.A"/>
        <table:table-column table:style-name="Tabla12.B"/>
        <table:table-column table:style-name="Tabla12.C"/>
        <table:table-column table:style-name="Tabla12.D"/>
        <table:table-row table:style-name="Tabla12.1">
          <table:table-cell table:style-name="Tabla12.A1" table:number-columns-spanned="4" office:value-type="string">
            <text:p text:style-name="P66"><text:span text:style-name="T3">6. <text:s/></text:span><text:span text:style-name="T4">Gunea: </text:span><text:span text:style-name="T3">Lamuza Parkea</text:span></text:p>
            <text:p text:style-name="P17"/>
          </table:table-cell>
          <table:covered-table-cell/>
          <table:covered-table-cell/>
          <table:covered-table-cell/>
        </table:table-row>
        <table:table-row table:style-name="Tabla12.1">
          <table:table-cell table:style-name="Tabla12.A1" table:number-rows-spanned="2" table:number-columns-spanned="2" office:value-type="string">
            <text:p text:style-name="Standard"><text:span text:style-name="T13">Aktibitateen deskribapena / </text:span><text:span text:style-name="T16">Descripción</text:span><text:span text:style-name="T13"> de la actividad</text:span></text:p>
          </table:table-cell>
          <table:covered-table-cell/>
          <table:table-cell table:style-name="Tabla12.A1" table:number-columns-spanned="2" office:value-type="string">
            <text:p text:style-name="P8"><text:span text:style-name="T9">Fitxategiak / Ficheros</text:span></text:p>
          </table:table-cell>
          <table:covered-table-cell/>
        </table:table-row>
        <table:table-row table:style-name="Tabla12.1">
          <table:covered-table-cell/>
          <table:covered-table-cell/>
          <table:table-cell table:style-name="Tabla12.A1" office:value-type="string">
            <text:p text:style-name="P8"><text:span text:style-name="T9">Mota</text:span></text:p>
          </table:table-cell>
          <table:table-cell table:style-name="Tabla12.A1" office:value-type="string">
            <text:p text:style-name="P8"><text:span text:style-name="T9">Izena</text:span></text:p>
          </table:table-cell>
        </table:table-row>
        <table:table-row table:style-name="Tabla12.1">
          <table:table-cell table:style-name="Tabla12.A4" office:value-type="string">
            <text:p text:style-name="P33"><text:span text:style-name="T18">1</text:span></text:p>
          </table:table-cell>
          <table:table-cell table:style-name="Tabla12.B4" office:value-type="string">
            <text:p text:style-name="P33"><text:span text:style-name="T13">Hasieran, parkearen irudia agertuko da.</text:span></text:p>
            <text:p text:style-name="P12"/>
            <text:p text:style-name="P33"><text:span text:style-name="T13">Al principio se mostrará la imagen del parque.</text:span></text:p>
          </table:table-cell>
          <table:table-cell table:style-name="Tabla12.C4" office:value-type="string">
            <text:p text:style-name="P33"><text:span text:style-name="T13">Irudia</text:span></text:p>
          </table:table-cell>
          <table:table-cell table:style-name="Tabla12.D4" office:value-type="string">
            <text:p text:style-name="P33"><text:span text:style-name="T13">Irudia_LamuzaParkea (Iturria:Zuin).jpg</text:span></text:p>
          </table:table-cell>
        </table:table-row>
        <table:table-row table:style-name="Tabla12.1">
          <table:table-cell table:style-name="Tabla12.A5" office:value-type="string">
            <text:p text:style-name="P33"><text:span text:style-name="T18">2</text:span></text:p>
          </table:table-cell>
          <table:table-cell table:style-name="Tabla12.B5" office:value-type="string">
            <text:p text:style-name="P33"><text:span text:style-name="T13">Ondoren, leku honen inguruko informazioa agertuko da.</text:span></text:p>
            <text:p text:style-name="P12"/>
            <text:p text:style-name="P33"><text:span text:style-name="T13">Después se mostrará un texto con la información del lugar.</text:span></text:p>
          </table:table-cell>
          <table:table-cell table:style-name="Tabla12.C5" office:value-type="string">
            <text:p text:style-name="P33"><text:span text:style-name="T13">Testua</text:span></text:p>
          </table:table-cell>
          <table:table-cell table:style-name="Tabla12.D5" office:value-type="string">
            <text:p text:style-name="P33"><text:span text:style-name="T13">Testua_LamuzaParkea.docx</text:span></text:p>
          </table:table-cell>
        </table:table-row>
        <table:table-row table:style-name="Tabla12.1">
          <table:table-cell table:style-name="Tabla12.A6" office:value-type="string">
            <text:p text:style-name="P33"><text:span text:style-name="T18">3</text:span></text:p>
          </table:table-cell>
          <table:table-cell table:style-name="Tabla12.B6" office:value-type="string">
            <text:p text:style-name="P33"><text:span text:style-name="T17">Testuarekin batera, audioa egongo da.</text:span></text:p>
            <text:p text:style-name="P13"/>
            <text:p text:style-name="P33"><text:span text:style-name="T17">Junto con el texto se escuchará el audio.</text:span></text:p>
          </table:table-cell>
          <table:table-cell table:style-name="Tabla12.C6" office:value-type="string">
            <text:p text:style-name="P33"><text:span text:style-name="T13">Audioa</text:span></text:p>
          </table:table-cell>
          <table:table-cell table:style-name="Tabla12.D6" office:value-type="string">
            <text:p text:style-name="P33"><text:span text:style-name="T18">Audioa_LamuzaParkea.m4a</text:span></text:p>
          </table:table-cell>
        </table:table-row>
        <table:table-row table:style-name="Tabla12.1">
          <table:table-cell table:style-name="Tabla12.A7" office:value-type="string">
            <text:p text:style-name="P33"><text:span text:style-name="T18">4</text:span></text:p>
          </table:table-cell>
          <table:table-cell table:style-name="Tabla12.B7" office:value-type="string">
            <text:p text:style-name="P33"><text:span text:style-name="T17">Testuaren ondoren botoi bat agertuko da jarduerara joateko. </text:span></text:p>
            <text:p text:style-name="P13"/>
            <text:p text:style-name="P33"><text:span text:style-name="T17">Después de la explicación se mostrará un botón para ir a la actividad.</text:span></text:p>
          </table:table-cell>
          <table:table-cell table:style-name="Tabla12.C7" office:value-type="string">
            <text:p text:style-name="P33"><text:span text:style-name="T13">Testua</text:span></text:p>
          </table:table-cell>
          <table:table-cell table:style-name="Tabla12.D7" office:value-type="string">
            <text:p text:style-name="P33"><text:span text:style-name="T13">Testua_Jarduera_Argazkiakbilatu.docx</text:span></text:p>
          </table:table-cell>
        </table:table-row>
      </table:table>
      <text:p text:style-name="P27"/>
      <text:p text:style-name="P16"/>
      <text:p text:style-name="P57"/>
      <table:table table:name="Tabla13" table:style-name="Tabla13">
        <table:table-column table:style-name="Tabla13.A"/>
        <table:table-column table:style-name="Tabla13.B"/>
        <table:table-column table:style-name="Tabla13.C"/>
        <table:table-column table:style-name="Tabla13.D"/>
        <table:table-row table:style-name="Tabla13.1">
          <table:table-cell table:style-name="Tabla13.A1" table:number-columns-spanned="4" office:value-type="string">
            <text:p text:style-name="P8"><text:span text:style-name="T3">7. <text:s/></text:span><text:span text:style-name="T4">Gunea: </text:span><text:span text:style-name="T3">Dolumin barikua (Viernes de Dolores *Festivo en Laudio)</text:span></text:p>
            <text:p text:style-name="P17"/>
          </table:table-cell>
          <table:covered-table-cell/>
          <table:covered-table-cell/>
          <table:covered-table-cell/>
        </table:table-row>
        <table:table-row table:style-name="Tabla13.1">
          <table:table-cell table:style-name="Tabla13.A1" table:number-rows-spanned="2" table:number-columns-spanned="2" office:value-type="string">
            <text:p text:style-name="Standard"><text:span text:style-name="T13">Aktibitateen deskribapena / </text:span><text:span text:style-name="T16">Descripción</text:span><text:span text:style-name="T13"> de la actividad</text:span></text:p>
          </table:table-cell>
          <table:covered-table-cell/>
          <table:table-cell table:style-name="Tabla13.A1" table:number-columns-spanned="2" office:value-type="string">
            <text:p text:style-name="P8"><text:span text:style-name="T9">Fitxategiak / Ficheros</text:span></text:p>
          </table:table-cell>
          <table:covered-table-cell/>
        </table:table-row>
        <table:table-row table:style-name="Tabla13.1">
          <table:covered-table-cell/>
          <table:covered-table-cell/>
          <table:table-cell table:style-name="Tabla13.A1" office:value-type="string">
            <text:p text:style-name="P8"><text:span text:style-name="T9">Mota</text:span></text:p>
          </table:table-cell>
          <table:table-cell table:style-name="Tabla13.A1" office:value-type="string">
            <text:p text:style-name="P8"><text:span text:style-name="T9">Izena</text:span></text:p>
          </table:table-cell>
        </table:table-row>
        <table:table-row table:style-name="Tabla13.1">
          <table:table-cell table:style-name="Tabla13.A4" office:value-type="string">
            <text:p text:style-name="P33"><text:span text:style-name="T18">1</text:span></text:p>
          </table:table-cell>
          <table:table-cell table:style-name="Tabla13.B4" office:value-type="string">
            <text:p text:style-name="P33"><text:span text:style-name="T13">Hasieran, honen inguruko irudi batzuk agertuko dira, iraganekoak eta gaur egungokoak.</text:span></text:p>
            <text:p text:style-name="P12"/>
            <text:p text:style-name="P33"><text:span text:style-name="T13">Al principio, aparecerán una serie de imaǵenes del pasado y de hoy sobre dicho día.</text:span></text:p>
          </table:table-cell>
          <table:table-cell table:style-name="Tabla13.C4" office:value-type="string">
            <text:p text:style-name="P33"><text:span text:style-name="T13">Irudia</text:span></text:p>
          </table:table-cell>
          <table:table-cell table:style-name="Tabla13.D4" office:value-type="string">
            <text:p text:style-name="P33"><text:span text:style-name="T13">Irudia_DoluminBarikua_Iragana (Iturria: Zuin).jpg</text:span></text:p>
            <text:p text:style-name="P33"><text:span text:style-name="T13">Irudia_DoluminBarikua_Behiak (Iturria: Eitb).jpg</text:span></text:p>
            <text:p text:style-name="P33"><text:span text:style-name="T13">Irudia_DoluminBarikua_Azoka (Iturria: Eitb).jpg</text:span></text:p>
          </table:table-cell>
        </table:table-row>
        <table:table-row table:style-name="Tabla13.1">
          <table:table-cell table:style-name="Tabla13.A5" office:value-type="string">
            <text:p text:style-name="P33"><text:span text:style-name="T18">2</text:span></text:p>
          </table:table-cell>
          <table:table-cell table:style-name="Tabla13.B5" office:value-type="string">
            <text:p text:style-name="P33"><text:span text:style-name="T13">Ondoren, feriako azalpen txiki bat</text:span></text:p>
            <text:p text:style-name="P33"><text:span text:style-name="T13">egongo da.</text:span></text:p>
            <text:p text:style-name="P12"/>
            <text:p text:style-name="P33"><text:span text:style-name="T13">Después, habrá una pequeña descripción sobre la feria.</text:span></text:p>
          </table:table-cell>
          <table:table-cell table:style-name="Tabla13.C5" office:value-type="string">
            <text:p text:style-name="P33"><text:span text:style-name="T13">Testua</text:span></text:p>
          </table:table-cell>
          <table:table-cell table:style-name="Tabla13.D5" office:value-type="string">
            <text:p text:style-name="P33"><text:span text:style-name="T13">Testua_Dolumin_barikua.docx</text:span></text:p>
          </table:table-cell>
        </table:table-row>
        <table:table-row table:style-name="Tabla13.1">
          <table:table-cell table:style-name="Tabla13.A6" office:value-type="string">
            <text:p text:style-name="P33"><text:span text:style-name="T18">3</text:span></text:p>
          </table:table-cell>
          <table:table-cell table:style-name="Tabla13.B6" office:value-type="string">
            <text:p text:style-name="P33"><text:span text:style-name="T17">Testuarekin batera, audioa egongo da.</text:span></text:p>
            <text:p text:style-name="P13"/>
            <text:p text:style-name="P33"><text:span text:style-name="T17">Junto con el texto se escuchará el audio.</text:span></text:p>
          </table:table-cell>
          <table:table-cell table:style-name="Tabla13.C6" office:value-type="string">
            <text:p text:style-name="P33"><text:span text:style-name="T13">Audioa</text:span></text:p>
          </table:table-cell>
          <table:table-cell table:style-name="Tabla13.D6" office:value-type="string">
            <text:p text:style-name="P33"><text:span text:style-name="T18">Audioa_Dolumin_barikua.m4a</text:span></text:p>
          </table:table-cell>
        </table:table-row>
        <table:table-row table:style-name="Tabla13.1">
          <table:table-cell table:style-name="Tabla13.A7" office:value-type="string">
            <text:p text:style-name="P33"><text:span text:style-name="T18">4</text:span></text:p>
          </table:table-cell>
          <table:table-cell table:style-name="Tabla13.B7" office:value-type="string">
            <text:p text:style-name="P33"><text:span text:style-name="T18">Ondoren, bideo txiki bat agertuko da.</text:span></text:p>
            <text:p text:style-name="P14"/>
            <text:p text:style-name="P33"><text:span text:style-name="T18">Después aparecerá un pequeño video.</text:span></text:p>
          </table:table-cell>
          <table:table-cell table:style-name="Tabla13.C7" office:value-type="string">
            <text:p text:style-name="P33"><text:span text:style-name="T13">Bideoa</text:span></text:p>
          </table:table-cell>
          <table:table-cell table:style-name="Tabla13.D7" office:value-type="string">
            <text:p text:style-name="P33"><text:span text:style-name="T13">Bideoa_Dolumin_barikua (Iturria:</text:span></text:p>
            <text:p text:style-name="P33"><text:span text:style-name="T13">Laudio TelebistaCanalLlodio).mp4</text:span></text:p>
          </table:table-cell>
        </table:table-row>
        <table:table-row table:style-name="Tabla13.1">
          <table:table-cell table:style-name="Tabla13.A8" office:value-type="string">
            <text:p text:style-name="P33"><text:span text:style-name="T18">5</text:span></text:p>
          </table:table-cell>
          <table:table-cell table:style-name="Tabla13.B8" office:value-type="string">
            <text:p text:style-name="P33"><text:span text:style-name="T17">Testuaren ondoren botoi bat agertuko da jarduerara joateko. Hitz-saldak</text:span></text:p>
            <text:p text:style-name="P13"/>
            <text:p text:style-name="P33"><text:span text:style-name="T17">Después de la explicación se mostrará un botón para ir a la actividad. Sopa de letras</text:span></text:p>
          </table:table-cell>
          <table:table-cell table:style-name="Tabla13.C8" office:value-type="string">
            <text:p text:style-name="P33"><text:span text:style-name="T13">Testua</text:span></text:p>
          </table:table-cell>
          <table:table-cell table:style-name="Tabla13.D8" office:value-type="string">
            <text:p text:style-name="P33"><text:span text:style-name="T13">Testua_Jarduera_Hitz-saldak.docx</text:span></text:p>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Gautami" svg:font-family="Gautam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Gautami1" svg:font-family="Gautam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s" fo:country="ES" style:letter-kerning="false" style:font-name-asian="F" style:font-size-asian="11pt" style:language-asian="es" style:country-asian="E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1pt" fo:language="es" fo:country="ES" style:letter-kerning="false" style:font-name-asian="F" style:font-size-asian="11pt" style:language-asian="es" style:country-asian="E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fo:color="#1155cc" style:font-name="Calibri" fo:font-family="Calibri" style:font-family-generic="roman" style:font-pitch="variable" fo:font-size="8.5pt" style:font-name-asian="Calibri1" style:font-family-asian="Calibri" style:font-family-generic-asian="system" style:font-pitch-asian="variable" style:font-size-asian="8.5pt" style:font-name-complex="Calibri1" style:font-family-complex="Calibri" style:font-family-generic-complex="system" style:font-pitch-complex="variable" style:font-size-complex="8.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text-properties style:font-name="Verdana" fo:font-size="16pt" fo:font-weight="bold" style:font-name-asian="Verdana1" style:font-size-asian="16pt" style:font-weight-asian="bold" style:font-name-complex="Verdana1" style:font-size-complex="16pt" style:font-weight-complex="bold"/>
    </style:style>
    <style:style style:name="MP2" style:family="paragraph" style:parent-style-name="Standard">
      <style:paragraph-properties fo:text-align="center" style:justify-single-word="false"/>
    </style:style>
    <style:style style:name="MP3" style:family="paragraph" style:parent-style-name="Standard">
      <style:paragraph-properties fo:line-height="0.466cm"/>
      <style:text-properties fo:font-size="12pt" style:font-size-asian="12pt" style:font-size-complex="12pt"/>
    </style:style>
    <style:style style:name="MP4" style:family="paragraph" style:parent-style-name="Standard">
      <style:paragraph-properties fo:line-height="0.035cm"/>
      <style:text-properties fo:font-size="12pt" style:font-size-asian="12pt" style:font-size-complex="12pt"/>
    </style:style>
    <style:style style:name="MP5" style:family="paragraph" style:parent-style-name="Standard">
      <style:paragraph-properties fo:line-height="0.353cm"/>
      <style:text-properties fo:font-size="12pt" style:font-size-asian="12pt" style:font-size-complex="12pt"/>
    </style:style>
    <style:style style:name="MT1" style:family="text">
      <style:text-properties style:font-name="Verdana" fo:font-size="16pt" fo:font-weight="bold" style:font-name-asian="Verdana1" style:font-size-asian="16pt" style:font-weight-asian="bold" style:font-name-complex="Verdana1" style:font-size-complex="16pt" style:font-weight-complex="bold"/>
    </style:style>
    <style:style style:name="MT2" style:family="text">
      <style:text-properties fo:font-size="12pt" style:font-name-asian="Times New Roman1" style:font-size-asian="12pt" style:font-size-complex="12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26cm" fo:page-height="29.739cm" style:num-format="1" style:print-orientation="portrait" fo:margin-top="0cm" fo:margin-bottom="2.54cm" fo:margin-left="2.54cm" fo:margin-right="2.54cm" style:writing-mode="lr-tb" style:layout-grid-color="#c0c0c0" style:layout-grid-lines="2336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838cm" fo:margin-left="0cm" fo:margin-right="0cm" fo:margin-bottom="3.738cm" style:dynamic-spacing="true"/>
      </style:header-style>
      <style:footer-style/>
    </style:page-layout>
    <style:page-layout style:name="Mpm2">
      <style:page-layout-properties fo:page-width="21.026cm" fo:page-height="29.739cm" style:num-format="1" style:print-orientation="portrait" fo:margin-top="0cm" fo:margin-bottom="2.54cm" fo:margin-left="2.328cm" fo:margin-right="2.54cm" style:writing-mode="lr-tb" style:layout-grid-color="#c0c0c0" style:layout-grid-lines="2467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28cm" fo:margin-left="0cm" fo:margin-right="0cm" fo:margin-bottom="2.429cm" style:dynamic-spacing="true"/>
      </style:header-style>
      <style:footer-style/>
    </style:page-layout>
    <style:page-layout style:name="Mpm3">
      <style:page-layout-properties fo:page-width="21.026cm" fo:page-height="29.739cm" style:num-format="1" style:print-orientation="portrait" fo:margin-top="0cm" fo:margin-bottom="2.54cm" fo:margin-left="2.54cm" fo:margin-right="2.54cm" style:writing-mode="lr-tb" style:layout-grid-color="#c0c0c0" style:layout-grid-lines="2467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28cm" fo:margin-left="0cm" fo:margin-right="0cm" fo:margin-bottom="2.429cm" style:dynamic-spacing="true"/>
      </style:header-style>
      <style:footer-style/>
    </style:page-layout>
  </office:automatic-styles>
  <office:master-styles>
    <style:master-page style:name="Standard" style:page-layout-name="Mpm1">
      <style:header>
        <text:p text:style-name="MP1"><text:bookmark text:name="page1"/></text:p>
        <text:p text:style-name="MP1"/>
        <text:p text:style-name="MP1"/>
        <text:p text:style-name="MP2"><draw:frame draw:style-name="Mfr1" draw:name="Picture 1" text:anchor-type="char" svg:x="1.272cm" svg:y="1.933cm" svg:width="3.071cm" svg:height="2.859cm" draw:z-index="57"><draw:image xlink:href="Pictures/10000200000000E8000000D83998396CCCF8B17D.png" xlink:type="simple" xlink:show="embed" xlink:actuate="onLoad" loext:mime-type="image/x-vclgraphic"/></draw:frame><draw:frame draw:style-name="Mfr1" draw:name="Picture 2" text:anchor-type="char" svg:x="16.577cm" svg:y="1.748cm" svg:width="3.417cm" svg:height="3.231cm" draw:z-index="59"><draw:image xlink:href="Pictures/10000200000000B1000000A65ECB3F2BDA2BFA85.png" xlink:type="simple" xlink:show="embed" xlink:actuate="onLoad" loext:mime-type="image/x-vclgraphic"/></draw:frame><text:span text:style-name="MT1">DidaktikAPP</text:span></text:p>
        <text:p text:style-name="MP3"/>
        <text:p text:style-name="MP2"><text:span text:style-name="MT2">Laudio bizirik</text:span></text:p>
        <text:p text:style-name="MP4"><draw:frame draw:style-name="Mfr2" draw:name="Picture 3" text:anchor-type="char" svg:x="-1.533cm" svg:y="1.314cm" svg:width="18.987cm" svg:height="0.041cm" draw:z-index="121"><draw:image xlink:href="Pictures/100000000000059B00000002E028C558D624A06F.png" xlink:type="simple" xlink:show="embed" xlink:actuate="onLoad" loext:mime-type="image/png"/></draw:frame></text:p>
        <text:p text:style-name="MP5"/>
        <text:p text:style-name="MP5"/>
        <text:p text:style-name="MP5"/>
        <text:p text:style-name="Header"/>
      </style:header>
    </style:master-page>
    <style:master-page style:name="Converted1" style:page-layout-name="Mpm2">
      <style:header>
        <text:p text:style-name="MP1"/>
        <text:p text:style-name="MP1"/>
        <text:p text:style-name="MP1"/>
        <text:p text:style-name="MP2"><draw:frame draw:style-name="Mfr1" text:anchor-type="char" svg:x="1.272cm" svg:y="1.933cm" svg:width="3.071cm" svg:height="2.859cm" draw:z-index="120"><draw:image xlink:href="Pictures/10000200000000E8000000D83998396CCCF8B17D.png" xlink:type="simple" xlink:show="embed" xlink:actuate="onLoad" loext:mime-type="image/x-vclgraphic"/></draw:frame><draw:frame draw:style-name="Mfr1" text:anchor-type="char" svg:x="16.577cm" svg:y="1.748cm" svg:width="3.417cm" svg:height="3.231cm" draw:z-index="89"><draw:image xlink:href="Pictures/10000200000000B1000000A65ECB3F2BDA2BFA85.png" xlink:type="simple" xlink:show="embed" xlink:actuate="onLoad" loext:mime-type="image/x-vclgraphic"/></draw:frame><text:span text:style-name="MT1">DidaktikAPP</text:span></text:p>
        <text:p text:style-name="MP3"/>
        <text:p text:style-name="MP2"><text:span text:style-name="MT2">Laudio bizirik</text:span></text:p>
        <text:p text:style-name="MP4"><draw:frame draw:style-name="Mfr2" text:anchor-type="char" svg:x="-1.533cm" svg:y="1.314cm" svg:width="18.987cm" svg:height="0.041cm" draw:z-index="88"><draw:image xlink:href="Pictures/100000000000059B00000002E028C558D624A06F.png" xlink:type="simple" xlink:show="embed" xlink:actuate="onLoad" loext:mime-type="image/png"/></draw:frame></text:p>
        <text:p text:style-name="MP5"/>
        <text:p text:style-name="MP5"/>
        <text:p text:style-name="MP5"/>
        <text:p text:style-name="Header"/>
      </style:header>
    </style:master-page>
    <style:master-page style:name="Converted2" style:page-layout-name="Mpm3">
      <style:header>
        <text:p text:style-name="MP1"/>
        <text:p text:style-name="MP1"/>
        <text:p text:style-name="MP1"/>
        <text:p text:style-name="MP2"><draw:frame draw:style-name="Mfr1" text:anchor-type="char" svg:x="1.272cm" svg:y="1.933cm" svg:width="3.071cm" svg:height="2.859cm" draw:z-index="119"><draw:image xlink:href="Pictures/10000200000000E8000000D83998396CCCF8B17D.png" xlink:type="simple" xlink:show="embed" xlink:actuate="onLoad" loext:mime-type="image/x-vclgraphic"/></draw:frame><draw:frame draw:style-name="Mfr1" text:anchor-type="char" svg:x="16.577cm" svg:y="1.748cm" svg:width="3.417cm" svg:height="3.231cm" draw:z-index="93"><draw:image xlink:href="Pictures/10000200000000B1000000A65ECB3F2BDA2BFA85.png" xlink:type="simple" xlink:show="embed" xlink:actuate="onLoad" loext:mime-type="image/x-vclgraphic"/></draw:frame><text:span text:style-name="MT1">DidaktikAPP</text:span></text:p>
        <text:p text:style-name="MP3"/>
        <text:p text:style-name="MP2"><text:span text:style-name="MT2">Laudio bizirik</text:span></text:p>
        <text:p text:style-name="MP4"><draw:frame draw:style-name="Mfr2" text:anchor-type="char" svg:x="-1.533cm" svg:y="1.314cm" svg:width="18.987cm" svg:height="0.041cm" draw:z-index="91"><draw:image xlink:href="Pictures/100000000000059B00000002E028C558D624A06F.png" xlink:type="simple" xlink:show="embed" xlink:actuate="onLoad" loext:mime-type="image/png"/></draw:frame></text:p>
        <text:p text:style-name="MP5"/>
        <text:p text:style-name="MP5"/>
        <text:p text:style-name="MP5"/>
        <text:p text:style-name="Header"/>
      </style:header>
    </style:master-page>
    <style:master-page style:name="Converted3" style:page-layout-name="Mpm3">
      <style:header>
        <text:p text:style-name="MP1"/>
        <text:p text:style-name="MP1"/>
        <text:p text:style-name="MP1"/>
        <text:p text:style-name="MP2"><draw:frame draw:style-name="Mfr1" text:anchor-type="char" svg:x="1.272cm" svg:y="1.933cm" svg:width="3.071cm" svg:height="2.859cm" draw:z-index="118"><draw:image xlink:href="Pictures/10000200000000E8000000D83998396CCCF8B17D.png" xlink:type="simple" xlink:show="embed" xlink:actuate="onLoad" loext:mime-type="image/x-vclgraphic"/></draw:frame><draw:frame draw:style-name="Mfr1" text:anchor-type="char" svg:x="16.577cm" svg:y="1.748cm" svg:width="3.417cm" svg:height="3.231cm" draw:z-index="110"><draw:image xlink:href="Pictures/10000200000000B1000000A65ECB3F2BDA2BFA85.png" xlink:type="simple" xlink:show="embed" xlink:actuate="onLoad" loext:mime-type="image/x-vclgraphic"/></draw:frame><text:span text:style-name="MT1">DidaktikAPP</text:span></text:p>
        <text:p text:style-name="MP3"/>
        <text:p text:style-name="MP2"><text:span text:style-name="MT2">Laudio bizirik</text:span></text:p>
        <text:p text:style-name="MP4"><draw:frame draw:style-name="Mfr2" text:anchor-type="char" svg:x="-1.533cm" svg:y="1.314cm" svg:width="18.987cm" svg:height="0.041cm" draw:z-index="102"><draw:image xlink:href="Pictures/100000000000059B00000002E028C558D624A06F.png" xlink:type="simple" xlink:show="embed" xlink:actuate="onLoad" loext:mime-type="image/png"/></draw:frame></text:p>
        <text:p text:style-name="MP5"/>
        <text:p text:style-name="MP5"/>
        <text:p text:style-name="MP5"/>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dc:creator>dm2</dc:creator>
    <meta:editing-cycles>13</meta:editing-cycles>
    <meta:creation-date>2019-11-15T07:29:00</meta:creation-date>
    <dc:date>2019-11-19T12:05:00</dc:date>
    <meta:editing-duration>PT1H49M</meta:editing-duration>
    <meta:generator>LibreOffice/6.0.7.3$Linux_X86_64 LibreOffice_project/00m0$Build-3</meta:generator>
    <meta:document-statistic meta:table-count="13" meta:image-count="98" meta:object-count="0" meta:page-count="12" meta:paragraph-count="321" meta:word-count="1373" meta:character-count="9833" meta:non-whitespace-character-count="851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